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Sans-serif" svg:font-family="Sans-serif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117.92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b0080" style:text-outline="false" style:text-line-through-style="none" style:text-line-through-type="none" style:font-name="Monospac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55858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<text:a xlink:href="https://pl.wikipedia.org/wiki/Afganistan" xlink:type="simple">Afganistan</text:a></text:p>
          </table:table-cell>
          <table:table-cell table:style-name="ce2" office:value-type="string" calcext:value-type="string">
            <text:p>Afghanistan</text:p>
          </table:table-cell>
          <table:table-cell table:style-name="ce3" office:value-type="string" calcext:value-type="string">
            <text:p><text:a xlink:href="https://pl.wikipedia.org/wiki/ISO_3166-1_alfa-2#AF" xlink:type="simple">AF</text:a></text:p>
          </table:table-cell>
          <table:table-cell table:style-name="ce4" office:value-type="string" calcext:value-type="string">
            <text:p>AFG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pl.wikipedia.org/wiki/ISO_3166-2:AF" xlink:type="simple">ISO 3166-2:AF</text:a>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formula="of:=CONCATENATE([.H1];&quot;, &quot;;[.C1];&quot;, &quot;;[.B1])" office:value-type="string" office:string-value="1, AF, Afghanistan" calcext:value-type="string">
            <text:p>1, AF, Afghani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lbania" xlink:type="simple">Albania</text:a></text:p>
          </table:table-cell>
          <table:table-cell table:style-name="ce2" office:value-type="string" calcext:value-type="string">
            <text:p>Albania</text:p>
          </table:table-cell>
          <table:table-cell table:style-name="ce3" office:value-type="string" calcext:value-type="string">
            <text:p><text:a xlink:href="https://pl.wikipedia.org/wiki/ISO_3166-1_alfa-2#AL" xlink:type="simple">AL</text:a></text:p>
          </table:table-cell>
          <table:table-cell table:style-name="ce4" office:value-type="string" calcext:value-type="string">
            <text:p>ALB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pl.wikipedia.org/wiki/ISO_3166-2:AL" xlink:type="simple">ISO 3166-2:AL</text:a>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formula="of:=CONCATENATE([.H2];&quot;, &quot;;[.C2];&quot;, &quot;;[.B2])" office:value-type="string" office:string-value="2, AL, Albania" calcext:value-type="string">
            <text:p>2, AL, Alba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lgieria" xlink:type="simple">Algieria</text:a></text:p>
          </table:table-cell>
          <table:table-cell table:style-name="ce2" office:value-type="string" calcext:value-type="string">
            <text:p>Algeria</text:p>
          </table:table-cell>
          <table:table-cell table:style-name="ce3" office:value-type="string" calcext:value-type="string">
            <text:p><text:a xlink:href="https://pl.wikipedia.org/wiki/ISO_3166-1_alfa-2#DZ" xlink:type="simple">DZ</text:a></text:p>
          </table:table-cell>
          <table:table-cell table:style-name="ce4" office:value-type="string" calcext:value-type="string">
            <text:p>DZA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s://pl.wikipedia.org/w/index.php?title=ISO_3166-2:DZ&amp;action=edit&amp;redlink=1" xlink:type="simple">ISO 3166-2:DZ</text:a>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formula="of:=CONCATENATE([.H3];&quot;, &quot;;[.C3];&quot;, &quot;;[.B3])" office:value-type="string" office:string-value="3, DZ, Algeria" calcext:value-type="string">
            <text:p>3, DZ, Alger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dora" xlink:type="simple">Andora</text:a></text:p>
          </table:table-cell>
          <table:table-cell table:style-name="ce2" office:value-type="string" calcext:value-type="string">
            <text:p>Andorra</text:p>
          </table:table-cell>
          <table:table-cell table:style-name="ce3" office:value-type="string" calcext:value-type="string">
            <text:p><text:a xlink:href="https://pl.wikipedia.org/wiki/ISO_3166-1_alfa-2#AD" xlink:type="simple">AD</text:a>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pl.wikipedia.org/wiki/ISO_3166-2:AD" xlink:type="simple">ISO 3166-2:AD</text:a>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formula="of:=CONCATENATE([.H4];&quot;, &quot;;[.C4];&quot;, &quot;;[.B4])" office:value-type="string" office:string-value="4, AD, Andorra" calcext:value-type="string">
            <text:p>4, AD, Andorr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gola" xlink:type="simple">Angola</text:a></text:p>
          </table:table-cell>
          <table:table-cell table:style-name="ce2" office:value-type="string" calcext:value-type="string">
            <text:p>Angola</text:p>
          </table:table-cell>
          <table:table-cell table:style-name="ce3" office:value-type="string" calcext:value-type="string">
            <text:p><text:a xlink:href="https://pl.wikipedia.org/wiki/ISO_3166-1_alfa-2#AO" xlink:type="simple">AO</text:a>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<text:a xlink:href="https://pl.wikipedia.org/wiki/ISO_3166-2:AO" xlink:type="simple">ISO 3166-2:AO</text:a>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formula="of:=CONCATENATE([.H5];&quot;, &quot;;[.C5];&quot;, &quot;;[.B5])" office:value-type="string" office:string-value="5, AO, Angola" calcext:value-type="string">
            <text:p>5, AO, Ango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guilla" xlink:type="simple">Anguilla</text:a></text:p>
          </table:table-cell>
          <table:table-cell table:style-name="ce2" office:value-type="string" calcext:value-type="string">
            <text:p>Anguilla</text:p>
          </table:table-cell>
          <table:table-cell table:style-name="ce3" office:value-type="string" calcext:value-type="string">
            <text:p><text:a xlink:href="https://pl.wikipedia.org/wiki/ISO_3166-1_alfa-2#AI" xlink:type="simple">AI</text:a></text:p>
          </table:table-cell>
          <table:table-cell table:style-name="ce4" office:value-type="string" calcext:value-type="string">
            <text:p>AIA</text:p>
          </table:table-cell>
          <table:table-cell table:style-name="ce4" office:value-type="float" office:value="660" calcext:value-type="float">
            <text:p>660</text:p>
          </table:table-cell>
          <table:table-cell table:style-name="ce5" office:value-type="string" calcext:value-type="string">
            <text:p><text:a xlink:href="https://pl.wikipedia.org/wiki/ISO_3166-2:AI" xlink:type="simple">ISO 3166-2:AI</text:a>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formula="of:=CONCATENATE([.H6];&quot;, &quot;;[.C6];&quot;, &quot;;[.B6])" office:value-type="string" office:string-value="6, AI, Anguilla" calcext:value-type="string">
            <text:p>6, AI, Anguil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tarktyka" xlink:type="simple">Antarktyka</text:a></text:p>
          </table:table-cell>
          <table:table-cell table:style-name="ce2" office:value-type="string" calcext:value-type="string">
            <text:p>Antarctica</text:p>
          </table:table-cell>
          <table:table-cell table:style-name="ce3" office:value-type="string" calcext:value-type="string">
            <text:p><text:a xlink:href="https://pl.wikipedia.org/wiki/ISO_3166-1_alfa-2#AQ" xlink:type="simple">AQ</text:a></text:p>
          </table:table-cell>
          <table:table-cell table:style-name="ce4" office:value-type="string" calcext:value-type="string">
            <text:p>ATA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pl.wikipedia.org/wiki/ISO_3166-2:AQ" xlink:type="simple">ISO 3166-2:AQ</text:a>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formula="of:=CONCATENATE([.H7];&quot;, &quot;;[.C7];&quot;, &quot;;[.B7])" office:value-type="string" office:string-value="7, AQ, Antarctica" calcext:value-type="string">
            <text:p>7, AQ, Antarcti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tigua_i_Barbuda" xlink:type="simple">Antigua i Barbuda</text:a></text:p>
          </table:table-cell>
          <table:table-cell table:style-name="ce2" office:value-type="string" calcext:value-type="string">
            <text:p>Antigua and Barbuda</text:p>
          </table:table-cell>
          <table:table-cell table:style-name="ce3" office:value-type="string" calcext:value-type="string">
            <text:p><text:a xlink:href="https://pl.wikipedia.org/wiki/ISO_3166-1_alfa-2#AG" xlink:type="simple">AG</text:a></text:p>
          </table:table-cell>
          <table:table-cell table:style-name="ce4" office:value-type="string" calcext:value-type="string">
            <text:p>ATG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<text:a xlink:href="https://pl.wikipedia.org/wiki/ISO_3166-2:AG" xlink:type="simple">ISO 3166-2:AG</text:a>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formula="of:=CONCATENATE([.H8];&quot;, &quot;;[.C8];&quot;, &quot;;[.B8])" office:value-type="string" office:string-value="8, AG, Antigua and Barbuda" calcext:value-type="string">
            <text:p>8, AG, Antigua and Barbu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rabia_Saudyjska" xlink:type="simple">Arabia Saudyjska</text:a></text:p>
          </table:table-cell>
          <table:table-cell table:style-name="ce2" office:value-type="string" calcext:value-type="string">
            <text:p>Saudi Arabia</text:p>
          </table:table-cell>
          <table:table-cell table:style-name="ce3" office:value-type="string" calcext:value-type="string">
            <text:p><text:a xlink:href="https://pl.wikipedia.org/wiki/ISO_3166-1_alfa-2#SA" xlink:type="simple">SA</text:a></text:p>
          </table:table-cell>
          <table:table-cell table:style-name="ce4" office:value-type="string" calcext:value-type="string">
            <text:p>SAU</text:p>
          </table:table-cell>
          <table:table-cell table:style-name="ce4" office:value-type="float" office:value="682" calcext:value-type="float">
            <text:p>682</text:p>
          </table:table-cell>
          <table:table-cell table:style-name="ce6" office:value-type="string" calcext:value-type="string">
            <text:p><text:a xlink:href="https://pl.wikipedia.org/w/index.php?title=ISO_3166-2:SA&amp;action=edit&amp;redlink=1" xlink:type="simple">ISO 3166-2:SA</text:a>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formula="of:=CONCATENATE([.H9];&quot;, &quot;;[.C9];&quot;, &quot;;[.B9])" office:value-type="string" office:string-value="9, SA, Saudi Arabia" calcext:value-type="string">
            <text:p>9, SA, Saudi Ara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rgentyna" xlink:type="simple">Argentyna</text:a></text:p>
          </table:table-cell>
          <table:table-cell table:style-name="ce2" office:value-type="string" calcext:value-type="string">
            <text:p>Argentina</text:p>
          </table:table-cell>
          <table:table-cell table:style-name="ce3" office:value-type="string" calcext:value-type="string">
            <text:p><text:a xlink:href="https://pl.wikipedia.org/wiki/ISO_3166-1_alfa-2#AR" xlink:type="simple">AR</text:a></text:p>
          </table:table-cell>
          <table:table-cell table:style-name="ce4" office:value-type="string" calcext:value-type="string">
            <text:p>ARG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<text:a xlink:href="https://pl.wikipedia.org/wiki/ISO_3166-2:AR" xlink:type="simple">ISO 3166-2:AR</text:a>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CONCATENATE([.H10];&quot;, &quot;;[.C10];&quot;, &quot;;[.B10])" office:value-type="string" office:string-value="10, AR, Argentina" calcext:value-type="string">
            <text:p>10, AR, Argenti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rmenia" xlink:type="simple">Armenia</text:a></text:p>
          </table:table-cell>
          <table:table-cell table:style-name="ce2" office:value-type="string" calcext:value-type="string">
            <text:p>Armenia</text:p>
          </table:table-cell>
          <table:table-cell table:style-name="ce3" office:value-type="string" calcext:value-type="string">
            <text:p><text:a xlink:href="https://pl.wikipedia.org/wiki/ISO_3166-1_alfa-2#AM" xlink:type="simple">AM</text:a></text:p>
          </table:table-cell>
          <table:table-cell table:style-name="ce4" office:value-type="string" calcext:value-type="string">
            <text:p>ARM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<text:a xlink:href="https://pl.wikipedia.org/wiki/ISO_3166-2:AM" xlink:type="simple">ISO 3166-2:AM</text:a>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formula="of:=CONCATENATE([.H11];&quot;, &quot;;[.C11];&quot;, &quot;;[.B11])" office:value-type="string" office:string-value="11, AM, Armenia" calcext:value-type="string">
            <text:p>11, AM, Arme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ruba" xlink:type="simple">Aruba</text:a></text:p>
          </table:table-cell>
          <table:table-cell table:style-name="ce2" office:value-type="string" calcext:value-type="string">
            <text:p>Aruba</text:p>
          </table:table-cell>
          <table:table-cell table:style-name="ce3" office:value-type="string" calcext:value-type="string">
            <text:p><text:a xlink:href="https://pl.wikipedia.org/wiki/ISO_3166-1_alfa-2#AW" xlink:type="simple">AW</text:a></text:p>
          </table:table-cell>
          <table:table-cell table:style-name="ce4" office:value-type="string" calcext:value-type="string">
            <text:p>ABW</text:p>
          </table:table-cell>
          <table:table-cell table:style-name="ce4" office:value-type="float" office:value="533" calcext:value-type="float">
            <text:p>533</text:p>
          </table:table-cell>
          <table:table-cell table:style-name="ce5" office:value-type="string" calcext:value-type="string">
            <text:p><text:a xlink:href="https://pl.wikipedia.org/wiki/ISO_3166-2:AW" xlink:type="simple">ISO 3166-2:AW</text:a>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formula="of:=CONCATENATE([.H12];&quot;, &quot;;[.C12];&quot;, &quot;;[.B12])" office:value-type="string" office:string-value="12, AW, Aruba" calcext:value-type="string">
            <text:p>12, AW, Arub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ustralia" xlink:type="simple">Australia</text:a>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string" calcext:value-type="string">
            <text:p><text:a xlink:href="https://pl.wikipedia.org/wiki/ISO_3166-1_alfa-2#AU" xlink:type="simple">AU</text:a>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<text:a xlink:href="https://pl.wikipedia.org/wiki/ISO_3166-2:AU" xlink:type="simple">ISO 3166-2:AU</text:a>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formula="of:=CONCATENATE([.H13];&quot;, &quot;;[.C13];&quot;, &quot;;[.B13])" office:value-type="string" office:string-value="13, AU, Australia" calcext:value-type="string">
            <text:p>13, AU, Austra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ustria" xlink:type="simple">Austria</text:a></text:p>
          </table:table-cell>
          <table:table-cell table:style-name="ce2" office:value-type="string" calcext:value-type="string">
            <text:p>Austria</text:p>
          </table:table-cell>
          <table:table-cell table:style-name="ce3" office:value-type="string" calcext:value-type="string">
            <text:p><text:a xlink:href="https://pl.wikipedia.org/wiki/ISO_3166-1_alfa-2#AT" xlink:type="simple">AT</text:a></text:p>
          </table:table-cell>
          <table:table-cell table:style-name="ce4" office:value-type="string" calcext:value-type="string">
            <text:p>AUT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<text:a xlink:href="https://pl.wikipedia.org/wiki/ISO_3166-2:AT" xlink:type="simple">ISO 3166-2:AT</text:a>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formula="of:=CONCATENATE([.H14];&quot;, &quot;;[.C14];&quot;, &quot;;[.B14])" office:value-type="string" office:string-value="14, AT, Austria" calcext:value-type="string">
            <text:p>14, AT, Austr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zerbejdżan" xlink:type="simple">Azerbejdżan</text:a></text:p>
          </table:table-cell>
          <table:table-cell table:style-name="ce2" office:value-type="string" calcext:value-type="string">
            <text:p>Azerbaijan</text:p>
          </table:table-cell>
          <table:table-cell table:style-name="ce3" office:value-type="string" calcext:value-type="string">
            <text:p><text:a xlink:href="https://pl.wikipedia.org/wiki/ISO_3166-1_alfa-2#AZ" xlink:type="simple">AZ</text:a></text:p>
          </table:table-cell>
          <table:table-cell table:style-name="ce4" office:value-type="string" calcext:value-type="string">
            <text:p>AZE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<text:a xlink:href="https://pl.wikipedia.org/wiki/ISO_3166-2:AZ" xlink:type="simple">ISO 3166-2:AZ</text:a>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formula="of:=CONCATENATE([.H15];&quot;, &quot;;[.C15];&quot;, &quot;;[.B15])" office:value-type="string" office:string-value="15, AZ, Azerbaijan" calcext:value-type="string">
            <text:p>15, AZ, Azerbaij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ahamy" xlink:type="simple">Bahamy</text:a></text:p>
          </table:table-cell>
          <table:table-cell table:style-name="ce2" office:value-type="string" calcext:value-type="string">
            <text:p>Bahamas</text:p>
          </table:table-cell>
          <table:table-cell table:style-name="ce3" office:value-type="string" calcext:value-type="string">
            <text:p><text:a xlink:href="https://pl.wikipedia.org/wiki/ISO_3166-1_alfa-2#BS" xlink:type="simple">BS</text:a></text:p>
          </table:table-cell>
          <table:table-cell table:style-name="ce4" office:value-type="string" calcext:value-type="string">
            <text:p>BH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a xlink:href="https://pl.wikipedia.org/w/index.php?title=ISO_3166-2:BS&amp;action=edit&amp;redlink=1" xlink:type="simple">ISO 3166-2:BS</text:a>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formula="of:=CONCATENATE([.H16];&quot;, &quot;;[.C16];&quot;, &quot;;[.B16])" office:value-type="string" office:string-value="16, BS, Bahamas" calcext:value-type="string">
            <text:p>16, BS, Baha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ahrajn" xlink:type="simple">Bahrajn</text:a></text:p>
          </table:table-cell>
          <table:table-cell table:style-name="ce2" office:value-type="string" calcext:value-type="string">
            <text:p>Bahrain</text:p>
          </table:table-cell>
          <table:table-cell table:style-name="ce3" office:value-type="string" calcext:value-type="string">
            <text:p><text:a xlink:href="https://pl.wikipedia.org/wiki/ISO_3166-1_alfa-2#BH" xlink:type="simple">BH</text:a></text:p>
          </table:table-cell>
          <table:table-cell table:style-name="ce4" office:value-type="string" calcext:value-type="string">
            <text:p>BHR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string" calcext:value-type="string">
            <text:p><text:a xlink:href="https://pl.wikipedia.org/wiki/ISO_3166-2:BH" xlink:type="simple">ISO 3166-2:BH</text:a>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formula="of:=CONCATENATE([.H17];&quot;, &quot;;[.C17];&quot;, &quot;;[.B17])" office:value-type="string" office:string-value="17, BH, Bahrain" calcext:value-type="string">
            <text:p>17, BH, Bahrai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angladesz" xlink:type="simple">Bangladesz</text:a></text:p>
          </table:table-cell>
          <table:table-cell table:style-name="ce2" office:value-type="string" calcext:value-type="string">
            <text:p>Bangladesh</text:p>
          </table:table-cell>
          <table:table-cell table:style-name="ce3" office:value-type="string" calcext:value-type="string">
            <text:p><text:a xlink:href="https://pl.wikipedia.org/wiki/ISO_3166-1_alfa-2#BD" xlink:type="simple">BD</text:a></text:p>
          </table:table-cell>
          <table:table-cell table:style-name="ce4" office:value-type="string" calcext:value-type="string">
            <text:p>BGD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<text:a xlink:href="https://pl.wikipedia.org/w/index.php?title=ISO_3166-2:BD&amp;action=edit&amp;redlink=1" xlink:type="simple">ISO 3166-2:BD</text:a>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formula="of:=CONCATENATE([.H18];&quot;, &quot;;[.C18];&quot;, &quot;;[.B18])" office:value-type="string" office:string-value="18, BD, Bangladesh" calcext:value-type="string">
            <text:p>18, BD, Banglades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arbados" xlink:type="simple">Barbados</text:a></text:p>
          </table:table-cell>
          <table:table-cell table:style-name="ce2" office:value-type="string" calcext:value-type="string">
            <text:p>Barbados</text:p>
          </table:table-cell>
          <table:table-cell table:style-name="ce3" office:value-type="string" calcext:value-type="string">
            <text:p><text:a xlink:href="https://pl.wikipedia.org/wiki/ISO_3166-1_alfa-2#BB" xlink:type="simple">BB</text:a></text:p>
          </table:table-cell>
          <table:table-cell table:style-name="ce4" office:value-type="string" calcext:value-type="string">
            <text:p>BRB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<text:a xlink:href="https://pl.wikipedia.org/wiki/ISO_3166-2:BB" xlink:type="simple">ISO 3166-2:BB</text:a>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formula="of:=CONCATENATE([.H19];&quot;, &quot;;[.C19];&quot;, &quot;;[.B19])" office:value-type="string" office:string-value="19, BB, Barbados" calcext:value-type="string">
            <text:p>19, BB, Barbado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elgia" xlink:type="simple">Belgia</text:a></text:p>
          </table:table-cell>
          <table:table-cell table:style-name="ce2" office:value-type="string" calcext:value-type="string">
            <text:p>Belgium</text:p>
          </table:table-cell>
          <table:table-cell table:style-name="ce3" office:value-type="string" calcext:value-type="string">
            <text:p><text:a xlink:href="https://pl.wikipedia.org/wiki/ISO_3166-1_alfa-2#BE" xlink:type="simple">BE</text:a></text:p>
          </table:table-cell>
          <table:table-cell table:style-name="ce4" office:value-type="string" calcext:value-type="string">
            <text:p>BEL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string" calcext:value-type="string">
            <text:p><text:a xlink:href="https://pl.wikipedia.org/wiki/ISO_3166-2:BE" xlink:type="simple">ISO 3166-2:BE</text:a>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CONCATENATE([.H20];&quot;, &quot;;[.C20];&quot;, &quot;;[.B20])" office:value-type="string" office:string-value="20, BE, Belgium" calcext:value-type="string">
            <text:p>20, BE, Belgiu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elize" xlink:type="simple">Belize</text:a></text:p>
          </table:table-cell>
          <table:table-cell table:style-name="ce2" office:value-type="string" calcext:value-type="string">
            <text:p>Belize</text:p>
          </table:table-cell>
          <table:table-cell table:style-name="ce3" office:value-type="string" calcext:value-type="string">
            <text:p><text:a xlink:href="https://pl.wikipedia.org/wiki/ISO_3166-1_alfa-2#BZ" xlink:type="simple">BZ</text:a></text:p>
          </table:table-cell>
          <table:table-cell table:style-name="ce4" office:value-type="string" calcext:value-type="string">
            <text:p>BLZ</text:p>
          </table:table-cell>
          <table:table-cell table:style-name="ce4" office:value-type="float" office:value="84" calcext:value-type="float">
            <text:p>84</text:p>
          </table:table-cell>
          <table:table-cell table:style-name="ce5" office:value-type="string" calcext:value-type="string">
            <text:p><text:a xlink:href="https://pl.wikipedia.org/wiki/ISO_3166-2:BZ" xlink:type="simple">ISO 3166-2:BZ</text:a>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formula="of:=CONCATENATE([.H21];&quot;, &quot;;[.C21];&quot;, &quot;;[.B21])" office:value-type="string" office:string-value="21, BZ, Belize" calcext:value-type="string">
            <text:p>21, BZ, Beliz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enin" xlink:type="simple">Benin</text:a></text:p>
          </table:table-cell>
          <table:table-cell table:style-name="ce2" office:value-type="string" calcext:value-type="string">
            <text:p>Benin</text:p>
          </table:table-cell>
          <table:table-cell table:style-name="ce3" office:value-type="string" calcext:value-type="string">
            <text:p><text:a xlink:href="https://pl.wikipedia.org/wiki/ISO_3166-1_alfa-2#BJ" xlink:type="simple">BJ</text:a></text:p>
          </table:table-cell>
          <table:table-cell table:style-name="ce4" office:value-type="string" calcext:value-type="string">
            <text:p>BEN</text:p>
          </table:table-cell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<text:a xlink:href="https://pl.wikipedia.org/wiki/ISO_3166-2:BJ" xlink:type="simple">ISO 3166-2:BJ</text:a>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formula="of:=CONCATENATE([.H22];&quot;, &quot;;[.C22];&quot;, &quot;;[.B22])" office:value-type="string" office:string-value="22, BJ, Benin" calcext:value-type="string">
            <text:p>22, BJ, Beni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ermudy" xlink:type="simple">Bermudy</text:a></text:p>
          </table:table-cell>
          <table:table-cell table:style-name="ce2" office:value-type="string" calcext:value-type="string">
            <text:p>Bermuda</text:p>
          </table:table-cell>
          <table:table-cell table:style-name="ce3" office:value-type="string" calcext:value-type="string">
            <text:p><text:a xlink:href="https://pl.wikipedia.org/wiki/ISO_3166-1_alfa-2#BM" xlink:type="simple">BM</text:a></text:p>
          </table:table-cell>
          <table:table-cell table:style-name="ce4" office:value-type="string" calcext:value-type="string">
            <text:p>BMU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<text:a xlink:href="https://pl.wikipedia.org/wiki/ISO_3166-2:BM" xlink:type="simple">ISO 3166-2:BM</text:a>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formula="of:=CONCATENATE([.H23];&quot;, &quot;;[.C23];&quot;, &quot;;[.B23])" office:value-type="string" office:string-value="23, BM, Bermuda" calcext:value-type="string">
            <text:p>23, BM, Bermu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hutan" xlink:type="simple">Bhutan</text:a></text:p>
          </table:table-cell>
          <table:table-cell table:style-name="ce2" office:value-type="string" calcext:value-type="string">
            <text:p>Bhutan</text:p>
          </table:table-cell>
          <table:table-cell table:style-name="ce3" office:value-type="string" calcext:value-type="string">
            <text:p><text:a xlink:href="https://pl.wikipedia.org/wiki/ISO_3166-1_alfa-2#BT" xlink:type="simple">BT</text:a></text:p>
          </table:table-cell>
          <table:table-cell table:style-name="ce4" office:value-type="string" calcext:value-type="string">
            <text:p>BTN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<text:a xlink:href="https://pl.wikipedia.org/w/index.php?title=ISO_3166-2:BT&amp;action=edit&amp;redlink=1" xlink:type="simple">ISO 3166-2:BT</text:a>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formula="of:=CONCATENATE([.H24];&quot;, &quot;;[.C24];&quot;, &quot;;[.B24])" office:value-type="string" office:string-value="24, BT, Bhutan" calcext:value-type="string">
            <text:p>24, BT, Bhu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iałoruś" xlink:type="simple">Białoruś</text:a></text:p>
          </table:table-cell>
          <table:table-cell table:style-name="ce2" office:value-type="string" calcext:value-type="string">
            <text:p>Belarus</text:p>
          </table:table-cell>
          <table:table-cell table:style-name="ce3" office:value-type="string" calcext:value-type="string">
            <text:p><text:a xlink:href="https://pl.wikipedia.org/wiki/ISO_3166-1_alfa-2#BY" xlink:type="simple">BY</text:a></text:p>
          </table:table-cell>
          <table:table-cell table:style-name="ce4" office:value-type="string" calcext:value-type="string">
            <text:p>BLR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string" calcext:value-type="string">
            <text:p><text:a xlink:href="https://pl.wikipedia.org/wiki/ISO_3166-2:BY" xlink:type="simple">ISO 3166-2:BY</text:a>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formula="of:=CONCATENATE([.H25];&quot;, &quot;;[.C25];&quot;, &quot;;[.B25])" office:value-type="string" office:string-value="25, BY, Belarus" calcext:value-type="string">
            <text:p>25, BY, Belaru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oliwia" xlink:type="simple">Boliwia</text:a></text:p>
          </table:table-cell>
          <table:table-cell table:style-name="ce2" office:value-type="string" calcext:value-type="string">
            <text:p>Bolivia, Plurinational State of</text:p>
          </table:table-cell>
          <table:table-cell table:style-name="ce3" office:value-type="string" calcext:value-type="string">
            <text:p><text:a xlink:href="https://pl.wikipedia.org/wiki/ISO_3166-1_alfa-2#BO" xlink:type="simple">BO</text:a></text:p>
          </table:table-cell>
          <table:table-cell table:style-name="ce4" office:value-type="string" calcext:value-type="string">
            <text:p>BOL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string" calcext:value-type="string">
            <text:p><text:a xlink:href="https://pl.wikipedia.org/wiki/ISO_3166-2:BO" xlink:type="simple">ISO 3166-2:BO</text:a>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formula="of:=CONCATENATE([.H26];&quot;, &quot;;[.C26];&quot;, &quot;;[.B26])" office:value-type="string" office:string-value="26, BO, Bolivia, Plurinational State of" calcext:value-type="string">
            <text:p>26, BO, Bolivia, Plurinational State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Antyle_Holenderskie" xlink:type="simple">Bonaire, Sint Eustatius i Saba</text:a></text:p>
          </table:table-cell>
          <table:table-cell table:style-name="ce2" office:value-type="string" calcext:value-type="string">
            <text:p>Bonaire, Sint Eustatius and Saba</text:p>
          </table:table-cell>
          <table:table-cell table:style-name="ce3" office:value-type="string" calcext:value-type="string">
            <text:p><text:a xlink:href="https://pl.wikipedia.org/wiki/ISO_3166-1_alfa-2#BQ" xlink:type="simple">BQ</text:a></text:p>
          </table:table-cell>
          <table:table-cell table:style-name="ce4" office:value-type="string" calcext:value-type="string">
            <text:p>BES</text:p>
          </table:table-cell>
          <table:table-cell table:style-name="ce4" office:value-type="float" office:value="535" calcext:value-type="float">
            <text:p>535</text:p>
          </table:table-cell>
          <table:table-cell table:style-name="ce5" office:value-type="string" calcext:value-type="string">
            <text:p><text:a xlink:href="https://pl.wikipedia.org/wiki/ISO_3166-2:BQ" xlink:type="simple">ISO 3166-2:BQ</text:a>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formula="of:=CONCATENATE([.H27];&quot;, &quot;;[.C27];&quot;, &quot;;[.B27])" office:value-type="string" office:string-value="27, BQ, Bonaire, Sint Eustatius and Saba" calcext:value-type="string">
            <text:p>27, BQ, Bonaire, Sint Eustatius and Sab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ośnia_i_Hercegowina" xlink:type="simple">Bośnia i Hercegowina</text:a></text:p>
          </table:table-cell>
          <table:table-cell table:style-name="ce2" office:value-type="string" calcext:value-type="string">
            <text:p>Bosnia and Herzegovina</text:p>
          </table:table-cell>
          <table:table-cell table:style-name="ce3" office:value-type="string" calcext:value-type="string">
            <text:p><text:a xlink:href="https://pl.wikipedia.org/wiki/ISO_3166-1_alfa-2#BA" xlink:type="simple">BA</text:a></text:p>
          </table:table-cell>
          <table:table-cell table:style-name="ce4" office:value-type="string" calcext:value-type="string">
            <text:p>BIH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string" calcext:value-type="string">
            <text:p><text:a xlink:href="https://pl.wikipedia.org/wiki/ISO_3166-2:BA" xlink:type="simple">ISO 3166-2:BA</text:a>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formula="of:=CONCATENATE([.H28];&quot;, &quot;;[.C28];&quot;, &quot;;[.B28])" office:value-type="string" office:string-value="28, BA, Bosnia and Herzegovina" calcext:value-type="string">
            <text:p>28, BA, Bosnia and Herzegovi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otswana" xlink:type="simple">Botswana</text:a></text:p>
          </table:table-cell>
          <table:table-cell table:style-name="ce2" office:value-type="string" calcext:value-type="string">
            <text:p>Botswana</text:p>
          </table:table-cell>
          <table:table-cell table:style-name="ce3" office:value-type="string" calcext:value-type="string">
            <text:p><text:a xlink:href="https://pl.wikipedia.org/wiki/ISO_3166-1_alfa-2#BW" xlink:type="simple">BW</text:a></text:p>
          </table:table-cell>
          <table:table-cell table:style-name="ce4" office:value-type="string" calcext:value-type="string">
            <text:p>BWA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<text:a xlink:href="https://pl.wikipedia.org/w/index.php?title=ISO_3166-2:BW&amp;action=edit&amp;redlink=1" xlink:type="simple">ISO 3166-2:BW</text:a>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formula="of:=CONCATENATE([.H29];&quot;, &quot;;[.C29];&quot;, &quot;;[.B29])" office:value-type="string" office:string-value="29, BW, Botswana" calcext:value-type="string">
            <text:p>29, BW, Botsw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razylia" xlink:type="simple">Brazylia</text:a></text:p>
          </table:table-cell>
          <table:table-cell table:style-name="ce2" office:value-type="string" calcext:value-type="string">
            <text:p>Brazil</text:p>
          </table:table-cell>
          <table:table-cell table:style-name="ce3" office:value-type="string" calcext:value-type="string">
            <text:p><text:a xlink:href="https://pl.wikipedia.org/wiki/ISO_3166-1_alfa-2#BR" xlink:type="simple">BR</text:a>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string" calcext:value-type="string">
            <text:p><text:a xlink:href="https://pl.wikipedia.org/wiki/ISO_3166-2:BR" xlink:type="simple">ISO 3166-2:BR</text:a>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CONCATENATE([.H30];&quot;, &quot;;[.C30];&quot;, &quot;;[.B30])" office:value-type="string" office:string-value="30, BR, Brazil" calcext:value-type="string">
            <text:p>30, BR, Brazi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runei" xlink:type="simple">Brunei</text:a></text:p>
          </table:table-cell>
          <table:table-cell table:style-name="ce2" office:value-type="string" calcext:value-type="string">
            <text:p>Brunei Darussalam</text:p>
          </table:table-cell>
          <table:table-cell table:style-name="ce3" office:value-type="string" calcext:value-type="string">
            <text:p><text:a xlink:href="https://pl.wikipedia.org/wiki/ISO_3166-1_alfa-2#BN" xlink:type="simple">BN</text:a></text:p>
          </table:table-cell>
          <table:table-cell table:style-name="ce4" office:value-type="string" calcext:value-type="string">
            <text:p>BRN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string" calcext:value-type="string">
            <text:p><text:a xlink:href="https://pl.wikipedia.org/wiki/ISO_3166-2:BN" xlink:type="simple">ISO 3166-2:BN</text:a>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formula="of:=CONCATENATE([.H31];&quot;, &quot;;[.C31];&quot;, &quot;;[.B31])" office:value-type="string" office:string-value="31, BN, Brunei Darussalam" calcext:value-type="string">
            <text:p>31, BN, Brunei Darussala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rytyjskie_Terytorium_Oceanu_Indyjskiego" xlink:type="simple">Brytyjskie Terytorium Oceanu Indyjskiego</text:a></text:p>
          </table:table-cell>
          <table:table-cell table:style-name="ce2" office:value-type="string" calcext:value-type="string">
            <text:p>British Indian Ocean Territory</text:p>
          </table:table-cell>
          <table:table-cell table:style-name="ce3" office:value-type="string" calcext:value-type="string">
            <text:p><text:a xlink:href="https://pl.wikipedia.org/wiki/ISO_3166-1_alfa-2#IO" xlink:type="simple">IO</text:a></text:p>
          </table:table-cell>
          <table:table-cell table:style-name="ce4" office:value-type="string" calcext:value-type="string">
            <text:p>IOT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string" calcext:value-type="string">
            <text:p><text:a xlink:href="https://pl.wikipedia.org/wiki/ISO_3166-2:IO" xlink:type="simple">ISO 3166-2:IO</text:a>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formula="of:=CONCATENATE([.H32];&quot;, &quot;;[.C32];&quot;, &quot;;[.B32])" office:value-type="string" office:string-value="32, IO, British Indian Ocean Territory" calcext:value-type="string">
            <text:p>32, IO, British Indian Ocean Territor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rytyjskie_Wyspy_Dziewicze" xlink:type="simple">Brytyjskie Wyspy Dziewicze</text:a></text:p>
          </table:table-cell>
          <table:table-cell table:style-name="ce2" office:value-type="string" calcext:value-type="string">
            <text:p>Virgin Islands, British</text:p>
          </table:table-cell>
          <table:table-cell table:style-name="ce3" office:value-type="string" calcext:value-type="string">
            <text:p><text:a xlink:href="https://pl.wikipedia.org/wiki/ISO_3166-1_alfa-2#VG" xlink:type="simple">VG</text:a></text:p>
          </table:table-cell>
          <table:table-cell table:style-name="ce4" office:value-type="string" calcext:value-type="string">
            <text:p>VGB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<text:a xlink:href="https://pl.wikipedia.org/w/index.php?title=ISO_3166-2:VG&amp;action=edit&amp;redlink=1" xlink:type="simple">ISO 3166-2:VG</text:a>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formula="of:=CONCATENATE([.H33];&quot;, &quot;;[.C33];&quot;, &quot;;[.B33])" office:value-type="string" office:string-value="33, VG, Virgin Islands, British" calcext:value-type="string">
            <text:p>33, VG, Virgin Islands, Britis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ułgaria" xlink:type="simple">Bułgaria</text:a></text:p>
          </table:table-cell>
          <table:table-cell table:style-name="ce2" office:value-type="string" calcext:value-type="string">
            <text:p>Bulgaria</text:p>
          </table:table-cell>
          <table:table-cell table:style-name="ce3" office:value-type="string" calcext:value-type="string">
            <text:p><text:a xlink:href="https://pl.wikipedia.org/wiki/ISO_3166-1_alfa-2#BG" xlink:type="simple">BG</text:a></text:p>
          </table:table-cell>
          <table:table-cell table:style-name="ce4" office:value-type="string" calcext:value-type="string">
            <text:p>BGR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string" calcext:value-type="string">
            <text:p><text:a xlink:href="https://pl.wikipedia.org/wiki/ISO_3166-2:BG" xlink:type="simple">ISO 3166-2:BG</text:a>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formula="of:=CONCATENATE([.H34];&quot;, &quot;;[.C34];&quot;, &quot;;[.B34])" office:value-type="string" office:string-value="34, BG, Bulgaria" calcext:value-type="string">
            <text:p>34, BG, Bulgar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urkina_Faso" xlink:type="simple">Burkina Faso</text:a></text:p>
          </table:table-cell>
          <table:table-cell table:style-name="ce2" office:value-type="string" calcext:value-type="string">
            <text:p>Burkina Faso</text:p>
          </table:table-cell>
          <table:table-cell table:style-name="ce3" office:value-type="string" calcext:value-type="string">
            <text:p><text:a xlink:href="https://pl.wikipedia.org/wiki/ISO_3166-1_alfa-2#BF" xlink:type="simple">BF</text:a></text:p>
          </table:table-cell>
          <table:table-cell table:style-name="ce4" office:value-type="string" calcext:value-type="string">
            <text:p>BFA</text:p>
          </table:table-cell>
          <table:table-cell table:style-name="ce4" office:value-type="float" office:value="854" calcext:value-type="float">
            <text:p>854</text:p>
          </table:table-cell>
          <table:table-cell table:style-name="ce6" office:value-type="string" calcext:value-type="string">
            <text:p><text:a xlink:href="https://pl.wikipedia.org/w/index.php?title=ISO_3166-2:BF&amp;action=edit&amp;redlink=1" xlink:type="simple">ISO 3166-2:BF</text:a>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formula="of:=CONCATENATE([.H35];&quot;, &quot;;[.C35];&quot;, &quot;;[.B35])" office:value-type="string" office:string-value="35, BF, Burkina Faso" calcext:value-type="string">
            <text:p>35, BF, Burkina Fas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Burundi" xlink:type="simple">Burundi</text:a></text:p>
          </table:table-cell>
          <table:table-cell table:style-name="ce2" office:value-type="string" calcext:value-type="string">
            <text:p>Burundi</text:p>
          </table:table-cell>
          <table:table-cell table:style-name="ce3" office:value-type="string" calcext:value-type="string">
            <text:p><text:a xlink:href="https://pl.wikipedia.org/wiki/ISO_3166-1_alfa-2#BI" xlink:type="simple">BI</text:a></text:p>
          </table:table-cell>
          <table:table-cell table:style-name="ce4" office:value-type="string" calcext:value-type="string">
            <text:p>BDI</text:p>
          </table:table-cell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<text:a xlink:href="https://pl.wikipedia.org/w/index.php?title=ISO_3166-2:BI&amp;action=edit&amp;redlink=1" xlink:type="simple">ISO 3166-2:BI</text:a>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formula="of:=CONCATENATE([.H36];&quot;, &quot;;[.C36];&quot;, &quot;;[.B36])" office:value-type="string" office:string-value="36, BI, Burundi" calcext:value-type="string">
            <text:p>36, BI, Burund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hile" xlink:type="simple">Chile</text:a></text:p>
          </table:table-cell>
          <table:table-cell table:style-name="ce2" office:value-type="string" calcext:value-type="string">
            <text:p>Chile</text:p>
          </table:table-cell>
          <table:table-cell table:style-name="ce3" office:value-type="string" calcext:value-type="string">
            <text:p><text:a xlink:href="https://pl.wikipedia.org/wiki/ISO_3166-1_alfa-2#CL" xlink:type="simple">CL</text:a></text:p>
          </table:table-cell>
          <table:table-cell table:style-name="ce4" office:value-type="string" calcext:value-type="string">
            <text:p>CHL</text:p>
          </table:table-cell>
          <table:table-cell table:style-name="ce4" office:value-type="float" office:value="152" calcext:value-type="float">
            <text:p>152</text:p>
          </table:table-cell>
          <table:table-cell table:style-name="ce6" office:value-type="string" calcext:value-type="string">
            <text:p><text:a xlink:href="https://pl.wikipedia.org/w/index.php?title=ISO_3166-2:CL&amp;action=edit&amp;redlink=1" xlink:type="simple">ISO 3166-2:CL</text:a>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formula="of:=CONCATENATE([.H37];&quot;, &quot;;[.C37];&quot;, &quot;;[.B37])" office:value-type="string" office:string-value="37, CL, Chile" calcext:value-type="string">
            <text:p>37, CL, Chil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hińska_Republika_Ludowa" xlink:type="simple">Chiny</text:a></text:p>
          </table:table-cell>
          <table:table-cell table:style-name="ce2" office:value-type="string" calcext:value-type="string">
            <text:p>China</text:p>
          </table:table-cell>
          <table:table-cell table:style-name="ce3" office:value-type="string" calcext:value-type="string">
            <text:p><text:a xlink:href="https://pl.wikipedia.org/wiki/ISO_3166-1_alfa-2#CN" xlink:type="simple">CN</text:a></text:p>
          </table:table-cell>
          <table:table-cell table:style-name="ce4" office:value-type="string" calcext:value-type="string">
            <text:p>CHN</text:p>
          </table:table-cell>
          <table:table-cell table:style-name="ce4" office:value-type="float" office:value="156" calcext:value-type="float">
            <text:p>156</text:p>
          </table:table-cell>
          <table:table-cell table:style-name="ce6" office:value-type="string" calcext:value-type="string">
            <text:p><text:a xlink:href="https://pl.wikipedia.org/w/index.php?title=ISO_3166-2:CN&amp;action=edit&amp;redlink=1" xlink:type="simple">ISO 3166-2:CN</text:a>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formula="of:=CONCATENATE([.H38];&quot;, &quot;;[.C38];&quot;, &quot;;[.B38])" office:value-type="string" office:string-value="38, CN, China" calcext:value-type="string">
            <text:p>38, CN, Chi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horwacja" xlink:type="simple">Chorwacja</text:a></text:p>
          </table:table-cell>
          <table:table-cell table:style-name="ce2" office:value-type="string" calcext:value-type="string">
            <text:p>Croatia</text:p>
          </table:table-cell>
          <table:table-cell table:style-name="ce3" office:value-type="string" calcext:value-type="string">
            <text:p><text:a xlink:href="https://pl.wikipedia.org/wiki/ISO_3166-1_alfa-2#HR" xlink:type="simple">HR</text:a></text:p>
          </table:table-cell>
          <table:table-cell table:style-name="ce4" office:value-type="string" calcext:value-type="string">
            <text:p>HRV</text:p>
          </table:table-cell>
          <table:table-cell table:style-name="ce4" office:value-type="float" office:value="191" calcext:value-type="float">
            <text:p>191</text:p>
          </table:table-cell>
          <table:table-cell table:style-name="ce6" office:value-type="string" calcext:value-type="string">
            <text:p><text:a xlink:href="https://pl.wikipedia.org/w/index.php?title=ISO_3166-2:HR&amp;action=edit&amp;redlink=1" xlink:type="simple">ISO 3166-2:HR</text:a>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formula="of:=CONCATENATE([.H39];&quot;, &quot;;[.C39];&quot;, &quot;;[.B39])" office:value-type="string" office:string-value="39, HR, Croatia" calcext:value-type="string">
            <text:p>39, HR, Croat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uraçao" xlink:type="simple">Curaçao</text:a></text:p>
          </table:table-cell>
          <table:table-cell table:style-name="ce2" office:value-type="string" calcext:value-type="string">
            <text:p>Curaçao</text:p>
          </table:table-cell>
          <table:table-cell table:style-name="ce3" office:value-type="string" calcext:value-type="string">
            <text:p><text:a xlink:href="https://pl.wikipedia.org/wiki/ISO_3166-1_alfa-2#CW" xlink:type="simple">CW</text:a></text:p>
          </table:table-cell>
          <table:table-cell table:style-name="ce4" office:value-type="string" calcext:value-type="string">
            <text:p>CUW</text:p>
          </table:table-cell>
          <table:table-cell table:style-name="ce4" office:value-type="float" office:value="531" calcext:value-type="float">
            <text:p>531</text:p>
          </table:table-cell>
          <table:table-cell table:style-name="ce5" office:value-type="string" calcext:value-type="string">
            <text:p><text:a xlink:href="https://pl.wikipedia.org/wiki/ISO_3166-2:CW" xlink:type="simple">ISO 3166-2:CW</text:a>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CONCATENATE([.H40];&quot;, &quot;;[.C40];&quot;, &quot;;[.B40])" office:value-type="string" office:string-value="40, CW, Curaçao" calcext:value-type="string">
            <text:p>40, CW, Curaça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ypr" xlink:type="simple">Cypr</text:a></text:p>
          </table:table-cell>
          <table:table-cell table:style-name="ce2" office:value-type="string" calcext:value-type="string">
            <text:p>Cyprus</text:p>
          </table:table-cell>
          <table:table-cell table:style-name="ce3" office:value-type="string" calcext:value-type="string">
            <text:p><text:a xlink:href="https://pl.wikipedia.org/wiki/ISO_3166-1_alfa-2#CY" xlink:type="simple">CY</text:a></text:p>
          </table:table-cell>
          <table:table-cell table:style-name="ce4" office:value-type="string" calcext:value-type="string">
            <text:p>CYP</text:p>
          </table:table-cell>
          <table:table-cell table:style-name="ce4" office:value-type="float" office:value="196" calcext:value-type="float">
            <text:p>196</text:p>
          </table:table-cell>
          <table:table-cell table:style-name="ce5" office:value-type="string" calcext:value-type="string">
            <text:p><text:a xlink:href="https://pl.wikipedia.org/wiki/ISO_3166-2:CY" xlink:type="simple">ISO 3166-2:CY</text:a>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formula="of:=CONCATENATE([.H41];&quot;, &quot;;[.C41];&quot;, &quot;;[.B41])" office:value-type="string" office:string-value="41, CY, Cyprus" calcext:value-type="string">
            <text:p>41, CY, Cypru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zad" xlink:type="simple">Czad</text:a></text:p>
          </table:table-cell>
          <table:table-cell table:style-name="ce2" office:value-type="string" calcext:value-type="string">
            <text:p>Chad</text:p>
          </table:table-cell>
          <table:table-cell table:style-name="ce3" office:value-type="string" calcext:value-type="string">
            <text:p><text:a xlink:href="https://pl.wikipedia.org/wiki/ISO_3166-1_alfa-2#TD" xlink:type="simple">TD</text:a></text:p>
          </table:table-cell>
          <table:table-cell table:style-name="ce4" office:value-type="string" calcext:value-type="string">
            <text:p>TCD</text:p>
          </table:table-cell>
          <table:table-cell table:style-name="ce4" office:value-type="float" office:value="148" calcext:value-type="float">
            <text:p>148</text:p>
          </table:table-cell>
          <table:table-cell table:style-name="ce6" office:value-type="string" calcext:value-type="string">
            <text:p><text:a xlink:href="https://pl.wikipedia.org/w/index.php?title=ISO_3166-2:TD&amp;action=edit&amp;redlink=1" xlink:type="simple">ISO 3166-2:TD</text:a>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table:formula="of:=CONCATENATE([.H42];&quot;, &quot;;[.C42];&quot;, &quot;;[.B42])" office:value-type="string" office:string-value="42, TD, Chad" calcext:value-type="string">
            <text:p>42, TD, Cha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zarnogóra" xlink:type="simple">Czarnogóra</text:a></text:p>
          </table:table-cell>
          <table:table-cell table:style-name="ce2" office:value-type="string" calcext:value-type="string">
            <text:p>Montenegro</text:p>
          </table:table-cell>
          <table:table-cell table:style-name="ce3" office:value-type="string" calcext:value-type="string">
            <text:p><text:a xlink:href="https://pl.wikipedia.org/wiki/ISO_3166-1_alfa-2#ME" xlink:type="simple">ME</text:a></text:p>
          </table:table-cell>
          <table:table-cell table:style-name="ce4" office:value-type="string" calcext:value-type="string">
            <text:p>MNE</text:p>
          </table:table-cell>
          <table:table-cell table:style-name="ce4" office:value-type="float" office:value="499" calcext:value-type="float">
            <text:p>499</text:p>
          </table:table-cell>
          <table:table-cell table:style-name="ce6" office:value-type="string" calcext:value-type="string">
            <text:p><text:a xlink:href="https://pl.wikipedia.org/w/index.php?title=ISO_3166-2:ME&amp;action=edit&amp;redlink=1" xlink:type="simple">ISO 3166-2:ME</text:a>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formula="of:=CONCATENATE([.H43];&quot;, &quot;;[.C43];&quot;, &quot;;[.B43])" office:value-type="string" office:string-value="43, ME, Montenegro" calcext:value-type="string">
            <text:p>43, ME, Montenegr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Czechy" xlink:type="simple">Czechy</text:a></text:p>
          </table:table-cell>
          <table:table-cell table:style-name="ce2" office:value-type="string" calcext:value-type="string">
            <text:p>Czechia</text:p>
          </table:table-cell>
          <table:table-cell table:style-name="ce3" office:value-type="string" calcext:value-type="string">
            <text:p><text:a xlink:href="https://pl.wikipedia.org/wiki/ISO_3166-1_alfa-2#CZ" xlink:type="simple">CZ</text:a>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<text:a xlink:href="https://pl.wikipedia.org/wiki/ISO_3166-2:CZ" xlink:type="simple">ISO 3166-2:CZ</text:a>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formula="of:=CONCATENATE([.H44];&quot;, &quot;;[.C44];&quot;, &quot;;[.B44])" office:value-type="string" office:string-value="44, CZ, Czechia" calcext:value-type="string">
            <text:p>44, CZ, Czech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alekie_Wyspy_Mniejsze_Stanów_Zjednoczonych" xlink:type="simple">Dalekie Wyspy Mniejsze Stanów Zjednoczonych</text:a></text:p>
          </table:table-cell>
          <table:table-cell table:style-name="ce2" office:value-type="string" calcext:value-type="string">
            <text:p>United States Minor Outlying Islands</text:p>
          </table:table-cell>
          <table:table-cell table:style-name="ce3" office:value-type="string" calcext:value-type="string">
            <text:p><text:a xlink:href="https://pl.wikipedia.org/wiki/ISO_3166-1_alfa-2#UM" xlink:type="simple">UM</text:a></text:p>
          </table:table-cell>
          <table:table-cell table:style-name="ce4" office:value-type="string" calcext:value-type="string">
            <text:p>UMI</text:p>
          </table:table-cell>
          <table:table-cell table:style-name="ce4" office:value-type="float" office:value="581" calcext:value-type="float">
            <text:p>581</text:p>
          </table:table-cell>
          <table:table-cell table:style-name="ce6" office:value-type="string" calcext:value-type="string">
            <text:p><text:a xlink:href="https://pl.wikipedia.org/w/index.php?title=ISO_3166-2:UM&amp;action=edit&amp;redlink=1" xlink:type="simple">ISO 3166-2:UM</text:a>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formula="of:=CONCATENATE([.H45];&quot;, &quot;;[.C45];&quot;, &quot;;[.B45])" office:value-type="string" office:string-value="45, UM, United States Minor Outlying Islands" calcext:value-type="string">
            <text:p>45, UM, United States Minor Outlying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ania" xlink:type="simple">Dania</text:a></text:p>
          </table:table-cell>
          <table:table-cell table:style-name="ce2" office:value-type="string" calcext:value-type="string">
            <text:p>Denmark</text:p>
          </table:table-cell>
          <table:table-cell table:style-name="ce3" office:value-type="string" calcext:value-type="string">
            <text:p><text:a xlink:href="https://pl.wikipedia.org/wiki/ISO_3166-1_alfa-2#DK" xlink:type="simple">DK</text:a></text:p>
          </table:table-cell>
          <table:table-cell table:style-name="ce4" office:value-type="string" calcext:value-type="string">
            <text:p>DNK</text:p>
          </table:table-cell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<text:a xlink:href="https://pl.wikipedia.org/wiki/ISO_3166-2:DK" xlink:type="simple">ISO 3166-2:DK</text:a>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formula="of:=CONCATENATE([.H46];&quot;, &quot;;[.C46];&quot;, &quot;;[.B46])" office:value-type="string" office:string-value="46, DK, Denmark" calcext:value-type="string">
            <text:p>46, DK, Denmar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emokratyczna_Republika_Konga" xlink:type="simple">Demokratyczna Republika Konga</text:a></text:p>
          </table:table-cell>
          <table:table-cell table:style-name="ce2" office:value-type="string" calcext:value-type="string">
            <text:p>Congo, the Democratic Republic of the</text:p>
          </table:table-cell>
          <table:table-cell table:style-name="ce3" office:value-type="string" calcext:value-type="string">
            <text:p><text:a xlink:href="https://pl.wikipedia.org/wiki/ISO_3166-1_alfa-2#CD" xlink:type="simple">CD</text:a>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<text:a xlink:href="https://pl.wikipedia.org/w/index.php?title=ISO_3166-2:CD&amp;action=edit&amp;redlink=1" xlink:type="simple">ISO 3166-2:CD</text:a>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formula="of:=CONCATENATE([.H47];&quot;, &quot;;[.C47];&quot;, &quot;;[.B47])" office:value-type="string" office:string-value="47, CD, Congo, the Democratic Republic of the" calcext:value-type="string">
            <text:p>47, CD, Congo, the Democratic Republic of th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ominika" xlink:type="simple">Dominika</text:a></text:p>
          </table:table-cell>
          <table:table-cell table:style-name="ce2" office:value-type="string" calcext:value-type="string">
            <text:p>Dominica</text:p>
          </table:table-cell>
          <table:table-cell table:style-name="ce3" office:value-type="string" calcext:value-type="string">
            <text:p><text:a xlink:href="https://pl.wikipedia.org/wiki/ISO_3166-1_alfa-2#DM" xlink:type="simple">DM</text:a></text:p>
          </table:table-cell>
          <table:table-cell table:style-name="ce4" office:value-type="string" calcext:value-type="string">
            <text:p>DMA</text:p>
          </table:table-cell>
          <table:table-cell table:style-name="ce4" office:value-type="float" office:value="212" calcext:value-type="float">
            <text:p>212</text:p>
          </table:table-cell>
          <table:table-cell table:style-name="ce5" office:value-type="string" calcext:value-type="string">
            <text:p><text:a xlink:href="https://pl.wikipedia.org/wiki/ISO_3166-2:DM" xlink:type="simple">ISO 3166-2:DM</text:a>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formula="of:=CONCATENATE([.H48];&quot;, &quot;;[.C48];&quot;, &quot;;[.B48])" office:value-type="string" office:string-value="48, DM, Dominica" calcext:value-type="string">
            <text:p>48, DM, Domini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ominikana" xlink:type="simple">Dominikana</text:a></text:p>
          </table:table-cell>
          <table:table-cell table:style-name="ce2" office:value-type="string" calcext:value-type="string">
            <text:p>Dominican Republic</text:p>
          </table:table-cell>
          <table:table-cell table:style-name="ce3" office:value-type="string" calcext:value-type="string">
            <text:p><text:a xlink:href="https://pl.wikipedia.org/wiki/ISO_3166-1_alfa-2#DO" xlink:type="simple">DO</text:a></text:p>
          </table:table-cell>
          <table:table-cell table:style-name="ce4" office:value-type="string" calcext:value-type="string">
            <text:p>DOM</text:p>
          </table:table-cell>
          <table:table-cell table:style-name="ce4" office:value-type="float" office:value="214" calcext:value-type="float">
            <text:p>214</text:p>
          </table:table-cell>
          <table:table-cell table:style-name="ce6" office:value-type="string" calcext:value-type="string">
            <text:p><text:a xlink:href="https://pl.wikipedia.org/w/index.php?title=ISO_3166-2:DO&amp;action=edit&amp;redlink=1" xlink:type="simple">ISO 3166-2:DO</text:a>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table:formula="of:=CONCATENATE([.H49];&quot;, &quot;;[.C49];&quot;, &quot;;[.B49])" office:value-type="string" office:string-value="49, DO, Dominican Republic" calcext:value-type="string">
            <text:p>49, DO, Dominican Republic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Dżibuti" xlink:type="simple">Dżibuti</text:a></text:p>
          </table:table-cell>
          <table:table-cell table:style-name="ce2" office:value-type="string" calcext:value-type="string">
            <text:p>Djibouti</text:p>
          </table:table-cell>
          <table:table-cell table:style-name="ce3" office:value-type="string" calcext:value-type="string">
            <text:p><text:a xlink:href="https://pl.wikipedia.org/wiki/ISO_3166-1_alfa-2#DJ" xlink:type="simple">DJ</text:a></text:p>
          </table:table-cell>
          <table:table-cell table:style-name="ce4" office:value-type="string" calcext:value-type="string">
            <text:p>DJI</text:p>
          </table:table-cell>
          <table:table-cell table:style-name="ce4" office:value-type="float" office:value="262" calcext:value-type="float">
            <text:p>262</text:p>
          </table:table-cell>
          <table:table-cell table:style-name="ce5" office:value-type="string" calcext:value-type="string">
            <text:p><text:a xlink:href="https://pl.wikipedia.org/wiki/ISO_3166-2:DJ" xlink:type="simple">ISO 3166-2:DJ</text:a>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CONCATENATE([.H50];&quot;, &quot;;[.C50];&quot;, &quot;;[.B50])" office:value-type="string" office:string-value="50, DJ, Djibouti" calcext:value-type="string">
            <text:p>50, DJ, Djibout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Egipt" xlink:type="simple">Egipt</text:a></text:p>
          </table:table-cell>
          <table:table-cell table:style-name="ce2" office:value-type="string" calcext:value-type="string">
            <text:p>Egypt</text:p>
          </table:table-cell>
          <table:table-cell table:style-name="ce3" office:value-type="string" calcext:value-type="string">
            <text:p><text:a xlink:href="https://pl.wikipedia.org/wiki/ISO_3166-1_alfa-2#EG" xlink:type="simple">EG</text:a></text:p>
          </table:table-cell>
          <table:table-cell table:style-name="ce4" office:value-type="string" calcext:value-type="string">
            <text:p>EGY</text:p>
          </table:table-cell>
          <table:table-cell table:style-name="ce4" office:value-type="float" office:value="818" calcext:value-type="float">
            <text:p>818</text:p>
          </table:table-cell>
          <table:table-cell table:style-name="ce6" office:value-type="string" calcext:value-type="string">
            <text:p><text:a xlink:href="https://pl.wikipedia.org/w/index.php?title=ISO_3166-2:EG&amp;action=edit&amp;redlink=1" xlink:type="simple">ISO 3166-2:EG</text:a>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formula="of:=CONCATENATE([.H51];&quot;, &quot;;[.C51];&quot;, &quot;;[.B51])" office:value-type="string" office:string-value="51, EG, Egypt" calcext:value-type="string">
            <text:p>51, EG, Egyp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Ekwador" xlink:type="simple">Ekwador</text:a></text:p>
          </table:table-cell>
          <table:table-cell table:style-name="ce2" office:value-type="string" calcext:value-type="string">
            <text:p>Ecuador</text:p>
          </table:table-cell>
          <table:table-cell table:style-name="ce3" office:value-type="string" calcext:value-type="string">
            <text:p><text:a xlink:href="https://pl.wikipedia.org/wiki/ISO_3166-1_alfa-2#EC" xlink:type="simple">EC</text:a></text:p>
          </table:table-cell>
          <table:table-cell table:style-name="ce4" office:value-type="string" calcext:value-type="string">
            <text:p>ECU</text:p>
          </table:table-cell>
          <table:table-cell table:style-name="ce4" office:value-type="float" office:value="218" calcext:value-type="float">
            <text:p>218</text:p>
          </table:table-cell>
          <table:table-cell table:style-name="ce6" office:value-type="string" calcext:value-type="string">
            <text:p><text:a xlink:href="https://pl.wikipedia.org/w/index.php?title=ISO_3166-2:EC&amp;action=edit&amp;redlink=1" xlink:type="simple">ISO 3166-2:EC</text:a>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formula="of:=CONCATENATE([.H52];&quot;, &quot;;[.C52];&quot;, &quot;;[.B52])" office:value-type="string" office:string-value="52, EC, Ecuador" calcext:value-type="string">
            <text:p>52, EC, Ecuado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Erytrea" xlink:type="simple">Erytrea</text:a></text:p>
          </table:table-cell>
          <table:table-cell table:style-name="ce2" office:value-type="string" calcext:value-type="string">
            <text:p>Eritrea</text:p>
          </table:table-cell>
          <table:table-cell table:style-name="ce3" office:value-type="string" calcext:value-type="string">
            <text:p><text:a xlink:href="https://pl.wikipedia.org/wiki/ISO_3166-1_alfa-2#ER" xlink:type="simple">ER</text:a></text:p>
          </table:table-cell>
          <table:table-cell table:style-name="ce4" office:value-type="string" calcext:value-type="string">
            <text:p>ERI</text:p>
          </table:table-cell>
          <table:table-cell table:style-name="ce4" office:value-type="float" office:value="232" calcext:value-type="float">
            <text:p>232</text:p>
          </table:table-cell>
          <table:table-cell table:style-name="ce5" office:value-type="string" calcext:value-type="string">
            <text:p><text:a xlink:href="https://pl.wikipedia.org/wiki/ISO_3166-2:ER" xlink:type="simple">ISO 3166-2:ER</text:a>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formula="of:=CONCATENATE([.H53];&quot;, &quot;;[.C53];&quot;, &quot;;[.B53])" office:value-type="string" office:string-value="53, ER, Eritrea" calcext:value-type="string">
            <text:p>53, ER, Eritre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Estonia" xlink:type="simple">Estonia</text:a></text:p>
          </table:table-cell>
          <table:table-cell table:style-name="ce2" office:value-type="string" calcext:value-type="string">
            <text:p>Estonia</text:p>
          </table:table-cell>
          <table:table-cell table:style-name="ce3" office:value-type="string" calcext:value-type="string">
            <text:p><text:a xlink:href="https://pl.wikipedia.org/wiki/ISO_3166-1_alfa-2#EE" xlink:type="simple">EE</text:a>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float" office:value="233" calcext:value-type="float">
            <text:p>233</text:p>
          </table:table-cell>
          <table:table-cell table:style-name="ce5" office:value-type="string" calcext:value-type="string">
            <text:p><text:a xlink:href="https://pl.wikipedia.org/wiki/ISO_3166-2:EE" xlink:type="simple">ISO 3166-2:EE</text:a>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formula="of:=CONCATENATE([.H54];&quot;, &quot;;[.C54];&quot;, &quot;;[.B54])" office:value-type="string" office:string-value="54, EE, Estonia" calcext:value-type="string">
            <text:p>54, EE, Esto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Etiopia" xlink:type="simple">Etiopia</text:a></text:p>
          </table:table-cell>
          <table:table-cell table:style-name="ce2" office:value-type="string" calcext:value-type="string">
            <text:p>Ethiopia</text:p>
          </table:table-cell>
          <table:table-cell table:style-name="ce3" office:value-type="string" calcext:value-type="string">
            <text:p><text:a xlink:href="https://pl.wikipedia.org/wiki/ISO_3166-1_alfa-2#ET" xlink:type="simple">ET</text:a></text:p>
          </table:table-cell>
          <table:table-cell table:style-name="ce4" office:value-type="string" calcext:value-type="string">
            <text:p>ETH</text:p>
          </table:table-cell>
          <table:table-cell table:style-name="ce4" office:value-type="float" office:value="231" calcext:value-type="float">
            <text:p>231</text:p>
          </table:table-cell>
          <table:table-cell table:style-name="ce6" office:value-type="string" calcext:value-type="string">
            <text:p><text:a xlink:href="https://pl.wikipedia.org/w/index.php?title=ISO_3166-2:ET&amp;action=edit&amp;redlink=1" xlink:type="simple">ISO 3166-2:ET</text:a>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table:formula="of:=CONCATENATE([.H55];&quot;, &quot;;[.C55];&quot;, &quot;;[.B55])" office:value-type="string" office:string-value="55, ET, Ethiopia" calcext:value-type="string">
            <text:p>55, ET, Ethiop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alklandy" xlink:type="simple">Falklandy</text:a></text:p>
          </table:table-cell>
          <table:table-cell table:style-name="ce2" office:value-type="string" calcext:value-type="string">
            <text:p>Falkland Islands (Malvinas)</text:p>
          </table:table-cell>
          <table:table-cell table:style-name="ce3" office:value-type="string" calcext:value-type="string">
            <text:p><text:a xlink:href="https://pl.wikipedia.org/wiki/ISO_3166-1_alfa-2#FK" xlink:type="simple">FK</text:a></text:p>
          </table:table-cell>
          <table:table-cell table:style-name="ce4" office:value-type="string" calcext:value-type="string">
            <text:p>FLK</text:p>
          </table:table-cell>
          <table:table-cell table:style-name="ce4" office:value-type="float" office:value="238" calcext:value-type="float">
            <text:p>238</text:p>
          </table:table-cell>
          <table:table-cell table:style-name="ce5" office:value-type="string" calcext:value-type="string">
            <text:p><text:a xlink:href="https://pl.wikipedia.org/wiki/ISO_3166-2:FK" xlink:type="simple">ISO 3166-2:FK</text:a>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table:formula="of:=CONCATENATE([.H56];&quot;, &quot;;[.C56];&quot;, &quot;;[.B56])" office:value-type="string" office:string-value="56, FK, Falkland Islands (Malvinas)" calcext:value-type="string">
            <text:p>56, FK, Falkland Islands (Malvinas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idżi" xlink:type="simple">Fidżi</text:a></text:p>
          </table:table-cell>
          <table:table-cell table:style-name="ce2" office:value-type="string" calcext:value-type="string">
            <text:p>Fiji</text:p>
          </table:table-cell>
          <table:table-cell table:style-name="ce3" office:value-type="string" calcext:value-type="string">
            <text:p><text:a xlink:href="https://pl.wikipedia.org/wiki/ISO_3166-1_alfa-2#FJ" xlink:type="simple">FJ</text:a></text:p>
          </table:table-cell>
          <table:table-cell table:style-name="ce4" office:value-type="string" calcext:value-type="string">
            <text:p>FJI</text:p>
          </table:table-cell>
          <table:table-cell table:style-name="ce4" office:value-type="float" office:value="242" calcext:value-type="float">
            <text:p>242</text:p>
          </table:table-cell>
          <table:table-cell table:style-name="ce6" office:value-type="string" calcext:value-type="string">
            <text:p><text:a xlink:href="https://pl.wikipedia.org/w/index.php?title=ISO_3166-2:FJ&amp;action=edit&amp;redlink=1" xlink:type="simple">ISO 3166-2:FJ</text:a>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formula="of:=CONCATENATE([.H57];&quot;, &quot;;[.C57];&quot;, &quot;;[.B57])" office:value-type="string" office:string-value="57, FJ, Fiji" calcext:value-type="string">
            <text:p>57, FJ, Fij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ilipiny" xlink:type="simple">Filipiny</text:a></text:p>
          </table:table-cell>
          <table:table-cell table:style-name="ce2" office:value-type="string" calcext:value-type="string">
            <text:p>Philippines</text:p>
          </table:table-cell>
          <table:table-cell table:style-name="ce3" office:value-type="string" calcext:value-type="string">
            <text:p><text:a xlink:href="https://pl.wikipedia.org/wiki/ISO_3166-1_alfa-2#PH" xlink:type="simple">PH</text:a></text:p>
          </table:table-cell>
          <table:table-cell table:style-name="ce4" office:value-type="string" calcext:value-type="string">
            <text:p>PHL</text:p>
          </table:table-cell>
          <table:table-cell table:style-name="ce4" office:value-type="float" office:value="608" calcext:value-type="float">
            <text:p>608</text:p>
          </table:table-cell>
          <table:table-cell table:style-name="ce6" office:value-type="string" calcext:value-type="string">
            <text:p><text:a xlink:href="https://pl.wikipedia.org/w/index.php?title=ISO_3166-2:PH&amp;action=edit&amp;redlink=1" xlink:type="simple">ISO 3166-2:PH</text:a>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formula="of:=CONCATENATE([.H58];&quot;, &quot;;[.C58];&quot;, &quot;;[.B58])" office:value-type="string" office:string-value="58, PH, Philippines" calcext:value-type="string">
            <text:p>58, PH, Philippin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inlandia" xlink:type="simple">Finlandia</text:a></text:p>
          </table:table-cell>
          <table:table-cell table:style-name="ce2" office:value-type="string" calcext:value-type="string">
            <text:p>Finland</text:p>
          </table:table-cell>
          <table:table-cell table:style-name="ce3" office:value-type="string" calcext:value-type="string">
            <text:p><text:a xlink:href="https://pl.wikipedia.org/wiki/ISO_3166-1_alfa-2#FI" xlink:type="simple">FI</text:a>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float" office:value="246" calcext:value-type="float">
            <text:p>246</text:p>
          </table:table-cell>
          <table:table-cell table:style-name="ce6" office:value-type="string" calcext:value-type="string">
            <text:p><text:a xlink:href="https://pl.wikipedia.org/w/index.php?title=ISO_3166-2:FI&amp;action=edit&amp;redlink=1" xlink:type="simple">ISO 3166-2:FI</text:a>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formula="of:=CONCATENATE([.H59];&quot;, &quot;;[.C59];&quot;, &quot;;[.B59])" office:value-type="string" office:string-value="59, FI, Finland" calcext:value-type="string">
            <text:p>59, FI, Fin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rancja" xlink:type="simple">Francja</text:a></text:p>
          </table:table-cell>
          <table:table-cell table:style-name="ce2" office:value-type="string" calcext:value-type="string">
            <text:p>France</text:p>
          </table:table-cell>
          <table:table-cell table:style-name="ce3" office:value-type="string" calcext:value-type="string">
            <text:p><text:a xlink:href="https://pl.wikipedia.org/wiki/ISO_3166-1_alfa-2#FR" xlink:type="simple">FR</text:a>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string" calcext:value-type="string">
            <text:p><text:a xlink:href="https://pl.wikipedia.org/w/index.php?title=ISO_3166-2:FR&amp;action=edit&amp;redlink=1" xlink:type="simple">ISO 3166-2:FR</text:a>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CONCATENATE([.H60];&quot;, &quot;;[.C60];&quot;, &quot;;[.B60])" office:value-type="string" office:string-value="60, FR, France" calcext:value-type="string">
            <text:p>60, FR, Franc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Francuskie_Terytoria_Południowe_i_Antarktyczne" xlink:type="simple">Francuskie Terytoria Południowe i Antarktyczne</text:a></text:p>
          </table:table-cell>
          <table:table-cell table:style-name="ce2" office:value-type="string" calcext:value-type="string">
            <text:p>French Southern Territories</text:p>
          </table:table-cell>
          <table:table-cell table:style-name="ce3" office:value-type="string" calcext:value-type="string">
            <text:p><text:a xlink:href="https://pl.wikipedia.org/wiki/ISO_3166-1_alfa-2#TF" xlink:type="simple">TF</text:a></text:p>
          </table:table-cell>
          <table:table-cell table:style-name="ce4" office:value-type="string" calcext:value-type="string">
            <text:p>ATF</text:p>
          </table:table-cell>
          <table:table-cell table:style-name="ce4" office:value-type="float" office:value="260" calcext:value-type="float">
            <text:p>260</text:p>
          </table:table-cell>
          <table:table-cell table:style-name="ce5" office:value-type="string" calcext:value-type="string">
            <text:p><text:a xlink:href="https://pl.wikipedia.org/wiki/ISO_3166-2:TF" xlink:type="simple">ISO 3166-2:TF</text:a>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formula="of:=CONCATENATE([.H61];&quot;, &quot;;[.C61];&quot;, &quot;;[.B61])" office:value-type="string" office:string-value="61, TF, French Southern Territories" calcext:value-type="string">
            <text:p>61, TF, French Southern Territori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abon" xlink:type="simple">Gabon</text:a></text:p>
          </table:table-cell>
          <table:table-cell table:style-name="ce2" office:value-type="string" calcext:value-type="string">
            <text:p>Gabon</text:p>
          </table:table-cell>
          <table:table-cell table:style-name="ce3" office:value-type="string" calcext:value-type="string">
            <text:p><text:a xlink:href="https://pl.wikipedia.org/wiki/ISO_3166-1_alfa-2#GA" xlink:type="simple">GA</text:a></text:p>
          </table:table-cell>
          <table:table-cell table:style-name="ce4" office:value-type="string" calcext:value-type="string">
            <text:p>GAB</text:p>
          </table:table-cell>
          <table:table-cell table:style-name="ce4" office:value-type="float" office:value="266" calcext:value-type="float">
            <text:p>266</text:p>
          </table:table-cell>
          <table:table-cell table:style-name="ce6" office:value-type="string" calcext:value-type="string">
            <text:p><text:a xlink:href="https://pl.wikipedia.org/w/index.php?title=ISO_3166-2:GA&amp;action=edit&amp;redlink=1" xlink:type="simple">ISO 3166-2:GA</text:a>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formula="of:=CONCATENATE([.H62];&quot;, &quot;;[.C62];&quot;, &quot;;[.B62])" office:value-type="string" office:string-value="62, GA, Gabon" calcext:value-type="string">
            <text:p>62, GA, Gab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ambia" xlink:type="simple">Gambia</text:a></text:p>
          </table:table-cell>
          <table:table-cell table:style-name="ce2" office:value-type="string" calcext:value-type="string">
            <text:p>Gambia</text:p>
          </table:table-cell>
          <table:table-cell table:style-name="ce3" office:value-type="string" calcext:value-type="string">
            <text:p><text:a xlink:href="https://pl.wikipedia.org/wiki/ISO_3166-1_alfa-2#GM" xlink:type="simple">GM</text:a></text:p>
          </table:table-cell>
          <table:table-cell table:style-name="ce4" office:value-type="string" calcext:value-type="string">
            <text:p>GMB</text:p>
          </table:table-cell>
          <table:table-cell table:style-name="ce4" office:value-type="float" office:value="270" calcext:value-type="float">
            <text:p>270</text:p>
          </table:table-cell>
          <table:table-cell table:style-name="ce5" office:value-type="string" calcext:value-type="string">
            <text:p><text:a xlink:href="https://pl.wikipedia.org/wiki/ISO_3166-2:GM" xlink:type="simple">ISO 3166-2:GM</text:a>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formula="of:=CONCATENATE([.H63];&quot;, &quot;;[.C63];&quot;, &quot;;[.B63])" office:value-type="string" office:string-value="63, GM, Gambia" calcext:value-type="string">
            <text:p>63, GM, Gam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eorgia_Południowa_i_Sandwich_Południowy" xlink:type="simple">Georgia Południowa i Sandwich Południowy</text:a></text:p>
          </table:table-cell>
          <table:table-cell table:style-name="ce2" office:value-type="string" calcext:value-type="string">
            <text:p>South Georgia and the South Sandwich Islands</text:p>
          </table:table-cell>
          <table:table-cell table:style-name="ce3" office:value-type="string" calcext:value-type="string">
            <text:p><text:a xlink:href="https://pl.wikipedia.org/wiki/ISO_3166-1_alfa-2#GS" xlink:type="simple">GS</text:a></text:p>
          </table:table-cell>
          <table:table-cell table:style-name="ce4" office:value-type="string" calcext:value-type="string">
            <text:p>SGS</text:p>
          </table:table-cell>
          <table:table-cell table:style-name="ce4" office:value-type="float" office:value="239" calcext:value-type="float">
            <text:p>239</text:p>
          </table:table-cell>
          <table:table-cell table:style-name="ce5" office:value-type="string" calcext:value-type="string">
            <text:p><text:a xlink:href="https://pl.wikipedia.org/wiki/ISO_3166-2:GS" xlink:type="simple">ISO 3166-2:GS</text:a>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formula="of:=CONCATENATE([.H64];&quot;, &quot;;[.C64];&quot;, &quot;;[.B64])" office:value-type="string" office:string-value="64, GS, South Georgia and the South Sandwich Islands" calcext:value-type="string">
            <text:p>64, GS, South Georgia and the South Sandwich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hana" xlink:type="simple">Ghana</text:a></text:p>
          </table:table-cell>
          <table:table-cell table:style-name="ce2" office:value-type="string" calcext:value-type="string">
            <text:p>Ghana</text:p>
          </table:table-cell>
          <table:table-cell table:style-name="ce3" office:value-type="string" calcext:value-type="string">
            <text:p><text:a xlink:href="https://pl.wikipedia.org/wiki/ISO_3166-1_alfa-2#GH" xlink:type="simple">GH</text:a></text:p>
          </table:table-cell>
          <table:table-cell table:style-name="ce4" office:value-type="string" calcext:value-type="string">
            <text:p>GHA</text:p>
          </table:table-cell>
          <table:table-cell table:style-name="ce4" office:value-type="float" office:value="288" calcext:value-type="float">
            <text:p>288</text:p>
          </table:table-cell>
          <table:table-cell table:style-name="ce5" office:value-type="string" calcext:value-type="string">
            <text:p><text:a xlink:href="https://pl.wikipedia.org/wiki/ISO_3166-2:GH" xlink:type="simple">ISO 3166-2:GH</text:a>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formula="of:=CONCATENATE([.H65];&quot;, &quot;;[.C65];&quot;, &quot;;[.B65])" office:value-type="string" office:string-value="65, GH, Ghana" calcext:value-type="string">
            <text:p>65, GH, Gh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ibraltar" xlink:type="simple">Gibraltar</text:a></text:p>
          </table:table-cell>
          <table:table-cell table:style-name="ce2" office:value-type="string" calcext:value-type="string">
            <text:p>Gibraltar</text:p>
          </table:table-cell>
          <table:table-cell table:style-name="ce3" office:value-type="string" calcext:value-type="string">
            <text:p><text:a xlink:href="https://pl.wikipedia.org/wiki/ISO_3166-1_alfa-2#GI" xlink:type="simple">GI</text:a></text:p>
          </table:table-cell>
          <table:table-cell table:style-name="ce4" office:value-type="string" calcext:value-type="string">
            <text:p>GIB</text:p>
          </table:table-cell>
          <table:table-cell table:style-name="ce4" office:value-type="float" office:value="292" calcext:value-type="float">
            <text:p>292</text:p>
          </table:table-cell>
          <table:table-cell table:style-name="ce5" office:value-type="string" calcext:value-type="string">
            <text:p><text:a xlink:href="https://pl.wikipedia.org/wiki/ISO_3166-2:GI" xlink:type="simple">ISO 3166-2:GI</text:a>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formula="of:=CONCATENATE([.H66];&quot;, &quot;;[.C66];&quot;, &quot;;[.B66])" office:value-type="string" office:string-value="66, GI, Gibraltar" calcext:value-type="string">
            <text:p>66, GI, Gibralt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recja" xlink:type="simple">Grecja</text:a></text:p>
          </table:table-cell>
          <table:table-cell table:style-name="ce2" office:value-type="string" calcext:value-type="string">
            <text:p>Greece</text:p>
          </table:table-cell>
          <table:table-cell table:style-name="ce3" office:value-type="string" calcext:value-type="string">
            <text:p><text:a xlink:href="https://pl.wikipedia.org/wiki/ISO_3166-1_alfa-2#GR" xlink:type="simple">GR</text:a></text:p>
          </table:table-cell>
          <table:table-cell table:style-name="ce4" office:value-type="string" calcext:value-type="string">
            <text:p>GRC</text:p>
          </table:table-cell>
          <table:table-cell table:style-name="ce4" office:value-type="float" office:value="300" calcext:value-type="float">
            <text:p>300</text:p>
          </table:table-cell>
          <table:table-cell table:style-name="ce6" office:value-type="string" calcext:value-type="string">
            <text:p><text:a xlink:href="https://pl.wikipedia.org/w/index.php?title=ISO_3166-2:GR&amp;action=edit&amp;redlink=1" xlink:type="simple">ISO 3166-2:GR</text:a>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table:formula="of:=CONCATENATE([.H67];&quot;, &quot;;[.C67];&quot;, &quot;;[.B67])" office:value-type="string" office:string-value="67, GR, Greece" calcext:value-type="string">
            <text:p>67, GR, Greec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renada" xlink:type="simple">Grenada</text:a></text:p>
          </table:table-cell>
          <table:table-cell table:style-name="ce2" office:value-type="string" calcext:value-type="string">
            <text:p>Grenada</text:p>
          </table:table-cell>
          <table:table-cell table:style-name="ce3" office:value-type="string" calcext:value-type="string">
            <text:p><text:a xlink:href="https://pl.wikipedia.org/wiki/ISO_3166-1_alfa-2#GD" xlink:type="simple">GD</text:a></text:p>
          </table:table-cell>
          <table:table-cell table:style-name="ce4" office:value-type="string" calcext:value-type="string">
            <text:p>GRD</text:p>
          </table:table-cell>
          <table:table-cell table:style-name="ce4" office:value-type="float" office:value="308" calcext:value-type="float">
            <text:p>308</text:p>
          </table:table-cell>
          <table:table-cell table:style-name="ce5" office:value-type="string" calcext:value-type="string">
            <text:p><text:a xlink:href="https://pl.wikipedia.org/wiki/ISO_3166-2:GD" xlink:type="simple">ISO 3166-2:GD</text:a>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formula="of:=CONCATENATE([.H68];&quot;, &quot;;[.C68];&quot;, &quot;;[.B68])" office:value-type="string" office:string-value="68, GD, Grenada" calcext:value-type="string">
            <text:p>68, GD, Grena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renlandia" xlink:type="simple">Grenlandia</text:a></text:p>
          </table:table-cell>
          <table:table-cell table:style-name="ce2" office:value-type="string" calcext:value-type="string">
            <text:p>Greenland</text:p>
          </table:table-cell>
          <table:table-cell table:style-name="ce3" office:value-type="string" calcext:value-type="string">
            <text:p><text:a xlink:href="https://pl.wikipedia.org/wiki/ISO_3166-1_alfa-2#GL" xlink:type="simple">GL</text:a></text:p>
          </table:table-cell>
          <table:table-cell table:style-name="ce4" office:value-type="string" calcext:value-type="string">
            <text:p>GRL</text:p>
          </table:table-cell>
          <table:table-cell table:style-name="ce4" office:value-type="float" office:value="304" calcext:value-type="float">
            <text:p>304</text:p>
          </table:table-cell>
          <table:table-cell table:style-name="ce5" office:value-type="string" calcext:value-type="string">
            <text:p><text:a xlink:href="https://pl.wikipedia.org/wiki/ISO_3166-2:GL" xlink:type="simple">ISO 3166-2:GL</text:a></text:p>
          </table:table-cell>
          <table:table-cell/>
          <table:table-cell table:style-name="ce7" office:value-type="float" office:value="69" calcext:value-type="float">
            <text:p>69</text:p>
          </table:table-cell>
          <table:table-cell table:formula="of:=CONCATENATE([.H69];&quot;, &quot;;[.C69];&quot;, &quot;;[.B69])" office:value-type="string" office:string-value="69, GL, Greenland" calcext:value-type="string">
            <text:p>69, GL, Green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ruzja" xlink:type="simple">Gruzja</text:a></text:p>
          </table:table-cell>
          <table:table-cell table:style-name="ce2" office:value-type="string" calcext:value-type="string">
            <text:p>Georgia</text:p>
          </table:table-cell>
          <table:table-cell table:style-name="ce3" office:value-type="string" calcext:value-type="string">
            <text:p><text:a xlink:href="https://pl.wikipedia.org/wiki/ISO_3166-1_alfa-2#GE" xlink:type="simple">GE</text:a>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float" office:value="268" calcext:value-type="float">
            <text:p>268</text:p>
          </table:table-cell>
          <table:table-cell table:style-name="ce6" office:value-type="string" calcext:value-type="string">
            <text:p><text:a xlink:href="https://pl.wikipedia.org/w/index.php?title=ISO_3166-2:GE&amp;action=edit&amp;redlink=1" xlink:type="simple">ISO 3166-2:GE</text:a>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CONCATENATE([.H70];&quot;, &quot;;[.C70];&quot;, &quot;;[.B70])" office:value-type="string" office:string-value="70, GE, Georgia" calcext:value-type="string">
            <text:p>70, GE, Georg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uam" xlink:type="simple">Guam</text:a></text:p>
          </table:table-cell>
          <table:table-cell table:style-name="ce2" office:value-type="string" calcext:value-type="string">
            <text:p>Guam</text:p>
          </table:table-cell>
          <table:table-cell table:style-name="ce3" office:value-type="string" calcext:value-type="string">
            <text:p><text:a xlink:href="https://pl.wikipedia.org/wiki/ISO_3166-1_alfa-2#GU" xlink:type="simple">GU</text:a></text:p>
          </table:table-cell>
          <table:table-cell table:style-name="ce4" office:value-type="string" calcext:value-type="string">
            <text:p>GUM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string" calcext:value-type="string">
            <text:p><text:a xlink:href="https://pl.wikipedia.org/wiki/ISO_3166-2:GU" xlink:type="simple">ISO 3166-2:GU</text:a>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formula="of:=CONCATENATE([.H71];&quot;, &quot;;[.C71];&quot;, &quot;;[.B71])" office:value-type="string" office:string-value="71, GU, Guam" calcext:value-type="string">
            <text:p>71, GU, Gua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uernsey" xlink:type="simple">Guernsey</text:a></text:p>
          </table:table-cell>
          <table:table-cell table:style-name="ce2" office:value-type="string" calcext:value-type="string">
            <text:p>Guernsey</text:p>
          </table:table-cell>
          <table:table-cell table:style-name="ce3" office:value-type="string" calcext:value-type="string">
            <text:p><text:a xlink:href="https://pl.wikipedia.org/wiki/ISO_3166-1_alfa-2#GG" xlink:type="simple">GG</text:a></text:p>
          </table:table-cell>
          <table:table-cell table:style-name="ce4" office:value-type="string" calcext:value-type="string">
            <text:p>GGY</text:p>
          </table:table-cell>
          <table:table-cell table:style-name="ce4" office:value-type="float" office:value="831" calcext:value-type="float">
            <text:p>831</text:p>
          </table:table-cell>
          <table:table-cell table:style-name="ce5" office:value-type="string" calcext:value-type="string">
            <text:p><text:a xlink:href="https://pl.wikipedia.org/wiki/ISO_3166-2:GG" xlink:type="simple">ISO 3166-2:GG</text:a></text:p>
          </table:table-cell>
          <table:table-cell/>
          <table:table-cell table:style-name="ce7" office:value-type="float" office:value="72" calcext:value-type="float">
            <text:p>72</text:p>
          </table:table-cell>
          <table:table-cell table:formula="of:=CONCATENATE([.H72];&quot;, &quot;;[.C72];&quot;, &quot;;[.B72])" office:value-type="string" office:string-value="72, GG, Guernsey" calcext:value-type="string">
            <text:p>72, GG, Guernse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ujana_Francuska" xlink:type="simple">Gujana Francuska</text:a></text:p>
          </table:table-cell>
          <table:table-cell table:style-name="ce2" office:value-type="string" calcext:value-type="string">
            <text:p>French Guiana</text:p>
          </table:table-cell>
          <table:table-cell table:style-name="ce3" office:value-type="string" calcext:value-type="string">
            <text:p><text:a xlink:href="https://pl.wikipedia.org/wiki/ISO_3166-1_alfa-2#GF" xlink:type="simple">GF</text:a></text:p>
          </table:table-cell>
          <table:table-cell table:style-name="ce4" office:value-type="string" calcext:value-type="string">
            <text:p>GUF</text:p>
          </table:table-cell>
          <table:table-cell table:style-name="ce4" office:value-type="float" office:value="254" calcext:value-type="float">
            <text:p>254</text:p>
          </table:table-cell>
          <table:table-cell table:style-name="ce5" office:value-type="string" calcext:value-type="string">
            <text:p><text:a xlink:href="https://pl.wikipedia.org/wiki/ISO_3166-2:GF" xlink:type="simple">ISO 3166-2:GF</text:a>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formula="of:=CONCATENATE([.H73];&quot;, &quot;;[.C73];&quot;, &quot;;[.B73])" office:value-type="string" office:string-value="73, GF, French Guiana" calcext:value-type="string">
            <text:p>73, GF, French Gui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ujana" xlink:type="simple">Gujana</text:a></text:p>
          </table:table-cell>
          <table:table-cell table:style-name="ce2" office:value-type="string" calcext:value-type="string">
            <text:p>Guyana</text:p>
          </table:table-cell>
          <table:table-cell table:style-name="ce3" office:value-type="string" calcext:value-type="string">
            <text:p><text:a xlink:href="https://pl.wikipedia.org/wiki/ISO_3166-1_alfa-2#GY" xlink:type="simple">GY</text:a></text:p>
          </table:table-cell>
          <table:table-cell table:style-name="ce4" office:value-type="string" calcext:value-type="string">
            <text:p>GUY</text:p>
          </table:table-cell>
          <table:table-cell table:style-name="ce4" office:value-type="float" office:value="328" calcext:value-type="float">
            <text:p>328</text:p>
          </table:table-cell>
          <table:table-cell table:style-name="ce5" office:value-type="string" calcext:value-type="string">
            <text:p><text:a xlink:href="https://pl.wikipedia.org/wiki/ISO_3166-2:GY" xlink:type="simple">ISO 3166-2:GY</text:a>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formula="of:=CONCATENATE([.H74];&quot;, &quot;;[.C74];&quot;, &quot;;[.B74])" office:value-type="string" office:string-value="74, GY, Guyana" calcext:value-type="string">
            <text:p>74, GY, Guy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wadelupa" xlink:type="simple">Gwadelupa</text:a></text:p>
          </table:table-cell>
          <table:table-cell table:style-name="ce2" office:value-type="string" calcext:value-type="string">
            <text:p>Guadeloupe</text:p>
          </table:table-cell>
          <table:table-cell table:style-name="ce3" office:value-type="string" calcext:value-type="string">
            <text:p><text:a xlink:href="https://pl.wikipedia.org/wiki/ISO_3166-1_alfa-2#GP" xlink:type="simple">GP</text:a></text:p>
          </table:table-cell>
          <table:table-cell table:style-name="ce4" office:value-type="string" calcext:value-type="string">
            <text:p>GLP</text:p>
          </table:table-cell>
          <table:table-cell table:style-name="ce4" office:value-type="float" office:value="312" calcext:value-type="float">
            <text:p>312</text:p>
          </table:table-cell>
          <table:table-cell table:style-name="ce5" office:value-type="string" calcext:value-type="string">
            <text:p><text:a xlink:href="https://pl.wikipedia.org/wiki/ISO_3166-2:GP" xlink:type="simple">ISO 3166-2:GP</text:a>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formula="of:=CONCATENATE([.H75];&quot;, &quot;;[.C75];&quot;, &quot;;[.B75])" office:value-type="string" office:string-value="75, GP, Guadeloupe" calcext:value-type="string">
            <text:p>75, GP, Guadeloup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watemala" xlink:type="simple">Gwatemala</text:a></text:p>
          </table:table-cell>
          <table:table-cell table:style-name="ce2" office:value-type="string" calcext:value-type="string">
            <text:p>Guatemala</text:p>
          </table:table-cell>
          <table:table-cell table:style-name="ce3" office:value-type="string" calcext:value-type="string">
            <text:p><text:a xlink:href="https://pl.wikipedia.org/wiki/ISO_3166-1_alfa-2#GT" xlink:type="simple">GT</text:a></text:p>
          </table:table-cell>
          <table:table-cell table:style-name="ce4" office:value-type="string" calcext:value-type="string">
            <text:p>GTM</text:p>
          </table:table-cell>
          <table:table-cell table:style-name="ce4" office:value-type="float" office:value="320" calcext:value-type="float">
            <text:p>320</text:p>
          </table:table-cell>
          <table:table-cell table:style-name="ce6" office:value-type="string" calcext:value-type="string">
            <text:p><text:a xlink:href="https://pl.wikipedia.org/w/index.php?title=ISO_3166-2:GT&amp;action=edit&amp;redlink=1" xlink:type="simple">ISO 3166-2:GT</text:a>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formula="of:=CONCATENATE([.H76];&quot;, &quot;;[.C76];&quot;, &quot;;[.B76])" office:value-type="string" office:string-value="76, GT, Guatemala" calcext:value-type="string">
            <text:p>76, GT, Guatema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winea_Bissau" xlink:type="simple">Gwinea Bissau</text:a></text:p>
          </table:table-cell>
          <table:table-cell table:style-name="ce2" office:value-type="string" calcext:value-type="string">
            <text:p>Guinea-Bissau</text:p>
          </table:table-cell>
          <table:table-cell table:style-name="ce3" office:value-type="string" calcext:value-type="string">
            <text:p><text:a xlink:href="https://pl.wikipedia.org/wiki/ISO_3166-1_alfa-2#GW" xlink:type="simple">GW</text:a></text:p>
          </table:table-cell>
          <table:table-cell table:style-name="ce4" office:value-type="string" calcext:value-type="string">
            <text:p>GNB</text:p>
          </table:table-cell>
          <table:table-cell table:style-name="ce4" office:value-type="float" office:value="624" calcext:value-type="float">
            <text:p>624</text:p>
          </table:table-cell>
          <table:table-cell table:style-name="ce6" office:value-type="string" calcext:value-type="string">
            <text:p><text:a xlink:href="https://pl.wikipedia.org/w/index.php?title=ISO_3166-2:GW&amp;action=edit&amp;redlink=1" xlink:type="simple">ISO 3166-2:GW</text:a>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formula="of:=CONCATENATE([.H77];&quot;, &quot;;[.C77];&quot;, &quot;;[.B77])" office:value-type="string" office:string-value="77, GW, Guinea-Bissau" calcext:value-type="string">
            <text:p>77, GW, Guinea-Bissa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winea_Równikowa" xlink:type="simple">Gwinea Równikowa</text:a></text:p>
          </table:table-cell>
          <table:table-cell table:style-name="ce2" office:value-type="string" calcext:value-type="string">
            <text:p>Equatorial Guinea</text:p>
          </table:table-cell>
          <table:table-cell table:style-name="ce3" office:value-type="string" calcext:value-type="string">
            <text:p><text:a xlink:href="https://pl.wikipedia.org/wiki/ISO_3166-1_alfa-2#GQ" xlink:type="simple">GQ</text:a></text:p>
          </table:table-cell>
          <table:table-cell table:style-name="ce4" office:value-type="string" calcext:value-type="string">
            <text:p>GNQ</text:p>
          </table:table-cell>
          <table:table-cell table:style-name="ce4" office:value-type="float" office:value="226" calcext:value-type="float">
            <text:p>226</text:p>
          </table:table-cell>
          <table:table-cell table:style-name="ce6" office:value-type="string" calcext:value-type="string">
            <text:p><text:a xlink:href="https://pl.wikipedia.org/w/index.php?title=ISO_3166-2:GQ&amp;action=edit&amp;redlink=1" xlink:type="simple">ISO 3166-2:GQ</text:a></text:p>
          </table:table-cell>
          <table:table-cell/>
          <table:table-cell table:style-name="ce7" office:value-type="float" office:value="78" calcext:value-type="float">
            <text:p>78</text:p>
          </table:table-cell>
          <table:table-cell table:formula="of:=CONCATENATE([.H78];&quot;, &quot;;[.C78];&quot;, &quot;;[.B78])" office:value-type="string" office:string-value="78, GQ, Equatorial Guinea" calcext:value-type="string">
            <text:p>78, GQ, Equatorial Guine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Gwinea" xlink:type="simple">Gwinea</text:a></text:p>
          </table:table-cell>
          <table:table-cell table:style-name="ce2" office:value-type="string" calcext:value-type="string">
            <text:p>Guinea</text:p>
          </table:table-cell>
          <table:table-cell table:style-name="ce3" office:value-type="string" calcext:value-type="string">
            <text:p><text:a xlink:href="https://pl.wikipedia.org/wiki/ISO_3166-1_alfa-2#GN" xlink:type="simple">GN</text:a></text:p>
          </table:table-cell>
          <table:table-cell table:style-name="ce4" office:value-type="string" calcext:value-type="string">
            <text:p>GIN</text:p>
          </table:table-cell>
          <table:table-cell table:style-name="ce4" office:value-type="float" office:value="324" calcext:value-type="float">
            <text:p>324</text:p>
          </table:table-cell>
          <table:table-cell table:style-name="ce6" office:value-type="string" calcext:value-type="string">
            <text:p><text:a xlink:href="https://pl.wikipedia.org/w/index.php?title=ISO_3166-2:GN&amp;action=edit&amp;redlink=1" xlink:type="simple">ISO 3166-2:GN</text:a>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formula="of:=CONCATENATE([.H79];&quot;, &quot;;[.C79];&quot;, &quot;;[.B79])" office:value-type="string" office:string-value="79, GN, Guinea" calcext:value-type="string">
            <text:p>79, GN, Guine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Haiti" xlink:type="simple">Haiti</text:a></text:p>
          </table:table-cell>
          <table:table-cell table:style-name="ce2" office:value-type="string" calcext:value-type="string">
            <text:p>Haiti</text:p>
          </table:table-cell>
          <table:table-cell table:style-name="ce3" office:value-type="string" calcext:value-type="string">
            <text:p><text:a xlink:href="https://pl.wikipedia.org/wiki/ISO_3166-1_alfa-2#HT" xlink:type="simple">HT</text:a></text:p>
          </table:table-cell>
          <table:table-cell table:style-name="ce4" office:value-type="string" calcext:value-type="string">
            <text:p>HTI</text:p>
          </table:table-cell>
          <table:table-cell table:style-name="ce4" office:value-type="float" office:value="332" calcext:value-type="float">
            <text:p>332</text:p>
          </table:table-cell>
          <table:table-cell table:style-name="ce6" office:value-type="string" calcext:value-type="string">
            <text:p><text:a xlink:href="https://pl.wikipedia.org/w/index.php?title=ISO_3166-2:HT&amp;action=edit&amp;redlink=1" xlink:type="simple">ISO 3166-2:HT</text:a>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CONCATENATE([.H80];&quot;, &quot;;[.C80];&quot;, &quot;;[.B80])" office:value-type="string" office:string-value="80, HT, Haiti" calcext:value-type="string">
            <text:p>80, HT, Hait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Hiszpania" xlink:type="simple">Hiszpania</text:a></text:p>
          </table:table-cell>
          <table:table-cell table:style-name="ce2" office:value-type="string" calcext:value-type="string">
            <text:p>Spain</text:p>
          </table:table-cell>
          <table:table-cell table:style-name="ce3" office:value-type="string" calcext:value-type="string">
            <text:p><text:a xlink:href="https://pl.wikipedia.org/wiki/ISO_3166-1_alfa-2#ES" xlink:type="simple">ES</text:a>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float" office:value="724" calcext:value-type="float">
            <text:p>724</text:p>
          </table:table-cell>
          <table:table-cell table:style-name="ce6" office:value-type="string" calcext:value-type="string">
            <text:p><text:a xlink:href="https://pl.wikipedia.org/w/index.php?title=ISO_3166-2:ES&amp;action=edit&amp;redlink=1" xlink:type="simple">ISO 3166-2:ES</text:a>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formula="of:=CONCATENATE([.H81];&quot;, &quot;;[.C81];&quot;, &quot;;[.B81])" office:value-type="string" office:string-value="81, ES, Spain" calcext:value-type="string">
            <text:p>81, ES, Spai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Holandia" xlink:type="simple">Holandia</text:a></text:p>
          </table:table-cell>
          <table:table-cell table:style-name="ce2" office:value-type="string" calcext:value-type="string">
            <text:p>Netherlands</text:p>
          </table:table-cell>
          <table:table-cell table:style-name="ce3" office:value-type="string" calcext:value-type="string">
            <text:p><text:a xlink:href="https://pl.wikipedia.org/wiki/ISO_3166-1_alfa-2#NL" xlink:type="simple">NL</text:a></text:p>
          </table:table-cell>
          <table:table-cell table:style-name="ce4" office:value-type="string" calcext:value-type="string">
            <text:p>NLD</text:p>
          </table:table-cell>
          <table:table-cell table:style-name="ce4" office:value-type="float" office:value="528" calcext:value-type="float">
            <text:p>528</text:p>
          </table:table-cell>
          <table:table-cell table:style-name="ce5" office:value-type="string" calcext:value-type="string">
            <text:p><text:a xlink:href="https://pl.wikipedia.org/wiki/ISO_3166-2:NL" xlink:type="simple">ISO 3166-2:NL</text:a>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formula="of:=CONCATENATE([.H82];&quot;, &quot;;[.C82];&quot;, &quot;;[.B82])" office:value-type="string" office:string-value="82, NL, Netherlands" calcext:value-type="string">
            <text:p>82, NL, Nether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Honduras" xlink:type="simple">Honduras</text:a></text:p>
          </table:table-cell>
          <table:table-cell table:style-name="ce2" office:value-type="string" calcext:value-type="string">
            <text:p>Honduras</text:p>
          </table:table-cell>
          <table:table-cell table:style-name="ce3" office:value-type="string" calcext:value-type="string">
            <text:p><text:a xlink:href="https://pl.wikipedia.org/wiki/ISO_3166-1_alfa-2#HN" xlink:type="simple">HN</text:a></text:p>
          </table:table-cell>
          <table:table-cell table:style-name="ce4" office:value-type="string" calcext:value-type="string">
            <text:p>HND</text:p>
          </table:table-cell>
          <table:table-cell table:style-name="ce4" office:value-type="float" office:value="340" calcext:value-type="float">
            <text:p>340</text:p>
          </table:table-cell>
          <table:table-cell table:style-name="ce6" office:value-type="string" calcext:value-type="string">
            <text:p><text:a xlink:href="https://pl.wikipedia.org/w/index.php?title=ISO_3166-2:HN&amp;action=edit&amp;redlink=1" xlink:type="simple">ISO 3166-2:HN</text:a>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formula="of:=CONCATENATE([.H83];&quot;, &quot;;[.C83];&quot;, &quot;;[.B83])" office:value-type="string" office:string-value="83, HN, Honduras" calcext:value-type="string">
            <text:p>83, HN, Hondur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Hongkong" xlink:type="simple">Hongkong</text:a></text:p>
          </table:table-cell>
          <table:table-cell table:style-name="ce2" office:value-type="string" calcext:value-type="string">
            <text:p>Hong Kong</text:p>
          </table:table-cell>
          <table:table-cell table:style-name="ce3" office:value-type="string" calcext:value-type="string">
            <text:p><text:a xlink:href="https://pl.wikipedia.org/wiki/ISO_3166-1_alfa-2#HK" xlink:type="simple">HK</text:a></text:p>
          </table:table-cell>
          <table:table-cell table:style-name="ce4" office:value-type="string" calcext:value-type="string">
            <text:p>HKG</text:p>
          </table:table-cell>
          <table:table-cell table:style-name="ce4" office:value-type="float" office:value="344" calcext:value-type="float">
            <text:p>344</text:p>
          </table:table-cell>
          <table:table-cell table:style-name="ce5" office:value-type="string" calcext:value-type="string">
            <text:p><text:a xlink:href="https://pl.wikipedia.org/wiki/ISO_3166-2:HK" xlink:type="simple">ISO 3166-2:HK</text:a>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formula="of:=CONCATENATE([.H84];&quot;, &quot;;[.C84];&quot;, &quot;;[.B84])" office:value-type="string" office:string-value="84, HK, Hong Kong" calcext:value-type="string">
            <text:p>84, HK, Hong Kon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ndie" xlink:type="simple">Indie</text:a></text:p>
          </table:table-cell>
          <table:table-cell table:style-name="ce2" office:value-type="string" calcext:value-type="string">
            <text:p>India</text:p>
          </table:table-cell>
          <table:table-cell table:style-name="ce3" office:value-type="string" calcext:value-type="string">
            <text:p><text:a xlink:href="https://pl.wikipedia.org/wiki/ISO_3166-1_alfa-2#IN" xlink:type="simple">IN</text:a>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float" office:value="356" calcext:value-type="float">
            <text:p>356</text:p>
          </table:table-cell>
          <table:table-cell table:style-name="ce5" office:value-type="string" calcext:value-type="string">
            <text:p><text:a xlink:href="https://pl.wikipedia.org/wiki/ISO_3166-2:IN" xlink:type="simple">ISO 3166-2:IN</text:a>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formula="of:=CONCATENATE([.H85];&quot;, &quot;;[.C85];&quot;, &quot;;[.B85])" office:value-type="string" office:string-value="85, IN, India" calcext:value-type="string">
            <text:p>85, IN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ndonezja" xlink:type="simple">Indonezja</text:a></text:p>
          </table:table-cell>
          <table:table-cell table:style-name="ce2" office:value-type="string" calcext:value-type="string">
            <text:p>Indonesia</text:p>
          </table:table-cell>
          <table:table-cell table:style-name="ce3" office:value-type="string" calcext:value-type="string">
            <text:p><text:a xlink:href="https://pl.wikipedia.org/wiki/ISO_3166-1_alfa-2#ID" xlink:type="simple">ID</text:a></text:p>
          </table:table-cell>
          <table:table-cell table:style-name="ce4" office:value-type="string" calcext:value-type="string">
            <text:p>IDN</text:p>
          </table:table-cell>
          <table:table-cell table:style-name="ce4" office:value-type="float" office:value="360" calcext:value-type="float">
            <text:p>360</text:p>
          </table:table-cell>
          <table:table-cell table:style-name="ce6" office:value-type="string" calcext:value-type="string">
            <text:p><text:a xlink:href="https://pl.wikipedia.org/w/index.php?title=ISO_3166-2:ID&amp;action=edit&amp;redlink=1" xlink:type="simple">ISO 3166-2:ID</text:a>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formula="of:=CONCATENATE([.H86];&quot;, &quot;;[.C86];&quot;, &quot;;[.B86])" office:value-type="string" office:string-value="86, ID, Indonesia" calcext:value-type="string">
            <text:p>86, ID, Indones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rak" xlink:type="simple">Irak</text:a></text:p>
          </table:table-cell>
          <table:table-cell table:style-name="ce2" office:value-type="string" calcext:value-type="string">
            <text:p>Iraq</text:p>
          </table:table-cell>
          <table:table-cell table:style-name="ce3" office:value-type="string" calcext:value-type="string">
            <text:p><text:a xlink:href="https://pl.wikipedia.org/wiki/ISO_3166-1_alfa-2#IQ" xlink:type="simple">IQ</text:a></text:p>
          </table:table-cell>
          <table:table-cell table:style-name="ce4" office:value-type="string" calcext:value-type="string">
            <text:p>IRQ</text:p>
          </table:table-cell>
          <table:table-cell table:style-name="ce4" office:value-type="float" office:value="368" calcext:value-type="float">
            <text:p>368</text:p>
          </table:table-cell>
          <table:table-cell table:style-name="ce6" office:value-type="string" calcext:value-type="string">
            <text:p><text:a xlink:href="https://pl.wikipedia.org/w/index.php?title=ISO_3166-2:IQ&amp;action=edit&amp;redlink=1" xlink:type="simple">ISO 3166-2:IQ</text:a>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formula="of:=CONCATENATE([.H87];&quot;, &quot;;[.C87];&quot;, &quot;;[.B87])" office:value-type="string" office:string-value="87, IQ, Iraq" calcext:value-type="string">
            <text:p>87, IQ, Iraq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ran" xlink:type="simple">Iran</text:a></text:p>
          </table:table-cell>
          <table:table-cell table:style-name="ce2" office:value-type="string" calcext:value-type="string">
            <text:p>Iran, Islamic Republic of</text:p>
          </table:table-cell>
          <table:table-cell table:style-name="ce3" office:value-type="string" calcext:value-type="string">
            <text:p><text:a xlink:href="https://pl.wikipedia.org/wiki/ISO_3166-1_alfa-2#IR" xlink:type="simple">IR</text:a></text:p>
          </table:table-cell>
          <table:table-cell table:style-name="ce4" office:value-type="string" calcext:value-type="string">
            <text:p>IRN</text:p>
          </table:table-cell>
          <table:table-cell table:style-name="ce4" office:value-type="float" office:value="364" calcext:value-type="float">
            <text:p>364</text:p>
          </table:table-cell>
          <table:table-cell table:style-name="ce5" office:value-type="string" calcext:value-type="string">
            <text:p><text:a xlink:href="https://pl.wikipedia.org/wiki/ISO_3166-2:IR" xlink:type="simple">ISO 3166-2:IR</text:a>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formula="of:=CONCATENATE([.H88];&quot;, &quot;;[.C88];&quot;, &quot;;[.B88])" office:value-type="string" office:string-value="88, IR, Iran, Islamic Republic of" calcext:value-type="string">
            <text:p>88, IR, Iran, Islamic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rlandia" xlink:type="simple">Irlandia</text:a></text:p>
          </table:table-cell>
          <table:table-cell table:style-name="ce2" office:value-type="string" calcext:value-type="string">
            <text:p>Ireland</text:p>
          </table:table-cell>
          <table:table-cell table:style-name="ce3" office:value-type="string" calcext:value-type="string">
            <text:p><text:a xlink:href="https://pl.wikipedia.org/wiki/ISO_3166-1_alfa-2#IE" xlink:type="simple">IE</text:a></text:p>
          </table:table-cell>
          <table:table-cell table:style-name="ce4" office:value-type="string" calcext:value-type="string">
            <text:p>IRL</text:p>
          </table:table-cell>
          <table:table-cell table:style-name="ce4" office:value-type="float" office:value="372" calcext:value-type="float">
            <text:p>372</text:p>
          </table:table-cell>
          <table:table-cell table:style-name="ce5" office:value-type="string" calcext:value-type="string">
            <text:p><text:a xlink:href="https://pl.wikipedia.org/wiki/ISO_3166-2:IE" xlink:type="simple">ISO 3166-2:IE</text:a></text:p>
          </table:table-cell>
          <table:table-cell/>
          <table:table-cell table:style-name="ce7" office:value-type="float" office:value="89" calcext:value-type="float">
            <text:p>89</text:p>
          </table:table-cell>
          <table:table-cell table:formula="of:=CONCATENATE([.H89];&quot;, &quot;;[.C89];&quot;, &quot;;[.B89])" office:value-type="string" office:string-value="89, IE, Ireland" calcext:value-type="string">
            <text:p>89, IE, Ire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slandia" xlink:type="simple">Islandia</text:a></text:p>
          </table:table-cell>
          <table:table-cell table:style-name="ce2" office:value-type="string" calcext:value-type="string">
            <text:p>Iceland</text:p>
          </table:table-cell>
          <table:table-cell table:style-name="ce3" office:value-type="string" calcext:value-type="string">
            <text:p><text:a xlink:href="https://pl.wikipedia.org/wiki/ISO_3166-1_alfa-2#IS" xlink:type="simple">IS</text:a></text:p>
          </table:table-cell>
          <table:table-cell table:style-name="ce4" office:value-type="string" calcext:value-type="string">
            <text:p>ISL</text:p>
          </table:table-cell>
          <table:table-cell table:style-name="ce4" office:value-type="float" office:value="352" calcext:value-type="float">
            <text:p>352</text:p>
          </table:table-cell>
          <table:table-cell table:style-name="ce5" office:value-type="string" calcext:value-type="string">
            <text:p><text:a xlink:href="https://pl.wikipedia.org/wiki/ISO_3166-2:IS" xlink:type="simple">ISO 3166-2:IS</text:a>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CONCATENATE([.H90];&quot;, &quot;;[.C90];&quot;, &quot;;[.B90])" office:value-type="string" office:string-value="90, IS, Iceland" calcext:value-type="string">
            <text:p>90, IS, Ice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Izrael" xlink:type="simple">Izrael</text:a></text:p>
          </table:table-cell>
          <table:table-cell table:style-name="ce2" office:value-type="string" calcext:value-type="string">
            <text:p>Israel</text:p>
          </table:table-cell>
          <table:table-cell table:style-name="ce3" office:value-type="string" calcext:value-type="string">
            <text:p><text:a xlink:href="https://pl.wikipedia.org/wiki/ISO_3166-1_alfa-2#IL" xlink:type="simple">IL</text:a></text:p>
          </table:table-cell>
          <table:table-cell table:style-name="ce4" office:value-type="string" calcext:value-type="string">
            <text:p>ISR</text:p>
          </table:table-cell>
          <table:table-cell table:style-name="ce4" office:value-type="float" office:value="376" calcext:value-type="float">
            <text:p>376</text:p>
          </table:table-cell>
          <table:table-cell table:style-name="ce6" office:value-type="string" calcext:value-type="string">
            <text:p><text:a xlink:href="https://pl.wikipedia.org/w/index.php?title=ISO_3166-2:IL&amp;action=edit&amp;redlink=1" xlink:type="simple">ISO 3166-2:IL</text:a>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formula="of:=CONCATENATE([.H91];&quot;, &quot;;[.C91];&quot;, &quot;;[.B91])" office:value-type="string" office:string-value="91, IL, Israel" calcext:value-type="string">
            <text:p>91, IL, Isra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Jamajka" xlink:type="simple">Jamajka</text:a></text:p>
          </table:table-cell>
          <table:table-cell table:style-name="ce2" office:value-type="string" calcext:value-type="string">
            <text:p>Jamaica</text:p>
          </table:table-cell>
          <table:table-cell table:style-name="ce3" office:value-type="string" calcext:value-type="string">
            <text:p><text:a xlink:href="https://pl.wikipedia.org/wiki/ISO_3166-1_alfa-2#JM" xlink:type="simple">JM</text:a></text:p>
          </table:table-cell>
          <table:table-cell table:style-name="ce4" office:value-type="string" calcext:value-type="string">
            <text:p>JAM</text:p>
          </table:table-cell>
          <table:table-cell table:style-name="ce4" office:value-type="float" office:value="388" calcext:value-type="float">
            <text:p>388</text:p>
          </table:table-cell>
          <table:table-cell table:style-name="ce6" office:value-type="string" calcext:value-type="string">
            <text:p><text:a xlink:href="https://pl.wikipedia.org/w/index.php?title=ISO_3166-2:JM&amp;action=edit&amp;redlink=1" xlink:type="simple">ISO 3166-2:JM</text:a></text:p>
          </table:table-cell>
          <table:table-cell/>
          <table:table-cell table:style-name="ce7" office:value-type="float" office:value="92" calcext:value-type="float">
            <text:p>92</text:p>
          </table:table-cell>
          <table:table-cell table:formula="of:=CONCATENATE([.H92];&quot;, &quot;;[.C92];&quot;, &quot;;[.B92])" office:value-type="string" office:string-value="92, JM, Jamaica" calcext:value-type="string">
            <text:p>92, JM, Jamai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Japonia" xlink:type="simple">Japonia</text:a></text:p>
          </table:table-cell>
          <table:table-cell table:style-name="ce2" office:value-type="string" calcext:value-type="string">
            <text:p>Japan</text:p>
          </table:table-cell>
          <table:table-cell table:style-name="ce3" office:value-type="string" calcext:value-type="string">
            <text:p><text:a xlink:href="https://pl.wikipedia.org/wiki/ISO_3166-1_alfa-2#JP" xlink:type="simple">JP</text:a></text:p>
          </table:table-cell>
          <table:table-cell table:style-name="ce4" office:value-type="string" calcext:value-type="string">
            <text:p>JPN</text:p>
          </table:table-cell>
          <table:table-cell table:style-name="ce4" office:value-type="float" office:value="392" calcext:value-type="float">
            <text:p>392</text:p>
          </table:table-cell>
          <table:table-cell table:style-name="ce5" office:value-type="string" calcext:value-type="string">
            <text:p><text:a xlink:href="https://pl.wikipedia.org/wiki/ISO_3166-2:JP" xlink:type="simple">ISO 3166-2:JP</text:a>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formula="of:=CONCATENATE([.H93];&quot;, &quot;;[.C93];&quot;, &quot;;[.B93])" office:value-type="string" office:string-value="93, JP, Japan" calcext:value-type="string">
            <text:p>93, JP, Jap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Jemen" xlink:type="simple">Jemen</text:a></text:p>
          </table:table-cell>
          <table:table-cell table:style-name="ce2" office:value-type="string" calcext:value-type="string">
            <text:p>Yemen</text:p>
          </table:table-cell>
          <table:table-cell table:style-name="ce3" office:value-type="string" calcext:value-type="string">
            <text:p><text:a xlink:href="https://pl.wikipedia.org/wiki/ISO_3166-1_alfa-2#YE" xlink:type="simple">YE</text:a></text:p>
          </table:table-cell>
          <table:table-cell table:style-name="ce4" office:value-type="string" calcext:value-type="string">
            <text:p>YEM</text:p>
          </table:table-cell>
          <table:table-cell table:style-name="ce4" office:value-type="float" office:value="887" calcext:value-type="float">
            <text:p>887</text:p>
          </table:table-cell>
          <table:table-cell table:style-name="ce6" office:value-type="string" calcext:value-type="string">
            <text:p><text:a xlink:href="https://pl.wikipedia.org/w/index.php?title=ISO_3166-2:YE&amp;action=edit&amp;redlink=1" xlink:type="simple">ISO 3166-2:YE</text:a></text:p>
          </table:table-cell>
          <table:table-cell/>
          <table:table-cell table:style-name="ce7" office:value-type="float" office:value="94" calcext:value-type="float">
            <text:p>94</text:p>
          </table:table-cell>
          <table:table-cell table:formula="of:=CONCATENATE([.H94];&quot;, &quot;;[.C94];&quot;, &quot;;[.B94])" office:value-type="string" office:string-value="94, YE, Yemen" calcext:value-type="string">
            <text:p>94, YE, Yeme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Jersey" xlink:type="simple">Jersey</text:a></text:p>
          </table:table-cell>
          <table:table-cell table:style-name="ce2" office:value-type="string" calcext:value-type="string">
            <text:p>Jersey</text:p>
          </table:table-cell>
          <table:table-cell table:style-name="ce3" office:value-type="string" calcext:value-type="string">
            <text:p><text:a xlink:href="https://pl.wikipedia.org/wiki/ISO_3166-1_alfa-2#JE" xlink:type="simple">JE</text:a></text:p>
          </table:table-cell>
          <table:table-cell table:style-name="ce4" office:value-type="string" calcext:value-type="string">
            <text:p>JEY</text:p>
          </table:table-cell>
          <table:table-cell table:style-name="ce4" office:value-type="float" office:value="832" calcext:value-type="float">
            <text:p>832</text:p>
          </table:table-cell>
          <table:table-cell table:style-name="ce5" office:value-type="string" calcext:value-type="string">
            <text:p><text:a xlink:href="https://pl.wikipedia.org/wiki/ISO_3166-2:JE" xlink:type="simple">ISO 3166-2:JE</text:a></text:p>
          </table:table-cell>
          <table:table-cell/>
          <table:table-cell table:style-name="ce7" office:value-type="float" office:value="95" calcext:value-type="float">
            <text:p>95</text:p>
          </table:table-cell>
          <table:table-cell table:formula="of:=CONCATENATE([.H95];&quot;, &quot;;[.C95];&quot;, &quot;;[.B95])" office:value-type="string" office:string-value="95, JE, Jersey" calcext:value-type="string">
            <text:p>95, JE, Jerse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Jordania" xlink:type="simple">Jordania</text:a></text:p>
          </table:table-cell>
          <table:table-cell table:style-name="ce2" office:value-type="string" calcext:value-type="string">
            <text:p>Jordan</text:p>
          </table:table-cell>
          <table:table-cell table:style-name="ce3" office:value-type="string" calcext:value-type="string">
            <text:p><text:a xlink:href="https://pl.wikipedia.org/wiki/ISO_3166-1_alfa-2#JO" xlink:type="simple">JO</text:a></text:p>
          </table:table-cell>
          <table:table-cell table:style-name="ce4" office:value-type="string" calcext:value-type="string">
            <text:p>JOR</text:p>
          </table:table-cell>
          <table:table-cell table:style-name="ce4" office:value-type="float" office:value="400" calcext:value-type="float">
            <text:p>400</text:p>
          </table:table-cell>
          <table:table-cell table:style-name="ce6" office:value-type="string" calcext:value-type="string">
            <text:p><text:a xlink:href="https://pl.wikipedia.org/w/index.php?title=ISO_3166-2:JO&amp;action=edit&amp;redlink=1" xlink:type="simple">ISO 3166-2:JO</text:a>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formula="of:=CONCATENATE([.H96];&quot;, &quot;;[.C96];&quot;, &quot;;[.B96])" office:value-type="string" office:string-value="96, JO, Jordan" calcext:value-type="string">
            <text:p>96, JO, Jord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jmany_(wyspy)" xlink:type="simple">Kajmany</text:a></text:p>
          </table:table-cell>
          <table:table-cell table:style-name="ce2" office:value-type="string" calcext:value-type="string">
            <text:p>Cayman Islands</text:p>
          </table:table-cell>
          <table:table-cell table:style-name="ce3" office:value-type="string" calcext:value-type="string">
            <text:p><text:a xlink:href="https://pl.wikipedia.org/wiki/ISO_3166-1_alfa-2#KY" xlink:type="simple">KY</text:a></text:p>
          </table:table-cell>
          <table:table-cell table:style-name="ce4" office:value-type="string" calcext:value-type="string">
            <text:p>CYM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string" calcext:value-type="string">
            <text:p><text:a xlink:href="https://pl.wikipedia.org/wiki/ISO_3166-2:KY" xlink:type="simple">ISO 3166-2:KY</text:a></text:p>
          </table:table-cell>
          <table:table-cell/>
          <table:table-cell table:style-name="ce7" office:value-type="float" office:value="97" calcext:value-type="float">
            <text:p>97</text:p>
          </table:table-cell>
          <table:table-cell table:formula="of:=CONCATENATE([.H97];&quot;, &quot;;[.C97];&quot;, &quot;;[.B97])" office:value-type="string" office:string-value="97, KY, Cayman Islands" calcext:value-type="string">
            <text:p>97, KY, Cayman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mbodża" xlink:type="simple">Kambodża</text:a></text:p>
          </table:table-cell>
          <table:table-cell table:style-name="ce2" office:value-type="string" calcext:value-type="string">
            <text:p>Cambodia</text:p>
          </table:table-cell>
          <table:table-cell table:style-name="ce3" office:value-type="string" calcext:value-type="string">
            <text:p><text:a xlink:href="https://pl.wikipedia.org/wiki/ISO_3166-1_alfa-2#KH" xlink:type="simple">KH</text:a></text:p>
          </table:table-cell>
          <table:table-cell table:style-name="ce4" office:value-type="string" calcext:value-type="string">
            <text:p>KHM</text:p>
          </table:table-cell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<text:a xlink:href="https://pl.wikipedia.org/w/index.php?title=ISO_3166-2:KH&amp;action=edit&amp;redlink=1" xlink:type="simple">ISO 3166-2:KH</text:a></text:p>
          </table:table-cell>
          <table:table-cell/>
          <table:table-cell table:style-name="ce7" office:value-type="float" office:value="98" calcext:value-type="float">
            <text:p>98</text:p>
          </table:table-cell>
          <table:table-cell table:formula="of:=CONCATENATE([.H98];&quot;, &quot;;[.C98];&quot;, &quot;;[.B98])" office:value-type="string" office:string-value="98, KH, Cambodia" calcext:value-type="string">
            <text:p>98, KH, Cambo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merun" xlink:type="simple">Kamerun</text:a></text:p>
          </table:table-cell>
          <table:table-cell table:style-name="ce2" office:value-type="string" calcext:value-type="string">
            <text:p>Cameroon</text:p>
          </table:table-cell>
          <table:table-cell table:style-name="ce3" office:value-type="string" calcext:value-type="string">
            <text:p><text:a xlink:href="https://pl.wikipedia.org/wiki/ISO_3166-1_alfa-2#CM" xlink:type="simple">CM</text:a></text:p>
          </table:table-cell>
          <table:table-cell table:style-name="ce4" office:value-type="string" calcext:value-type="string">
            <text:p>CMR</text:p>
          </table:table-cell>
          <table:table-cell table:style-name="ce4" office:value-type="float" office:value="120" calcext:value-type="float">
            <text:p>120</text:p>
          </table:table-cell>
          <table:table-cell table:style-name="ce6" office:value-type="string" calcext:value-type="string">
            <text:p><text:a xlink:href="https://pl.wikipedia.org/w/index.php?title=ISO_3166-2:CM&amp;action=edit&amp;redlink=1" xlink:type="simple">ISO 3166-2:CM</text:a></text:p>
          </table:table-cell>
          <table:table-cell/>
          <table:table-cell table:style-name="ce7" office:value-type="float" office:value="99" calcext:value-type="float">
            <text:p>99</text:p>
          </table:table-cell>
          <table:table-cell table:formula="of:=CONCATENATE([.H99];&quot;, &quot;;[.C99];&quot;, &quot;;[.B99])" office:value-type="string" office:string-value="99, CM, Cameroon" calcext:value-type="string">
            <text:p>99, CM, Camero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nada" xlink:type="simple">Kanada</text:a>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string" calcext:value-type="string">
            <text:p><text:a xlink:href="https://pl.wikipedia.org/wiki/ISO_3166-1_alfa-2#CA" xlink:type="simple">CA</text:a>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string" calcext:value-type="string">
            <text:p><text:a xlink:href="https://pl.wikipedia.org/wiki/ISO_3166-2:CA" xlink:type="simple">ISO 3166-2:CA</text:a>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formula="of:=CONCATENATE([.H100];&quot;, &quot;;[.C100];&quot;, &quot;;[.B100])" office:value-type="string" office:string-value="100, CA, Canada" calcext:value-type="string">
            <text:p>100, CA, Cana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tar" xlink:type="simple">Katar</text:a></text:p>
          </table:table-cell>
          <table:table-cell table:style-name="ce2" office:value-type="string" calcext:value-type="string">
            <text:p>Qatar</text:p>
          </table:table-cell>
          <table:table-cell table:style-name="ce3" office:value-type="string" calcext:value-type="string">
            <text:p><text:a xlink:href="https://pl.wikipedia.org/wiki/ISO_3166-1_alfa-2#QA" xlink:type="simple">QA</text:a></text:p>
          </table:table-cell>
          <table:table-cell table:style-name="ce4" office:value-type="string" calcext:value-type="string">
            <text:p>QAT</text:p>
          </table:table-cell>
          <table:table-cell table:style-name="ce4" office:value-type="float" office:value="634" calcext:value-type="float">
            <text:p>634</text:p>
          </table:table-cell>
          <table:table-cell table:style-name="ce6" office:value-type="string" calcext:value-type="string">
            <text:p><text:a xlink:href="https://pl.wikipedia.org/w/index.php?title=ISO_3166-2:QA&amp;action=edit&amp;redlink=1" xlink:type="simple">ISO 3166-2:QA</text:a></text:p>
          </table:table-cell>
          <table:table-cell/>
          <table:table-cell table:style-name="ce7" office:value-type="float" office:value="101" calcext:value-type="float">
            <text:p>101</text:p>
          </table:table-cell>
          <table:table-cell table:formula="of:=CONCATENATE([.H101];&quot;, &quot;;[.C101];&quot;, &quot;;[.B101])" office:value-type="string" office:string-value="101, QA, Qatar" calcext:value-type="string">
            <text:p>101, QA, Qat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azachstan" xlink:type="simple">Kazachstan</text:a></text:p>
          </table:table-cell>
          <table:table-cell table:style-name="ce2" office:value-type="string" calcext:value-type="string">
            <text:p>Kazakhstan</text:p>
          </table:table-cell>
          <table:table-cell table:style-name="ce3" office:value-type="string" calcext:value-type="string">
            <text:p><text:a xlink:href="https://pl.wikipedia.org/wiki/ISO_3166-1_alfa-2#KZ" xlink:type="simple">KZ</text:a></text:p>
          </table:table-cell>
          <table:table-cell table:style-name="ce4" office:value-type="string" calcext:value-type="string">
            <text:p>KAZ</text:p>
          </table:table-cell>
          <table:table-cell table:style-name="ce4" office:value-type="float" office:value="398" calcext:value-type="float">
            <text:p>398</text:p>
          </table:table-cell>
          <table:table-cell table:style-name="ce6" office:value-type="string" calcext:value-type="string">
            <text:p><text:a xlink:href="https://pl.wikipedia.org/w/index.php?title=ISO_3166-2:KZ&amp;action=edit&amp;redlink=1" xlink:type="simple">ISO 3166-2:KZ</text:a></text:p>
          </table:table-cell>
          <table:table-cell/>
          <table:table-cell table:style-name="ce7" office:value-type="float" office:value="102" calcext:value-type="float">
            <text:p>102</text:p>
          </table:table-cell>
          <table:table-cell table:formula="of:=CONCATENATE([.H102];&quot;, &quot;;[.C102];&quot;, &quot;;[.B102])" office:value-type="string" office:string-value="102, KZ, Kazakhstan" calcext:value-type="string">
            <text:p>102, KZ, Kazakh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enia" xlink:type="simple">Kenia</text:a></text:p>
          </table:table-cell>
          <table:table-cell table:style-name="ce2" office:value-type="string" calcext:value-type="string">
            <text:p>Kenya</text:p>
          </table:table-cell>
          <table:table-cell table:style-name="ce3" office:value-type="string" calcext:value-type="string">
            <text:p><text:a xlink:href="https://pl.wikipedia.org/wiki/ISO_3166-1_alfa-2#KE" xlink:type="simple">KE</text:a></text:p>
          </table:table-cell>
          <table:table-cell table:style-name="ce4" office:value-type="string" calcext:value-type="string">
            <text:p>KEN</text:p>
          </table:table-cell>
          <table:table-cell table:style-name="ce4" office:value-type="float" office:value="404" calcext:value-type="float">
            <text:p>404</text:p>
          </table:table-cell>
          <table:table-cell table:style-name="ce6" office:value-type="string" calcext:value-type="string">
            <text:p><text:a xlink:href="https://pl.wikipedia.org/w/index.php?title=ISO_3166-2:KE&amp;action=edit&amp;redlink=1" xlink:type="simple">ISO 3166-2:KE</text:a></text:p>
          </table:table-cell>
          <table:table-cell/>
          <table:table-cell table:style-name="ce7" office:value-type="float" office:value="103" calcext:value-type="float">
            <text:p>103</text:p>
          </table:table-cell>
          <table:table-cell table:formula="of:=CONCATENATE([.H103];&quot;, &quot;;[.C103];&quot;, &quot;;[.B103])" office:value-type="string" office:string-value="103, KE, Kenya" calcext:value-type="string">
            <text:p>103, KE, Keny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irgistan" xlink:type="simple">Kirgistan</text:a></text:p>
          </table:table-cell>
          <table:table-cell table:style-name="ce2" office:value-type="string" calcext:value-type="string">
            <text:p>Kyrgyzstan</text:p>
          </table:table-cell>
          <table:table-cell table:style-name="ce3" office:value-type="string" calcext:value-type="string">
            <text:p><text:a xlink:href="https://pl.wikipedia.org/wiki/ISO_3166-1_alfa-2#KG" xlink:type="simple">KG</text:a></text:p>
          </table:table-cell>
          <table:table-cell table:style-name="ce4" office:value-type="string" calcext:value-type="string">
            <text:p>KGZ</text:p>
          </table:table-cell>
          <table:table-cell table:style-name="ce4" office:value-type="float" office:value="417" calcext:value-type="float">
            <text:p>417</text:p>
          </table:table-cell>
          <table:table-cell table:style-name="ce6" office:value-type="string" calcext:value-type="string">
            <text:p><text:a xlink:href="https://pl.wikipedia.org/w/index.php?title=ISO_3166-2:KG&amp;action=edit&amp;redlink=1" xlink:type="simple">ISO 3166-2:KG</text:a>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formula="of:=CONCATENATE([.H104];&quot;, &quot;;[.C104];&quot;, &quot;;[.B104])" office:value-type="string" office:string-value="104, KG, Kyrgyzstan" calcext:value-type="string">
            <text:p>104, KG, Kyrgyz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iribati" xlink:type="simple">Kiribati</text:a></text:p>
          </table:table-cell>
          <table:table-cell table:style-name="ce2" office:value-type="string" calcext:value-type="string">
            <text:p>Kiribati</text:p>
          </table:table-cell>
          <table:table-cell table:style-name="ce3" office:value-type="string" calcext:value-type="string">
            <text:p><text:a xlink:href="https://pl.wikipedia.org/wiki/ISO_3166-1_alfa-2#KI" xlink:type="simple">KI</text:a></text:p>
          </table:table-cell>
          <table:table-cell table:style-name="ce4" office:value-type="string" calcext:value-type="string">
            <text:p>KIR</text:p>
          </table:table-cell>
          <table:table-cell table:style-name="ce4" office:value-type="float" office:value="296" calcext:value-type="float">
            <text:p>296</text:p>
          </table:table-cell>
          <table:table-cell table:style-name="ce5" office:value-type="string" calcext:value-type="string">
            <text:p><text:a xlink:href="https://pl.wikipedia.org/wiki/ISO_3166-2:KI" xlink:type="simple">ISO 3166-2:KI</text:a>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formula="of:=CONCATENATE([.H105];&quot;, &quot;;[.C105];&quot;, &quot;;[.B105])" office:value-type="string" office:string-value="105, KI, Kiribati" calcext:value-type="string">
            <text:p>105, KI, Kiribat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lumbia" xlink:type="simple">Kolumbia</text:a></text:p>
          </table:table-cell>
          <table:table-cell table:style-name="ce2" office:value-type="string" calcext:value-type="string">
            <text:p>Colombia</text:p>
          </table:table-cell>
          <table:table-cell table:style-name="ce3" office:value-type="string" calcext:value-type="string">
            <text:p><text:a xlink:href="https://pl.wikipedia.org/wiki/ISO_3166-1_alfa-2#CO" xlink:type="simple">CO</text:a>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float" office:value="170" calcext:value-type="float">
            <text:p>170</text:p>
          </table:table-cell>
          <table:table-cell table:style-name="ce6" office:value-type="string" calcext:value-type="string">
            <text:p><text:a xlink:href="https://pl.wikipedia.org/w/index.php?title=ISO_3166-2:CO&amp;action=edit&amp;redlink=1" xlink:type="simple">ISO 3166-2:CO</text:a></text:p>
          </table:table-cell>
          <table:table-cell/>
          <table:table-cell table:style-name="ce7" office:value-type="float" office:value="106" calcext:value-type="float">
            <text:p>106</text:p>
          </table:table-cell>
          <table:table-cell table:formula="of:=CONCATENATE([.H106];&quot;, &quot;;[.C106];&quot;, &quot;;[.B106])" office:value-type="string" office:string-value="106, CO, Colombia" calcext:value-type="string">
            <text:p>106, CO, Colom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mory" xlink:type="simple">Komory</text:a></text:p>
          </table:table-cell>
          <table:table-cell table:style-name="ce2" office:value-type="string" calcext:value-type="string">
            <text:p>Comoros</text:p>
          </table:table-cell>
          <table:table-cell table:style-name="ce3" office:value-type="string" calcext:value-type="string">
            <text:p><text:a xlink:href="https://pl.wikipedia.org/wiki/ISO_3166-1_alfa-2#KM" xlink:type="simple">KM</text:a>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float" office:value="174" calcext:value-type="float">
            <text:p>174</text:p>
          </table:table-cell>
          <table:table-cell table:style-name="ce5" office:value-type="string" calcext:value-type="string">
            <text:p><text:a xlink:href="https://pl.wikipedia.org/wiki/ISO_3166-2:KM" xlink:type="simple">ISO 3166-2:KM</text:a>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formula="of:=CONCATENATE([.H107];&quot;, &quot;;[.C107];&quot;, &quot;;[.B107])" office:value-type="string" office:string-value="107, KM, Comoros" calcext:value-type="string">
            <text:p>107, KM, Comoro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ngo" xlink:type="simple">Kongo</text:a></text:p>
          </table:table-cell>
          <table:table-cell table:style-name="ce2" office:value-type="string" calcext:value-type="string">
            <text:p>Congo</text:p>
          </table:table-cell>
          <table:table-cell table:style-name="ce3" office:value-type="string" calcext:value-type="string">
            <text:p><text:a xlink:href="https://pl.wikipedia.org/wiki/ISO_3166-1_alfa-2#CG" xlink:type="simple">CG</text:a></text:p>
          </table:table-cell>
          <table:table-cell table:style-name="ce4" office:value-type="string" calcext:value-type="string">
            <text:p>COG</text:p>
          </table:table-cell>
          <table:table-cell table:style-name="ce4" office:value-type="float" office:value="178" calcext:value-type="float">
            <text:p>178</text:p>
          </table:table-cell>
          <table:table-cell table:style-name="ce5" office:value-type="string" calcext:value-type="string">
            <text:p><text:a xlink:href="https://pl.wikipedia.org/wiki/ISO_3166-2:CG" xlink:type="simple">ISO 3166-2:CG</text:a>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formula="of:=CONCATENATE([.H108];&quot;, &quot;;[.C108];&quot;, &quot;;[.B108])" office:value-type="string" office:string-value="108, CG, Congo" calcext:value-type="string">
            <text:p>108, CG, Cong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rea_Południowa" xlink:type="simple">Korea Południowa</text:a></text:p>
          </table:table-cell>
          <table:table-cell table:style-name="ce2" office:value-type="string" calcext:value-type="string">
            <text:p>Korea, Republic of</text:p>
          </table:table-cell>
          <table:table-cell table:style-name="ce3" office:value-type="string" calcext:value-type="string">
            <text:p><text:a xlink:href="https://pl.wikipedia.org/wiki/ISO_3166-1_alfa-2#KR" xlink:type="simple">KR</text:a></text:p>
          </table:table-cell>
          <table:table-cell table:style-name="ce4" office:value-type="string" calcext:value-type="string">
            <text:p>KOR</text:p>
          </table:table-cell>
          <table:table-cell table:style-name="ce4" office:value-type="float" office:value="410" calcext:value-type="float">
            <text:p>410</text:p>
          </table:table-cell>
          <table:table-cell table:style-name="ce6" office:value-type="string" calcext:value-type="string">
            <text:p><text:a xlink:href="https://pl.wikipedia.org/w/index.php?title=ISO_3166-2:KR&amp;action=edit&amp;redlink=1" xlink:type="simple">ISO 3166-2:KR</text:a>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formula="of:=CONCATENATE([.H109];&quot;, &quot;;[.C109];&quot;, &quot;;[.B109])" office:value-type="string" office:string-value="109, KR, Korea, Republic of" calcext:value-type="string">
            <text:p>109, KR, Korea,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rea_Północna" xlink:type="simple">Korea Północna</text:a></text:p>
          </table:table-cell>
          <table:table-cell table:style-name="ce2" office:value-type="string" calcext:value-type="string">
            <text:p>Korea, Democratic People's Republic of</text:p>
          </table:table-cell>
          <table:table-cell table:style-name="ce3" office:value-type="string" calcext:value-type="string">
            <text:p><text:a xlink:href="https://pl.wikipedia.org/wiki/ISO_3166-1_alfa-2#KP" xlink:type="simple">KP</text:a></text:p>
          </table:table-cell>
          <table:table-cell table:style-name="ce4" office:value-type="string" calcext:value-type="string">
            <text:p>PRK</text:p>
          </table:table-cell>
          <table:table-cell table:style-name="ce4" office:value-type="float" office:value="408" calcext:value-type="float">
            <text:p>408</text:p>
          </table:table-cell>
          <table:table-cell table:style-name="ce6" office:value-type="string" calcext:value-type="string">
            <text:p><text:a xlink:href="https://pl.wikipedia.org/w/index.php?title=ISO_3166-2:KP&amp;action=edit&amp;redlink=1" xlink:type="simple">ISO 3166-2:KP</text:a></text:p>
          </table:table-cell>
          <table:table-cell/>
          <table:table-cell table:style-name="ce7" office:value-type="float" office:value="110" calcext:value-type="float">
            <text:p>110</text:p>
          </table:table-cell>
          <table:table-cell table:formula="of:=CONCATENATE([.H110];&quot;, &quot;;[.C110];&quot;, &quot;;[.B110])" office:value-type="string" office:string-value="110, KP, Korea, Democratic People's Republic of" calcext:value-type="string">
            <text:p>110, KP, Korea, Democratic People's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ostaryka" xlink:type="simple">Kostaryka</text:a></text:p>
          </table:table-cell>
          <table:table-cell table:style-name="ce2" office:value-type="string" calcext:value-type="string">
            <text:p>Costa Rica</text:p>
          </table:table-cell>
          <table:table-cell table:style-name="ce3" office:value-type="string" calcext:value-type="string">
            <text:p><text:a xlink:href="https://pl.wikipedia.org/wiki/ISO_3166-1_alfa-2#CR" xlink:type="simple">CR</text:a></text:p>
          </table:table-cell>
          <table:table-cell table:style-name="ce4" office:value-type="string" calcext:value-type="string">
            <text:p>CRI</text:p>
          </table:table-cell>
          <table:table-cell table:style-name="ce4" office:value-type="float" office:value="188" calcext:value-type="float">
            <text:p>188</text:p>
          </table:table-cell>
          <table:table-cell table:style-name="ce5" office:value-type="string" calcext:value-type="string">
            <text:p><text:a xlink:href="https://pl.wikipedia.org/wiki/ISO_3166-2:CR" xlink:type="simple">ISO 3166-2:CR</text:a></text:p>
          </table:table-cell>
          <table:table-cell/>
          <table:table-cell table:style-name="ce7" office:value-type="float" office:value="111" calcext:value-type="float">
            <text:p>111</text:p>
          </table:table-cell>
          <table:table-cell table:formula="of:=CONCATENATE([.H111];&quot;, &quot;;[.C111];&quot;, &quot;;[.B111])" office:value-type="string" office:string-value="111, CR, Costa Rica" calcext:value-type="string">
            <text:p>111, CR, Costa Ri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uba" xlink:type="simple">Kuba</text:a></text:p>
          </table:table-cell>
          <table:table-cell table:style-name="ce2" office:value-type="string" calcext:value-type="string">
            <text:p>Cuba</text:p>
          </table:table-cell>
          <table:table-cell table:style-name="ce3" office:value-type="string" calcext:value-type="string">
            <text:p><text:a xlink:href="https://pl.wikipedia.org/wiki/ISO_3166-1_alfa-2#CU" xlink:type="simple">CU</text:a></text:p>
          </table:table-cell>
          <table:table-cell table:style-name="ce4" office:value-type="string" calcext:value-type="string">
            <text:p>CUB</text:p>
          </table:table-cell>
          <table:table-cell table:style-name="ce4" office:value-type="float" office:value="192" calcext:value-type="float">
            <text:p>192</text:p>
          </table:table-cell>
          <table:table-cell table:style-name="ce6" office:value-type="string" calcext:value-type="string">
            <text:p><text:a xlink:href="https://pl.wikipedia.org/w/index.php?title=ISO_3166-2:CU&amp;action=edit&amp;redlink=1" xlink:type="simple">ISO 3166-2:CU</text:a></text:p>
          </table:table-cell>
          <table:table-cell/>
          <table:table-cell table:style-name="ce7" office:value-type="float" office:value="112" calcext:value-type="float">
            <text:p>112</text:p>
          </table:table-cell>
          <table:table-cell table:formula="of:=CONCATENATE([.H112];&quot;, &quot;;[.C112];&quot;, &quot;;[.B112])" office:value-type="string" office:string-value="112, CU, Cuba" calcext:value-type="string">
            <text:p>112, CU, Cub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Kuwejt" xlink:type="simple">Kuwejt</text:a></text:p>
          </table:table-cell>
          <table:table-cell table:style-name="ce2" office:value-type="string" calcext:value-type="string">
            <text:p>Kuwait</text:p>
          </table:table-cell>
          <table:table-cell table:style-name="ce3" office:value-type="string" calcext:value-type="string">
            <text:p><text:a xlink:href="https://pl.wikipedia.org/wiki/ISO_3166-1_alfa-2#KW" xlink:type="simple">KW</text:a></text:p>
          </table:table-cell>
          <table:table-cell table:style-name="ce4" office:value-type="string" calcext:value-type="string">
            <text:p>KWT</text:p>
          </table:table-cell>
          <table:table-cell table:style-name="ce4" office:value-type="float" office:value="414" calcext:value-type="float">
            <text:p>414</text:p>
          </table:table-cell>
          <table:table-cell table:style-name="ce6" office:value-type="string" calcext:value-type="string">
            <text:p><text:a xlink:href="https://pl.wikipedia.org/w/index.php?title=ISO_3166-2:KW&amp;action=edit&amp;redlink=1" xlink:type="simple">ISO 3166-2:KW</text:a>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formula="of:=CONCATENATE([.H113];&quot;, &quot;;[.C113];&quot;, &quot;;[.B113])" office:value-type="string" office:string-value="113, KW, Kuwait" calcext:value-type="string">
            <text:p>113, KW, Kuwai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aos" xlink:type="simple">Laos</text:a></text:p>
          </table:table-cell>
          <table:table-cell table:style-name="ce2" office:value-type="string" calcext:value-type="string">
            <text:p>Lao People's Democratic Republic</text:p>
          </table:table-cell>
          <table:table-cell table:style-name="ce3" office:value-type="string" calcext:value-type="string">
            <text:p><text:a xlink:href="https://pl.wikipedia.org/wiki/ISO_3166-1_alfa-2#LA" xlink:type="simple">LA</text:a></text:p>
          </table:table-cell>
          <table:table-cell table:style-name="ce4" office:value-type="string" calcext:value-type="string">
            <text:p>LAO</text:p>
          </table:table-cell>
          <table:table-cell table:style-name="ce4" office:value-type="float" office:value="418" calcext:value-type="float">
            <text:p>418</text:p>
          </table:table-cell>
          <table:table-cell table:style-name="ce6" office:value-type="string" calcext:value-type="string">
            <text:p><text:a xlink:href="https://pl.wikipedia.org/w/index.php?title=ISO_3166-2:LA&amp;action=edit&amp;redlink=1" xlink:type="simple">ISO 3166-2:LA</text:a></text:p>
          </table:table-cell>
          <table:table-cell/>
          <table:table-cell table:style-name="ce7" office:value-type="float" office:value="114" calcext:value-type="float">
            <text:p>114</text:p>
          </table:table-cell>
          <table:table-cell table:formula="of:=CONCATENATE([.H114];&quot;, &quot;;[.C114];&quot;, &quot;;[.B114])" office:value-type="string" office:string-value="114, LA, Lao People's Democratic Republic" calcext:value-type="string">
            <text:p>114, LA, Lao People's Democratic Republic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esotho" xlink:type="simple">Lesotho</text:a></text:p>
          </table:table-cell>
          <table:table-cell table:style-name="ce2" office:value-type="string" calcext:value-type="string">
            <text:p>Lesotho</text:p>
          </table:table-cell>
          <table:table-cell table:style-name="ce3" office:value-type="string" calcext:value-type="string">
            <text:p><text:a xlink:href="https://pl.wikipedia.org/wiki/ISO_3166-1_alfa-2#LS" xlink:type="simple">LS</text:a></text:p>
          </table:table-cell>
          <table:table-cell table:style-name="ce4" office:value-type="string" calcext:value-type="string">
            <text:p>LSO</text:p>
          </table:table-cell>
          <table:table-cell table:style-name="ce4" office:value-type="float" office:value="426" calcext:value-type="float">
            <text:p>426</text:p>
          </table:table-cell>
          <table:table-cell table:style-name="ce5" office:value-type="string" calcext:value-type="string">
            <text:p><text:a xlink:href="https://pl.wikipedia.org/wiki/ISO_3166-2:LS" xlink:type="simple">ISO 3166-2:LS</text:a>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formula="of:=CONCATENATE([.H115];&quot;, &quot;;[.C115];&quot;, &quot;;[.B115])" office:value-type="string" office:string-value="115, LS, Lesotho" calcext:value-type="string">
            <text:p>115, LS, Lesoth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iban" xlink:type="simple">Liban</text:a></text:p>
          </table:table-cell>
          <table:table-cell table:style-name="ce2" office:value-type="string" calcext:value-type="string">
            <text:p>Lebanon</text:p>
          </table:table-cell>
          <table:table-cell table:style-name="ce3" office:value-type="string" calcext:value-type="string">
            <text:p><text:a xlink:href="https://pl.wikipedia.org/wiki/ISO_3166-1_alfa-2#LB" xlink:type="simple">LB</text:a></text:p>
          </table:table-cell>
          <table:table-cell table:style-name="ce4" office:value-type="string" calcext:value-type="string">
            <text:p>LBN</text:p>
          </table:table-cell>
          <table:table-cell table:style-name="ce4" office:value-type="float" office:value="422" calcext:value-type="float">
            <text:p>422</text:p>
          </table:table-cell>
          <table:table-cell table:style-name="ce5" office:value-type="string" calcext:value-type="string">
            <text:p><text:a xlink:href="https://pl.wikipedia.org/wiki/ISO_3166-2:LB" xlink:type="simple">ISO 3166-2:LB</text:a></text:p>
          </table:table-cell>
          <table:table-cell/>
          <table:table-cell table:style-name="ce7" office:value-type="float" office:value="116" calcext:value-type="float">
            <text:p>116</text:p>
          </table:table-cell>
          <table:table-cell table:formula="of:=CONCATENATE([.H116];&quot;, &quot;;[.C116];&quot;, &quot;;[.B116])" office:value-type="string" office:string-value="116, LB, Lebanon" calcext:value-type="string">
            <text:p>116, LB, Leban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iberia" xlink:type="simple">Liberia</text:a></text:p>
          </table:table-cell>
          <table:table-cell table:style-name="ce2" office:value-type="string" calcext:value-type="string">
            <text:p>Liberia</text:p>
          </table:table-cell>
          <table:table-cell table:style-name="ce3" office:value-type="string" calcext:value-type="string">
            <text:p><text:a xlink:href="https://pl.wikipedia.org/wiki/ISO_3166-1_alfa-2#LR" xlink:type="simple">LR</text:a></text:p>
          </table:table-cell>
          <table:table-cell table:style-name="ce4" office:value-type="string" calcext:value-type="string">
            <text:p>LBR</text:p>
          </table:table-cell>
          <table:table-cell table:style-name="ce4" office:value-type="float" office:value="430" calcext:value-type="float">
            <text:p>430</text:p>
          </table:table-cell>
          <table:table-cell table:style-name="ce5" office:value-type="string" calcext:value-type="string">
            <text:p><text:a xlink:href="https://pl.wikipedia.org/wiki/ISO_3166-2:LR" xlink:type="simple">ISO 3166-2:LR</text:a>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formula="of:=CONCATENATE([.H117];&quot;, &quot;;[.C117];&quot;, &quot;;[.B117])" office:value-type="string" office:string-value="117, LR, Liberia" calcext:value-type="string">
            <text:p>117, LR, Liber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ibia" xlink:type="simple">Libia</text:a></text:p>
          </table:table-cell>
          <table:table-cell table:style-name="ce2" office:value-type="string" calcext:value-type="string">
            <text:p>Libyan Arab Jamahiriya</text:p>
          </table:table-cell>
          <table:table-cell table:style-name="ce3" office:value-type="string" calcext:value-type="string">
            <text:p><text:a xlink:href="https://pl.wikipedia.org/wiki/ISO_3166-1_alfa-2#LY" xlink:type="simple">LY</text:a></text:p>
          </table:table-cell>
          <table:table-cell table:style-name="ce4" office:value-type="string" calcext:value-type="string">
            <text:p>LBY</text:p>
          </table:table-cell>
          <table:table-cell table:style-name="ce4" office:value-type="float" office:value="434" calcext:value-type="float">
            <text:p>434</text:p>
          </table:table-cell>
          <table:table-cell table:style-name="ce6" office:value-type="string" calcext:value-type="string">
            <text:p><text:a xlink:href="https://pl.wikipedia.org/w/index.php?title=ISO_3166-2:LY&amp;action=edit&amp;redlink=1" xlink:type="simple">ISO 3166-2:LY</text:a>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formula="of:=CONCATENATE([.H118];&quot;, &quot;;[.C118];&quot;, &quot;;[.B118])" office:value-type="string" office:string-value="118, LY, Libyan Arab Jamahiriya" calcext:value-type="string">
            <text:p>118, LY, Libyan Arab Jamahiriy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iechtenstein" xlink:type="simple">Liechtenstein</text:a></text:p>
          </table:table-cell>
          <table:table-cell table:style-name="ce2" office:value-type="string" calcext:value-type="string">
            <text:p>Liechtenstein</text:p>
          </table:table-cell>
          <table:table-cell table:style-name="ce3" office:value-type="string" calcext:value-type="string">
            <text:p><text:a xlink:href="https://pl.wikipedia.org/wiki/ISO_3166-1_alfa-2#LI" xlink:type="simple">LI</text:a></text:p>
          </table:table-cell>
          <table:table-cell table:style-name="ce4" office:value-type="string" calcext:value-type="string">
            <text:p>LIE</text:p>
          </table:table-cell>
          <table:table-cell table:style-name="ce4" office:value-type="float" office:value="438" calcext:value-type="float">
            <text:p>438</text:p>
          </table:table-cell>
          <table:table-cell table:style-name="ce5" office:value-type="string" calcext:value-type="string">
            <text:p><text:a xlink:href="https://pl.wikipedia.org/wiki/ISO_3166-2:LI" xlink:type="simple">ISO 3166-2:LI</text:a></text:p>
          </table:table-cell>
          <table:table-cell/>
          <table:table-cell table:style-name="ce7" office:value-type="float" office:value="119" calcext:value-type="float">
            <text:p>119</text:p>
          </table:table-cell>
          <table:table-cell table:formula="of:=CONCATENATE([.H119];&quot;, &quot;;[.C119];&quot;, &quot;;[.B119])" office:value-type="string" office:string-value="119, LI, Liechtenstein" calcext:value-type="string">
            <text:p>119, LI, Liechtenstei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itwa" xlink:type="simple">Litwa</text:a></text:p>
          </table:table-cell>
          <table:table-cell table:style-name="ce2" office:value-type="string" calcext:value-type="string">
            <text:p>Lithuania</text:p>
          </table:table-cell>
          <table:table-cell table:style-name="ce3" office:value-type="string" calcext:value-type="string">
            <text:p><text:a xlink:href="https://pl.wikipedia.org/wiki/ISO_3166-1_alfa-2#LT" xlink:type="simple">LT</text:a></text:p>
          </table:table-cell>
          <table:table-cell table:style-name="ce4" office:value-type="string" calcext:value-type="string">
            <text:p>LTU</text:p>
          </table:table-cell>
          <table:table-cell table:style-name="ce4" office:value-type="float" office:value="440" calcext:value-type="float">
            <text:p>440</text:p>
          </table:table-cell>
          <table:table-cell table:style-name="ce6" office:value-type="string" calcext:value-type="string">
            <text:p><text:a xlink:href="https://pl.wikipedia.org/w/index.php?title=ISO_3166-2:LT&amp;action=edit&amp;redlink=1" xlink:type="simple">ISO 3166-2:LT</text:a>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formula="of:=CONCATENATE([.H120];&quot;, &quot;;[.C120];&quot;, &quot;;[.B120])" office:value-type="string" office:string-value="120, LT, Lithuania" calcext:value-type="string">
            <text:p>120, LT, Lithua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Luksemburg" xlink:type="simple">Luksemburg</text:a></text:p>
          </table:table-cell>
          <table:table-cell table:style-name="ce2" office:value-type="string" calcext:value-type="string">
            <text:p>Luxembourg</text:p>
          </table:table-cell>
          <table:table-cell table:style-name="ce3" office:value-type="string" calcext:value-type="string">
            <text:p><text:a xlink:href="https://pl.wikipedia.org/wiki/ISO_3166-1_alfa-2#LU" xlink:type="simple">LU</text:a></text:p>
          </table:table-cell>
          <table:table-cell table:style-name="ce4" office:value-type="string" calcext:value-type="string">
            <text:p>LUX</text:p>
          </table:table-cell>
          <table:table-cell table:style-name="ce4" office:value-type="float" office:value="442" calcext:value-type="float">
            <text:p>442</text:p>
          </table:table-cell>
          <table:table-cell table:style-name="ce6" office:value-type="string" calcext:value-type="string">
            <text:p><text:a xlink:href="https://pl.wikipedia.org/w/index.php?title=ISO_3166-2:LU&amp;action=edit&amp;redlink=1" xlink:type="simple">ISO 3166-2:LU</text:a></text:p>
          </table:table-cell>
          <table:table-cell/>
          <table:table-cell table:style-name="ce7" office:value-type="float" office:value="121" calcext:value-type="float">
            <text:p>121</text:p>
          </table:table-cell>
          <table:table-cell table:formula="of:=CONCATENATE([.H121];&quot;, &quot;;[.C121];&quot;, &quot;;[.B121])" office:value-type="string" office:string-value="121, LU, Luxembourg" calcext:value-type="string">
            <text:p>121, LU, Luxembour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Łotwa" xlink:type="simple">Łotwa</text:a></text:p>
          </table:table-cell>
          <table:table-cell table:style-name="ce2" office:value-type="string" calcext:value-type="string">
            <text:p>Latvia</text:p>
          </table:table-cell>
          <table:table-cell table:style-name="ce3" office:value-type="string" calcext:value-type="string">
            <text:p><text:a xlink:href="https://pl.wikipedia.org/wiki/ISO_3166-1_alfa-2#LV" xlink:type="simple">LV</text:a></text:p>
          </table:table-cell>
          <table:table-cell table:style-name="ce4" office:value-type="string" calcext:value-type="string">
            <text:p>LVA</text:p>
          </table:table-cell>
          <table:table-cell table:style-name="ce4" office:value-type="float" office:value="428" calcext:value-type="float">
            <text:p>428</text:p>
          </table:table-cell>
          <table:table-cell table:style-name="ce6" office:value-type="string" calcext:value-type="string">
            <text:p><text:a xlink:href="https://pl.wikipedia.org/w/index.php?title=ISO_3166-2:LV&amp;action=edit&amp;redlink=1" xlink:type="simple">ISO 3166-2:LV</text:a></text:p>
          </table:table-cell>
          <table:table-cell/>
          <table:table-cell table:style-name="ce7" office:value-type="float" office:value="122" calcext:value-type="float">
            <text:p>122</text:p>
          </table:table-cell>
          <table:table-cell table:formula="of:=CONCATENATE([.H122];&quot;, &quot;;[.C122];&quot;, &quot;;[.B122])" office:value-type="string" office:string-value="122, LV, Latvia" calcext:value-type="string">
            <text:p>122, LV, Latv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cedonia" xlink:type="simple">Macedonia</text:a></text:p>
          </table:table-cell>
          <table:table-cell table:style-name="ce2" office:value-type="string" calcext:value-type="string">
            <text:p>Macedonia, the former Yugoslav Republic of</text:p>
          </table:table-cell>
          <table:table-cell table:style-name="ce3" office:value-type="string" calcext:value-type="string">
            <text:p><text:a xlink:href="https://pl.wikipedia.org/wiki/ISO_3166-1_alfa-2#MK" xlink:type="simple">MK</text:a></text:p>
          </table:table-cell>
          <table:table-cell table:style-name="ce4" office:value-type="string" calcext:value-type="string">
            <text:p>MKD</text:p>
          </table:table-cell>
          <table:table-cell table:style-name="ce4" office:value-type="float" office:value="807" calcext:value-type="float">
            <text:p>807</text:p>
          </table:table-cell>
          <table:table-cell table:style-name="ce6" office:value-type="string" calcext:value-type="string">
            <text:p><text:a xlink:href="https://pl.wikipedia.org/w/index.php?title=ISO_3166-2:MK&amp;action=edit&amp;redlink=1" xlink:type="simple">ISO 3166-2:MK</text:a></text:p>
          </table:table-cell>
          <table:table-cell/>
          <table:table-cell table:style-name="ce7" office:value-type="float" office:value="123" calcext:value-type="float">
            <text:p>123</text:p>
          </table:table-cell>
          <table:table-cell table:formula="of:=CONCATENATE([.H123];&quot;, &quot;;[.C123];&quot;, &quot;;[.B123])" office:value-type="string" office:string-value="123, MK, Macedonia, the former Yugoslav Republic of" calcext:value-type="string">
            <text:p>123, MK, Macedonia, the former Yugoslav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dagaskar" xlink:type="simple">Madagaskar</text:a></text:p>
          </table:table-cell>
          <table:table-cell table:style-name="ce2" office:value-type="string" calcext:value-type="string">
            <text:p>Madagascar</text:p>
          </table:table-cell>
          <table:table-cell table:style-name="ce3" office:value-type="string" calcext:value-type="string">
            <text:p><text:a xlink:href="https://pl.wikipedia.org/wiki/ISO_3166-1_alfa-2#MG" xlink:type="simple">MG</text:a></text:p>
          </table:table-cell>
          <table:table-cell table:style-name="ce4" office:value-type="string" calcext:value-type="string">
            <text:p>MDG</text:p>
          </table:table-cell>
          <table:table-cell table:style-name="ce4" office:value-type="float" office:value="450" calcext:value-type="float">
            <text:p>450</text:p>
          </table:table-cell>
          <table:table-cell table:style-name="ce5" office:value-type="string" calcext:value-type="string">
            <text:p><text:a xlink:href="https://pl.wikipedia.org/wiki/ISO_3166-2:MG" xlink:type="simple">ISO 3166-2:MG</text:a></text:p>
          </table:table-cell>
          <table:table-cell/>
          <table:table-cell table:style-name="ce7" office:value-type="float" office:value="124" calcext:value-type="float">
            <text:p>124</text:p>
          </table:table-cell>
          <table:table-cell table:formula="of:=CONCATENATE([.H124];&quot;, &quot;;[.C124];&quot;, &quot;;[.B124])" office:value-type="string" office:string-value="124, MG, Madagascar" calcext:value-type="string">
            <text:p>124, MG, Madagasc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jotta" xlink:type="simple">Majotta</text:a></text:p>
          </table:table-cell>
          <table:table-cell table:style-name="ce2" office:value-type="string" calcext:value-type="string">
            <text:p>Mayotte</text:p>
          </table:table-cell>
          <table:table-cell table:style-name="ce3" office:value-type="string" calcext:value-type="string">
            <text:p><text:a xlink:href="https://pl.wikipedia.org/wiki/ISO_3166-1_alfa-2#YT" xlink:type="simple">YT</text:a></text:p>
          </table:table-cell>
          <table:table-cell table:style-name="ce4" office:value-type="string" calcext:value-type="string">
            <text:p>MYT</text:p>
          </table:table-cell>
          <table:table-cell table:style-name="ce4" office:value-type="float" office:value="175" calcext:value-type="float">
            <text:p>175</text:p>
          </table:table-cell>
          <table:table-cell table:style-name="ce5" office:value-type="string" calcext:value-type="string">
            <text:p><text:a xlink:href="https://pl.wikipedia.org/wiki/ISO_3166-2:YT" xlink:type="simple">ISO 3166-2:YT</text:a>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formula="of:=CONCATENATE([.H125];&quot;, &quot;;[.C125];&quot;, &quot;;[.B125])" office:value-type="string" office:string-value="125, YT, Mayotte" calcext:value-type="string">
            <text:p>125, YT, Mayot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kau" xlink:type="simple">Makau</text:a></text:p>
          </table:table-cell>
          <table:table-cell table:style-name="ce2" office:value-type="string" calcext:value-type="string">
            <text:p>Macao</text:p>
          </table:table-cell>
          <table:table-cell table:style-name="ce3" office:value-type="string" calcext:value-type="string">
            <text:p><text:a xlink:href="https://pl.wikipedia.org/wiki/ISO_3166-1_alfa-2#MO" xlink:type="simple">MO</text:a></text:p>
          </table:table-cell>
          <table:table-cell table:style-name="ce4" office:value-type="string" calcext:value-type="string">
            <text:p>MAC</text:p>
          </table:table-cell>
          <table:table-cell table:style-name="ce4" office:value-type="float" office:value="446" calcext:value-type="float">
            <text:p>446</text:p>
          </table:table-cell>
          <table:table-cell table:style-name="ce5" office:value-type="string" calcext:value-type="string">
            <text:p><text:a xlink:href="https://pl.wikipedia.org/wiki/ISO_3166-2:MO" xlink:type="simple">ISO 3166-2:MO</text:a>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formula="of:=CONCATENATE([.H126];&quot;, &quot;;[.C126];&quot;, &quot;;[.B126])" office:value-type="string" office:string-value="126, MO, Macao" calcext:value-type="string">
            <text:p>126, MO, Maca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lawi" xlink:type="simple">Malawi</text:a></text:p>
          </table:table-cell>
          <table:table-cell table:style-name="ce2" office:value-type="string" calcext:value-type="string">
            <text:p>Malawi</text:p>
          </table:table-cell>
          <table:table-cell table:style-name="ce3" office:value-type="string" calcext:value-type="string">
            <text:p><text:a xlink:href="https://pl.wikipedia.org/wiki/ISO_3166-1_alfa-2#MW" xlink:type="simple">MW</text:a></text:p>
          </table:table-cell>
          <table:table-cell table:style-name="ce4" office:value-type="string" calcext:value-type="string">
            <text:p>MWI</text:p>
          </table:table-cell>
          <table:table-cell table:style-name="ce4" office:value-type="float" office:value="454" calcext:value-type="float">
            <text:p>454</text:p>
          </table:table-cell>
          <table:table-cell table:style-name="ce6" office:value-type="string" calcext:value-type="string">
            <text:p><text:a xlink:href="https://pl.wikipedia.org/w/index.php?title=ISO_3166-2:MW&amp;action=edit&amp;redlink=1" xlink:type="simple">ISO 3166-2:MW</text:a></text:p>
          </table:table-cell>
          <table:table-cell/>
          <table:table-cell table:style-name="ce7" office:value-type="float" office:value="127" calcext:value-type="float">
            <text:p>127</text:p>
          </table:table-cell>
          <table:table-cell table:formula="of:=CONCATENATE([.H127];&quot;, &quot;;[.C127];&quot;, &quot;;[.B127])" office:value-type="string" office:string-value="127, MW, Malawi" calcext:value-type="string">
            <text:p>127, MW, Malaw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lediwy" xlink:type="simple">Malediwy</text:a></text:p>
          </table:table-cell>
          <table:table-cell table:style-name="ce2" office:value-type="string" calcext:value-type="string">
            <text:p>Maldives</text:p>
          </table:table-cell>
          <table:table-cell table:style-name="ce3" office:value-type="string" calcext:value-type="string">
            <text:p><text:a xlink:href="https://pl.wikipedia.org/wiki/ISO_3166-1_alfa-2#MV" xlink:type="simple">MV</text:a></text:p>
          </table:table-cell>
          <table:table-cell table:style-name="ce4" office:value-type="string" calcext:value-type="string">
            <text:p>MDV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<text:a xlink:href="https://pl.wikipedia.org/w/index.php?title=ISO_3166-2:MV&amp;action=edit&amp;redlink=1" xlink:type="simple">ISO 3166-2:MV</text:a>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formula="of:=CONCATENATE([.H128];&quot;, &quot;;[.C128];&quot;, &quot;;[.B128])" office:value-type="string" office:string-value="128, MV, Maldives" calcext:value-type="string">
            <text:p>128, MV, Maldiv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lezja" xlink:type="simple">Malezja</text:a></text:p>
          </table:table-cell>
          <table:table-cell table:style-name="ce2" office:value-type="string" calcext:value-type="string">
            <text:p>Malaysia</text:p>
          </table:table-cell>
          <table:table-cell table:style-name="ce3" office:value-type="string" calcext:value-type="string">
            <text:p><text:a xlink:href="https://pl.wikipedia.org/wiki/ISO_3166-1_alfa-2#MY" xlink:type="simple">MY</text:a></text:p>
          </table:table-cell>
          <table:table-cell table:style-name="ce4" office:value-type="string" calcext:value-type="string">
            <text:p>MYS</text:p>
          </table:table-cell>
          <table:table-cell table:style-name="ce4" office:value-type="float" office:value="458" calcext:value-type="float">
            <text:p>458</text:p>
          </table:table-cell>
          <table:table-cell table:style-name="ce6" office:value-type="string" calcext:value-type="string">
            <text:p><text:a xlink:href="https://pl.wikipedia.org/w/index.php?title=ISO_3166-2:MY&amp;action=edit&amp;redlink=1" xlink:type="simple">ISO 3166-2:MY</text:a></text:p>
          </table:table-cell>
          <table:table-cell/>
          <table:table-cell table:style-name="ce7" office:value-type="float" office:value="129" calcext:value-type="float">
            <text:p>129</text:p>
          </table:table-cell>
          <table:table-cell table:formula="of:=CONCATENATE([.H129];&quot;, &quot;;[.C129];&quot;, &quot;;[.B129])" office:value-type="string" office:string-value="129, MY, Malaysia" calcext:value-type="string">
            <text:p>129, MY, Malays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li" xlink:type="simple">Mali</text:a></text:p>
          </table:table-cell>
          <table:table-cell table:style-name="ce2" office:value-type="string" calcext:value-type="string">
            <text:p>Mali</text:p>
          </table:table-cell>
          <table:table-cell table:style-name="ce3" office:value-type="string" calcext:value-type="string">
            <text:p><text:a xlink:href="https://pl.wikipedia.org/wiki/ISO_3166-1_alfa-2#ML" xlink:type="simple">ML</text:a></text:p>
          </table:table-cell>
          <table:table-cell table:style-name="ce4" office:value-type="string" calcext:value-type="string">
            <text:p>MLI</text:p>
          </table:table-cell>
          <table:table-cell table:style-name="ce4" office:value-type="float" office:value="466" calcext:value-type="float">
            <text:p>466</text:p>
          </table:table-cell>
          <table:table-cell table:style-name="ce5" office:value-type="string" calcext:value-type="string">
            <text:p><text:a xlink:href="https://pl.wikipedia.org/wiki/ISO_3166-2:ML" xlink:type="simple">ISO 3166-2:ML</text:a>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formula="of:=CONCATENATE([.H130];&quot;, &quot;;[.C130];&quot;, &quot;;[.B130])" office:value-type="string" office:string-value="130, ML, Mali" calcext:value-type="string">
            <text:p>130, ML, Mal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lta" xlink:type="simple">Malta</text:a></text:p>
          </table:table-cell>
          <table:table-cell table:style-name="ce2" office:value-type="string" calcext:value-type="string">
            <text:p>Malta</text:p>
          </table:table-cell>
          <table:table-cell table:style-name="ce3" office:value-type="string" calcext:value-type="string">
            <text:p><text:a xlink:href="https://pl.wikipedia.org/wiki/ISO_3166-1_alfa-2#MT" xlink:type="simple">MT</text:a></text:p>
          </table:table-cell>
          <table:table-cell table:style-name="ce4" office:value-type="string" calcext:value-type="string">
            <text:p>MLT</text:p>
          </table:table-cell>
          <table:table-cell table:style-name="ce4" office:value-type="float" office:value="470" calcext:value-type="float">
            <text:p>470</text:p>
          </table:table-cell>
          <table:table-cell table:style-name="ce5" office:value-type="string" calcext:value-type="string">
            <text:p><text:a xlink:href="https://pl.wikipedia.org/wiki/ISO_3166-2:MT" xlink:type="simple">ISO 3166-2:MT</text:a></text:p>
          </table:table-cell>
          <table:table-cell/>
          <table:table-cell table:style-name="ce7" office:value-type="float" office:value="131" calcext:value-type="float">
            <text:p>131</text:p>
          </table:table-cell>
          <table:table-cell table:formula="of:=CONCATENATE([.H131];&quot;, &quot;;[.C131];&quot;, &quot;;[.B131])" office:value-type="string" office:string-value="131, MT, Malta" calcext:value-type="string">
            <text:p>131, MT, Malt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riany_Północne" xlink:type="simple">Mariany Północne</text:a></text:p>
          </table:table-cell>
          <table:table-cell table:style-name="ce2" office:value-type="string" calcext:value-type="string">
            <text:p>Northern Mariana Islands</text:p>
          </table:table-cell>
          <table:table-cell table:style-name="ce3" office:value-type="string" calcext:value-type="string">
            <text:p><text:a xlink:href="https://pl.wikipedia.org/wiki/ISO_3166-1_alfa-2#MP" xlink:type="simple">MP</text:a></text:p>
          </table:table-cell>
          <table:table-cell table:style-name="ce4" office:value-type="string" calcext:value-type="string">
            <text:p>MNP</text:p>
          </table:table-cell>
          <table:table-cell table:style-name="ce4" office:value-type="float" office:value="580" calcext:value-type="float">
            <text:p>580</text:p>
          </table:table-cell>
          <table:table-cell table:style-name="ce5" office:value-type="string" calcext:value-type="string">
            <text:p><text:a xlink:href="https://pl.wikipedia.org/wiki/ISO_3166-2:MP" xlink:type="simple">ISO 3166-2:MP</text:a></text:p>
          </table:table-cell>
          <table:table-cell/>
          <table:table-cell table:style-name="ce7" office:value-type="float" office:value="132" calcext:value-type="float">
            <text:p>132</text:p>
          </table:table-cell>
          <table:table-cell table:formula="of:=CONCATENATE([.H132];&quot;, &quot;;[.C132];&quot;, &quot;;[.B132])" office:value-type="string" office:string-value="132, MP, Northern Mariana Islands" calcext:value-type="string">
            <text:p>132, MP, Northern Mariana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roko" xlink:type="simple">Maroko</text:a></text:p>
          </table:table-cell>
          <table:table-cell table:style-name="ce2" office:value-type="string" calcext:value-type="string">
            <text:p>Morocco</text:p>
          </table:table-cell>
          <table:table-cell table:style-name="ce3" office:value-type="string" calcext:value-type="string">
            <text:p><text:a xlink:href="https://pl.wikipedia.org/wiki/ISO_3166-1_alfa-2#MA" xlink:type="simple">MA</text:a>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float" office:value="504" calcext:value-type="float">
            <text:p>504</text:p>
          </table:table-cell>
          <table:table-cell table:style-name="ce6" office:value-type="string" calcext:value-type="string">
            <text:p><text:a xlink:href="https://pl.wikipedia.org/w/index.php?title=ISO_3166-2:MA&amp;action=edit&amp;redlink=1" xlink:type="simple">ISO 3166-2:MA</text:a></text:p>
          </table:table-cell>
          <table:table-cell/>
          <table:table-cell table:style-name="ce7" office:value-type="float" office:value="133" calcext:value-type="float">
            <text:p>133</text:p>
          </table:table-cell>
          <table:table-cell table:formula="of:=CONCATENATE([.H133];&quot;, &quot;;[.C133];&quot;, &quot;;[.B133])" office:value-type="string" office:string-value="133, MA, Morocco" calcext:value-type="string">
            <text:p>133, MA, Morocc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rtynika" xlink:type="simple">Martynika</text:a></text:p>
          </table:table-cell>
          <table:table-cell table:style-name="ce2" office:value-type="string" calcext:value-type="string">
            <text:p>Martinique</text:p>
          </table:table-cell>
          <table:table-cell table:style-name="ce3" office:value-type="string" calcext:value-type="string">
            <text:p><text:a xlink:href="https://pl.wikipedia.org/wiki/ISO_3166-1_alfa-2#MQ" xlink:type="simple">MQ</text:a></text:p>
          </table:table-cell>
          <table:table-cell table:style-name="ce4" office:value-type="string" calcext:value-type="string">
            <text:p>MTQ</text:p>
          </table:table-cell>
          <table:table-cell table:style-name="ce4" office:value-type="float" office:value="474" calcext:value-type="float">
            <text:p>474</text:p>
          </table:table-cell>
          <table:table-cell table:style-name="ce5" office:value-type="string" calcext:value-type="string">
            <text:p><text:a xlink:href="https://pl.wikipedia.org/wiki/ISO_3166-2:MQ" xlink:type="simple">ISO 3166-2:MQ</text:a></text:p>
          </table:table-cell>
          <table:table-cell/>
          <table:table-cell table:style-name="ce7" office:value-type="float" office:value="134" calcext:value-type="float">
            <text:p>134</text:p>
          </table:table-cell>
          <table:table-cell table:formula="of:=CONCATENATE([.H134];&quot;, &quot;;[.C134];&quot;, &quot;;[.B134])" office:value-type="string" office:string-value="134, MQ, Martinique" calcext:value-type="string">
            <text:p>134, MQ, Martiniqu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uretania" xlink:type="simple">Mauretania</text:a></text:p>
          </table:table-cell>
          <table:table-cell table:style-name="ce2" office:value-type="string" calcext:value-type="string">
            <text:p>Mauritania</text:p>
          </table:table-cell>
          <table:table-cell table:style-name="ce3" office:value-type="string" calcext:value-type="string">
            <text:p><text:a xlink:href="https://pl.wikipedia.org/wiki/ISO_3166-1_alfa-2#MR" xlink:type="simple">MR</text:a></text:p>
          </table:table-cell>
          <table:table-cell table:style-name="ce4" office:value-type="string" calcext:value-type="string">
            <text:p>MRT</text:p>
          </table:table-cell>
          <table:table-cell table:style-name="ce4" office:value-type="float" office:value="478" calcext:value-type="float">
            <text:p>478</text:p>
          </table:table-cell>
          <table:table-cell table:style-name="ce6" office:value-type="string" calcext:value-type="string">
            <text:p><text:a xlink:href="https://pl.wikipedia.org/w/index.php?title=ISO_3166-2:MR&amp;action=edit&amp;redlink=1" xlink:type="simple">ISO 3166-2:MR</text:a>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formula="of:=CONCATENATE([.H135];&quot;, &quot;;[.C135];&quot;, &quot;;[.B135])" office:value-type="string" office:string-value="135, MR, Mauritania" calcext:value-type="string">
            <text:p>135, MR, Maurita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auritius" xlink:type="simple">Mauritius</text:a></text:p>
          </table:table-cell>
          <table:table-cell table:style-name="ce2" office:value-type="string" calcext:value-type="string">
            <text:p>Mauritius</text:p>
          </table:table-cell>
          <table:table-cell table:style-name="ce3" office:value-type="string" calcext:value-type="string">
            <text:p><text:a xlink:href="https://pl.wikipedia.org/wiki/ISO_3166-1_alfa-2#MU" xlink:type="simple">MU</text:a></text:p>
          </table:table-cell>
          <table:table-cell table:style-name="ce4" office:value-type="string" calcext:value-type="string">
            <text:p>MUS</text:p>
          </table:table-cell>
          <table:table-cell table:style-name="ce4" office:value-type="float" office:value="480" calcext:value-type="float">
            <text:p>480</text:p>
          </table:table-cell>
          <table:table-cell table:style-name="ce6" office:value-type="string" calcext:value-type="string">
            <text:p><text:a xlink:href="https://pl.wikipedia.org/w/index.php?title=ISO_3166-2:MU&amp;action=edit&amp;redlink=1" xlink:type="simple">ISO 3166-2:MU</text:a></text:p>
          </table:table-cell>
          <table:table-cell/>
          <table:table-cell table:style-name="ce7" office:value-type="float" office:value="136" calcext:value-type="float">
            <text:p>136</text:p>
          </table:table-cell>
          <table:table-cell table:formula="of:=CONCATENATE([.H136];&quot;, &quot;;[.C136];&quot;, &quot;;[.B136])" office:value-type="string" office:string-value="136, MU, Mauritius" calcext:value-type="string">
            <text:p>136, MU, Mauritiu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eksyk" xlink:type="simple">Meksyk</text:a></text:p>
          </table:table-cell>
          <table:table-cell table:style-name="ce2" office:value-type="string" calcext:value-type="string">
            <text:p>Mexico</text:p>
          </table:table-cell>
          <table:table-cell table:style-name="ce3" office:value-type="string" calcext:value-type="string">
            <text:p><text:a xlink:href="https://pl.wikipedia.org/wiki/ISO_3166-1_alfa-2#MX" xlink:type="simple">MX</text:a></text:p>
          </table:table-cell>
          <table:table-cell table:style-name="ce4" office:value-type="string" calcext:value-type="string">
            <text:p>MEX</text:p>
          </table:table-cell>
          <table:table-cell table:style-name="ce4" office:value-type="float" office:value="484" calcext:value-type="float">
            <text:p>484</text:p>
          </table:table-cell>
          <table:table-cell table:style-name="ce5" office:value-type="string" calcext:value-type="string">
            <text:p><text:a xlink:href="https://pl.wikipedia.org/wiki/ISO_3166-2:MX" xlink:type="simple">ISO 3166-2:MX</text:a></text:p>
          </table:table-cell>
          <table:table-cell/>
          <table:table-cell table:style-name="ce7" office:value-type="float" office:value="137" calcext:value-type="float">
            <text:p>137</text:p>
          </table:table-cell>
          <table:table-cell table:formula="of:=CONCATENATE([.H137];&quot;, &quot;;[.C137];&quot;, &quot;;[.B137])" office:value-type="string" office:string-value="137, MX, Mexico" calcext:value-type="string">
            <text:p>137, MX, Mexic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ikronezja" xlink:type="simple">Mikronezja</text:a></text:p>
          </table:table-cell>
          <table:table-cell table:style-name="ce2" office:value-type="string" calcext:value-type="string">
            <text:p>Micronesia, Federated States of</text:p>
          </table:table-cell>
          <table:table-cell table:style-name="ce3" office:value-type="string" calcext:value-type="string">
            <text:p><text:a xlink:href="https://pl.wikipedia.org/wiki/ISO_3166-1_alfa-2#FM" xlink:type="simple">FM</text:a></text:p>
          </table:table-cell>
          <table:table-cell table:style-name="ce4" office:value-type="string" calcext:value-type="string">
            <text:p>FSM</text:p>
          </table:table-cell>
          <table:table-cell table:style-name="ce4" office:value-type="float" office:value="583" calcext:value-type="float">
            <text:p>583</text:p>
          </table:table-cell>
          <table:table-cell table:style-name="ce5" office:value-type="string" calcext:value-type="string">
            <text:p><text:a xlink:href="https://pl.wikipedia.org/wiki/ISO_3166-2:FM" xlink:type="simple">ISO 3166-2:FM</text:a></text:p>
          </table:table-cell>
          <table:table-cell/>
          <table:table-cell table:style-name="ce7" office:value-type="float" office:value="138" calcext:value-type="float">
            <text:p>138</text:p>
          </table:table-cell>
          <table:table-cell table:formula="of:=CONCATENATE([.H138];&quot;, &quot;;[.C138];&quot;, &quot;;[.B138])" office:value-type="string" office:string-value="138, FM, Micronesia, Federated States of" calcext:value-type="string">
            <text:p>138, FM, Micronesia, Federated States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janma" xlink:type="simple">Mjanma</text:a></text:p>
          </table:table-cell>
          <table:table-cell table:style-name="ce2" office:value-type="string" calcext:value-type="string">
            <text:p>Myanmar</text:p>
          </table:table-cell>
          <table:table-cell table:style-name="ce3" office:value-type="string" calcext:value-type="string">
            <text:p><text:a xlink:href="https://pl.wikipedia.org/wiki/ISO_3166-1_alfa-2#MM" xlink:type="simple">MM</text:a></text:p>
          </table:table-cell>
          <table:table-cell table:style-name="ce4" office:value-type="string" calcext:value-type="string">
            <text:p>MMR</text:p>
          </table:table-cell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<text:a xlink:href="https://pl.wikipedia.org/w/index.php?title=ISO_3166-2:MM&amp;action=edit&amp;redlink=1" xlink:type="simple">ISO 3166-2:MM</text:a>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formula="of:=CONCATENATE([.H139];&quot;, &quot;;[.C139];&quot;, &quot;;[.B139])" office:value-type="string" office:string-value="139, MM, Myanmar" calcext:value-type="string">
            <text:p>139, MM, Myanma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ołdawia" xlink:type="simple">Mołdawia</text:a></text:p>
          </table:table-cell>
          <table:table-cell table:style-name="ce2" office:value-type="string" calcext:value-type="string">
            <text:p>Moldova, Republic of</text:p>
          </table:table-cell>
          <table:table-cell table:style-name="ce3" office:value-type="string" calcext:value-type="string">
            <text:p><text:a xlink:href="https://pl.wikipedia.org/wiki/ISO_3166-1_alfa-2#MD" xlink:type="simple">MD</text:a></text:p>
          </table:table-cell>
          <table:table-cell table:style-name="ce4" office:value-type="string" calcext:value-type="string">
            <text:p>MDA</text:p>
          </table:table-cell>
          <table:table-cell table:style-name="ce4" office:value-type="float" office:value="498" calcext:value-type="float">
            <text:p>498</text:p>
          </table:table-cell>
          <table:table-cell table:style-name="ce6" office:value-type="string" calcext:value-type="string">
            <text:p><text:a xlink:href="https://pl.wikipedia.org/w/index.php?title=ISO_3166-2:MD&amp;action=edit&amp;redlink=1" xlink:type="simple">ISO 3166-2:MD</text:a>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formula="of:=CONCATENATE([.H140];&quot;, &quot;;[.C140];&quot;, &quot;;[.B140])" office:value-type="string" office:string-value="140, MD, Moldova, Republic of" calcext:value-type="string">
            <text:p>140, MD, Moldova,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onako" xlink:type="simple">Monako</text:a></text:p>
          </table:table-cell>
          <table:table-cell table:style-name="ce2" office:value-type="string" calcext:value-type="string">
            <text:p>Monaco</text:p>
          </table:table-cell>
          <table:table-cell table:style-name="ce3" office:value-type="string" calcext:value-type="string">
            <text:p><text:a xlink:href="https://pl.wikipedia.org/wiki/ISO_3166-1_alfa-2#MC" xlink:type="simple">MC</text:a></text:p>
          </table:table-cell>
          <table:table-cell table:style-name="ce4" office:value-type="string" calcext:value-type="string">
            <text:p>MCO</text:p>
          </table:table-cell>
          <table:table-cell table:style-name="ce4" office:value-type="float" office:value="492" calcext:value-type="float">
            <text:p>492</text:p>
          </table:table-cell>
          <table:table-cell table:style-name="ce5" office:value-type="string" calcext:value-type="string">
            <text:p><text:a xlink:href="https://pl.wikipedia.org/wiki/ISO_3166-2:MC" xlink:type="simple">ISO 3166-2:MC</text:a></text:p>
          </table:table-cell>
          <table:table-cell/>
          <table:table-cell table:style-name="ce7" office:value-type="float" office:value="141" calcext:value-type="float">
            <text:p>141</text:p>
          </table:table-cell>
          <table:table-cell table:formula="of:=CONCATENATE([.H141];&quot;, &quot;;[.C141];&quot;, &quot;;[.B141])" office:value-type="string" office:string-value="141, MC, Monaco" calcext:value-type="string">
            <text:p>141, MC, Monac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ongolia" xlink:type="simple">Mongolia</text:a></text:p>
          </table:table-cell>
          <table:table-cell table:style-name="ce2" office:value-type="string" calcext:value-type="string">
            <text:p>Mongolia</text:p>
          </table:table-cell>
          <table:table-cell table:style-name="ce3" office:value-type="string" calcext:value-type="string">
            <text:p><text:a xlink:href="https://pl.wikipedia.org/wiki/ISO_3166-1_alfa-2#MN" xlink:type="simple">MN</text:a></text:p>
          </table:table-cell>
          <table:table-cell table:style-name="ce4" office:value-type="string" calcext:value-type="string">
            <text:p>MNG</text:p>
          </table:table-cell>
          <table:table-cell table:style-name="ce4" office:value-type="float" office:value="496" calcext:value-type="float">
            <text:p>496</text:p>
          </table:table-cell>
          <table:table-cell table:style-name="ce5" office:value-type="string" calcext:value-type="string">
            <text:p><text:a xlink:href="https://pl.wikipedia.org/wiki/ISO_3166-2:MN" xlink:type="simple">ISO 3166-2:MN</text:a></text:p>
          </table:table-cell>
          <table:table-cell/>
          <table:table-cell table:style-name="ce7" office:value-type="float" office:value="142" calcext:value-type="float">
            <text:p>142</text:p>
          </table:table-cell>
          <table:table-cell table:formula="of:=CONCATENATE([.H142];&quot;, &quot;;[.C142];&quot;, &quot;;[.B142])" office:value-type="string" office:string-value="142, MN, Mongolia" calcext:value-type="string">
            <text:p>142, MN, Mongo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ontserrat_(wyspa)" xlink:type="simple">Montserrat</text:a></text:p>
          </table:table-cell>
          <table:table-cell table:style-name="ce2" office:value-type="string" calcext:value-type="string">
            <text:p>Montserrat</text:p>
          </table:table-cell>
          <table:table-cell table:style-name="ce3" office:value-type="string" calcext:value-type="string">
            <text:p><text:a xlink:href="https://pl.wikipedia.org/wiki/ISO_3166-1_alfa-2#MS" xlink:type="simple">MS</text:a></text:p>
          </table:table-cell>
          <table:table-cell table:style-name="ce4" office:value-type="string" calcext:value-type="string">
            <text:p>MSR</text:p>
          </table:table-cell>
          <table:table-cell table:style-name="ce4" office:value-type="float" office:value="500" calcext:value-type="float">
            <text:p>500</text:p>
          </table:table-cell>
          <table:table-cell table:style-name="ce5" office:value-type="string" calcext:value-type="string">
            <text:p><text:a xlink:href="https://pl.wikipedia.org/wiki/ISO_3166-2:MS" xlink:type="simple">ISO 3166-2:MS</text:a></text:p>
          </table:table-cell>
          <table:table-cell/>
          <table:table-cell table:style-name="ce7" office:value-type="float" office:value="143" calcext:value-type="float">
            <text:p>143</text:p>
          </table:table-cell>
          <table:table-cell table:formula="of:=CONCATENATE([.H143];&quot;, &quot;;[.C143];&quot;, &quot;;[.B143])" office:value-type="string" office:string-value="143, MS, Montserrat" calcext:value-type="string">
            <text:p>143, MS, Montserra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Mozambik" xlink:type="simple">Mozambik</text:a></text:p>
          </table:table-cell>
          <table:table-cell table:style-name="ce2" office:value-type="string" calcext:value-type="string">
            <text:p>Mozambique</text:p>
          </table:table-cell>
          <table:table-cell table:style-name="ce3" office:value-type="string" calcext:value-type="string">
            <text:p><text:a xlink:href="https://pl.wikipedia.org/wiki/ISO_3166-1_alfa-2#MZ" xlink:type="simple">MZ</text:a></text:p>
          </table:table-cell>
          <table:table-cell table:style-name="ce4" office:value-type="string" calcext:value-type="string">
            <text:p>MOZ</text:p>
          </table:table-cell>
          <table:table-cell table:style-name="ce4" office:value-type="float" office:value="508" calcext:value-type="float">
            <text:p>508</text:p>
          </table:table-cell>
          <table:table-cell table:style-name="ce6" office:value-type="string" calcext:value-type="string">
            <text:p><text:a xlink:href="https://pl.wikipedia.org/w/index.php?title=ISO_3166-2:MZ&amp;action=edit&amp;redlink=1" xlink:type="simple">ISO 3166-2:MZ</text:a></text:p>
          </table:table-cell>
          <table:table-cell/>
          <table:table-cell table:style-name="ce7" office:value-type="float" office:value="144" calcext:value-type="float">
            <text:p>144</text:p>
          </table:table-cell>
          <table:table-cell table:formula="of:=CONCATENATE([.H144];&quot;, &quot;;[.C144];&quot;, &quot;;[.B144])" office:value-type="string" office:string-value="144, MZ, Mozambique" calcext:value-type="string">
            <text:p>144, MZ, Mozambiqu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amibia" xlink:type="simple">Namibia</text:a></text:p>
          </table:table-cell>
          <table:table-cell table:style-name="ce2" office:value-type="string" calcext:value-type="string">
            <text:p>Namibia</text:p>
          </table:table-cell>
          <table:table-cell table:style-name="ce3" office:value-type="string" calcext:value-type="string">
            <text:p><text:a xlink:href="https://pl.wikipedia.org/wiki/ISO_3166-1_alfa-2#NA" xlink:type="simple">NA</text:a></text:p>
          </table:table-cell>
          <table:table-cell table:style-name="ce4" office:value-type="string" calcext:value-type="string">
            <text:p>NAM</text:p>
          </table:table-cell>
          <table:table-cell table:style-name="ce4" office:value-type="float" office:value="516" calcext:value-type="float">
            <text:p>516</text:p>
          </table:table-cell>
          <table:table-cell table:style-name="ce6" office:value-type="string" calcext:value-type="string">
            <text:p><text:a xlink:href="https://pl.wikipedia.org/w/index.php?title=ISO_3166-2:NA&amp;action=edit&amp;redlink=1" xlink:type="simple">ISO 3166-2:NA</text:a>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formula="of:=CONCATENATE([.H145];&quot;, &quot;;[.C145];&quot;, &quot;;[.B145])" office:value-type="string" office:string-value="145, NA, Namibia" calcext:value-type="string">
            <text:p>145, NA, Nami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auru" xlink:type="simple">Nauru</text:a></text:p>
          </table:table-cell>
          <table:table-cell table:style-name="ce2" office:value-type="string" calcext:value-type="string">
            <text:p>Nauru</text:p>
          </table:table-cell>
          <table:table-cell table:style-name="ce3" office:value-type="string" calcext:value-type="string">
            <text:p><text:a xlink:href="https://pl.wikipedia.org/wiki/ISO_3166-1_alfa-2#NR" xlink:type="simple">NR</text:a></text:p>
          </table:table-cell>
          <table:table-cell table:style-name="ce4" office:value-type="string" calcext:value-type="string">
            <text:p>NRU</text:p>
          </table:table-cell>
          <table:table-cell table:style-name="ce4" office:value-type="float" office:value="520" calcext:value-type="float">
            <text:p>520</text:p>
          </table:table-cell>
          <table:table-cell table:style-name="ce5" office:value-type="string" calcext:value-type="string">
            <text:p><text:a xlink:href="https://pl.wikipedia.org/wiki/ISO_3166-2:NR" xlink:type="simple">ISO 3166-2:NR</text:a>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formula="of:=CONCATENATE([.H146];&quot;, &quot;;[.C146];&quot;, &quot;;[.B146])" office:value-type="string" office:string-value="146, NR, Nauru" calcext:value-type="string">
            <text:p>146, NR, Naur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epal" xlink:type="simple">Nepal</text:a></text:p>
          </table:table-cell>
          <table:table-cell table:style-name="ce2" office:value-type="string" calcext:value-type="string">
            <text:p>Nepal</text:p>
          </table:table-cell>
          <table:table-cell table:style-name="ce3" office:value-type="string" calcext:value-type="string">
            <text:p><text:a xlink:href="https://pl.wikipedia.org/wiki/ISO_3166-1_alfa-2#NP" xlink:type="simple">NP</text:a></text:p>
          </table:table-cell>
          <table:table-cell table:style-name="ce4" office:value-type="string" calcext:value-type="string">
            <text:p>NPL</text:p>
          </table:table-cell>
          <table:table-cell table:style-name="ce4" office:value-type="float" office:value="524" calcext:value-type="float">
            <text:p>524</text:p>
          </table:table-cell>
          <table:table-cell table:style-name="ce6" office:value-type="string" calcext:value-type="string">
            <text:p><text:a xlink:href="https://pl.wikipedia.org/w/index.php?title=ISO_3166-2:NP&amp;action=edit&amp;redlink=1" xlink:type="simple">ISO 3166-2:NP</text:a></text:p>
          </table:table-cell>
          <table:table-cell/>
          <table:table-cell table:style-name="ce7" office:value-type="float" office:value="147" calcext:value-type="float">
            <text:p>147</text:p>
          </table:table-cell>
          <table:table-cell table:formula="of:=CONCATENATE([.H147];&quot;, &quot;;[.C147];&quot;, &quot;;[.B147])" office:value-type="string" office:string-value="147, NP, Nepal" calcext:value-type="string">
            <text:p>147, NP, Nep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iemcy" xlink:type="simple">Niemcy</text:a>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string" calcext:value-type="string">
            <text:p><text:a xlink:href="https://pl.wikipedia.org/wiki/ISO_3166-1_alfa-2#DE" xlink:type="simple">DE</text:a>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float" office:value="276" calcext:value-type="float">
            <text:p>276</text:p>
          </table:table-cell>
          <table:table-cell table:style-name="ce5" office:value-type="string" calcext:value-type="string">
            <text:p><text:a xlink:href="https://pl.wikipedia.org/wiki/ISO_3166-2:DE" xlink:type="simple">ISO 3166-2:DE</text:a>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formula="of:=CONCATENATE([.H148];&quot;, &quot;;[.C148];&quot;, &quot;;[.B148])" office:value-type="string" office:string-value="148, DE, Germany" calcext:value-type="string">
            <text:p>148, DE, Germa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iger" xlink:type="simple">Niger</text:a></text:p>
          </table:table-cell>
          <table:table-cell table:style-name="ce2" office:value-type="string" calcext:value-type="string">
            <text:p>Niger</text:p>
          </table:table-cell>
          <table:table-cell table:style-name="ce3" office:value-type="string" calcext:value-type="string">
            <text:p><text:a xlink:href="https://pl.wikipedia.org/wiki/ISO_3166-1_alfa-2#NE" xlink:type="simple">NE</text:a></text:p>
          </table:table-cell>
          <table:table-cell table:style-name="ce4" office:value-type="string" calcext:value-type="string">
            <text:p>NER</text:p>
          </table:table-cell>
          <table:table-cell table:style-name="ce4" office:value-type="float" office:value="562" calcext:value-type="float">
            <text:p>562</text:p>
          </table:table-cell>
          <table:table-cell table:style-name="ce5" office:value-type="string" calcext:value-type="string">
            <text:p><text:a xlink:href="https://pl.wikipedia.org/wiki/ISO_3166-2:NE" xlink:type="simple">ISO 3166-2:NE</text:a></text:p>
          </table:table-cell>
          <table:table-cell/>
          <table:table-cell table:style-name="ce7" office:value-type="float" office:value="149" calcext:value-type="float">
            <text:p>149</text:p>
          </table:table-cell>
          <table:table-cell table:formula="of:=CONCATENATE([.H149];&quot;, &quot;;[.C149];&quot;, &quot;;[.B149])" office:value-type="string" office:string-value="149, NE, Niger" calcext:value-type="string">
            <text:p>149, NE, Nige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igeria" xlink:type="simple">Nigeria</text:a></text:p>
          </table:table-cell>
          <table:table-cell table:style-name="ce2" office:value-type="string" calcext:value-type="string">
            <text:p>Nigeria</text:p>
          </table:table-cell>
          <table:table-cell table:style-name="ce3" office:value-type="string" calcext:value-type="string">
            <text:p><text:a xlink:href="https://pl.wikipedia.org/wiki/ISO_3166-1_alfa-2#NG" xlink:type="simple">NG</text:a>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float" office:value="566" calcext:value-type="float">
            <text:p>566</text:p>
          </table:table-cell>
          <table:table-cell table:style-name="ce6" office:value-type="string" calcext:value-type="string">
            <text:p><text:a xlink:href="https://pl.wikipedia.org/w/index.php?title=ISO_3166-2:NG&amp;action=edit&amp;redlink=1" xlink:type="simple">ISO 3166-2:NG</text:a></text:p>
          </table:table-cell>
          <table:table-cell/>
          <table:table-cell table:style-name="ce7" office:value-type="float" office:value="150" calcext:value-type="float">
            <text:p>150</text:p>
          </table:table-cell>
          <table:table-cell table:formula="of:=CONCATENATE([.H150];&quot;, &quot;;[.C150];&quot;, &quot;;[.B150])" office:value-type="string" office:string-value="150, NG, Nigeria" calcext:value-type="string">
            <text:p>150, NG, Niger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ikaragua" xlink:type="simple">Nikaragua</text:a></text:p>
          </table:table-cell>
          <table:table-cell table:style-name="ce2" office:value-type="string" calcext:value-type="string">
            <text:p>Nicaragua</text:p>
          </table:table-cell>
          <table:table-cell table:style-name="ce3" office:value-type="string" calcext:value-type="string">
            <text:p><text:a xlink:href="https://pl.wikipedia.org/wiki/ISO_3166-1_alfa-2#NI" xlink:type="simple">NI</text:a></text:p>
          </table:table-cell>
          <table:table-cell table:style-name="ce4" office:value-type="string" calcext:value-type="string">
            <text:p>NIC</text:p>
          </table:table-cell>
          <table:table-cell table:style-name="ce4" office:value-type="float" office:value="558" calcext:value-type="float">
            <text:p>558</text:p>
          </table:table-cell>
          <table:table-cell table:style-name="ce6" office:value-type="string" calcext:value-type="string">
            <text:p><text:a xlink:href="https://pl.wikipedia.org/w/index.php?title=ISO_3166-2:NI&amp;action=edit&amp;redlink=1" xlink:type="simple">ISO 3166-2:NI</text:a></text:p>
          </table:table-cell>
          <table:table-cell/>
          <table:table-cell table:style-name="ce7" office:value-type="float" office:value="151" calcext:value-type="float">
            <text:p>151</text:p>
          </table:table-cell>
          <table:table-cell table:formula="of:=CONCATENATE([.H151];&quot;, &quot;;[.C151];&quot;, &quot;;[.B151])" office:value-type="string" office:string-value="151, NI, Nicaragua" calcext:value-type="string">
            <text:p>151, NI, Nicaragu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iue" xlink:type="simple">Niue</text:a></text:p>
          </table:table-cell>
          <table:table-cell table:style-name="ce2" office:value-type="string" calcext:value-type="string">
            <text:p>Niue</text:p>
          </table:table-cell>
          <table:table-cell table:style-name="ce3" office:value-type="string" calcext:value-type="string">
            <text:p><text:a xlink:href="https://pl.wikipedia.org/wiki/ISO_3166-1_alfa-2#NU" xlink:type="simple">NU</text:a></text:p>
          </table:table-cell>
          <table:table-cell table:style-name="ce4" office:value-type="string" calcext:value-type="string">
            <text:p>NIU</text:p>
          </table:table-cell>
          <table:table-cell table:style-name="ce4" office:value-type="float" office:value="570" calcext:value-type="float">
            <text:p>570</text:p>
          </table:table-cell>
          <table:table-cell table:style-name="ce5" office:value-type="string" calcext:value-type="string">
            <text:p><text:a xlink:href="https://pl.wikipedia.org/wiki/ISO_3166-2:NU" xlink:type="simple">ISO 3166-2:NU</text:a></text:p>
          </table:table-cell>
          <table:table-cell/>
          <table:table-cell table:style-name="ce7" office:value-type="float" office:value="152" calcext:value-type="float">
            <text:p>152</text:p>
          </table:table-cell>
          <table:table-cell table:formula="of:=CONCATENATE([.H152];&quot;, &quot;;[.C152];&quot;, &quot;;[.B152])" office:value-type="string" office:string-value="152, NU, Niue" calcext:value-type="string">
            <text:p>152, NU, Niu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orfolk_(terytorium)" xlink:type="simple">Norfolk</text:a></text:p>
          </table:table-cell>
          <table:table-cell table:style-name="ce2" office:value-type="string" calcext:value-type="string">
            <text:p>Norfolk Island</text:p>
          </table:table-cell>
          <table:table-cell table:style-name="ce3" office:value-type="string" calcext:value-type="string">
            <text:p><text:a xlink:href="https://pl.wikipedia.org/wiki/ISO_3166-1_alfa-2#NF" xlink:type="simple">NF</text:a></text:p>
          </table:table-cell>
          <table:table-cell table:style-name="ce4" office:value-type="string" calcext:value-type="string">
            <text:p>NFK</text:p>
          </table:table-cell>
          <table:table-cell table:style-name="ce4" office:value-type="float" office:value="574" calcext:value-type="float">
            <text:p>574</text:p>
          </table:table-cell>
          <table:table-cell table:style-name="ce5" office:value-type="string" calcext:value-type="string">
            <text:p><text:a xlink:href="https://pl.wikipedia.org/wiki/ISO_3166-2:NF" xlink:type="simple">ISO 3166-2:NF</text:a></text:p>
          </table:table-cell>
          <table:table-cell/>
          <table:table-cell table:style-name="ce7" office:value-type="float" office:value="153" calcext:value-type="float">
            <text:p>153</text:p>
          </table:table-cell>
          <table:table-cell table:formula="of:=CONCATENATE([.H153];&quot;, &quot;;[.C153];&quot;, &quot;;[.B153])" office:value-type="string" office:string-value="153, NF, Norfolk Island" calcext:value-type="string">
            <text:p>153, NF, Norfolk Is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orwegia" xlink:type="simple">Norwegia</text:a></text:p>
          </table:table-cell>
          <table:table-cell table:style-name="ce2" office:value-type="string" calcext:value-type="string">
            <text:p>Norway</text:p>
          </table:table-cell>
          <table:table-cell table:style-name="ce3" office:value-type="string" calcext:value-type="string">
            <text:p><text:a xlink:href="https://pl.wikipedia.org/wiki/ISO_3166-1_alfa-2#NO" xlink:type="simple">NO</text:a></text:p>
          </table:table-cell>
          <table:table-cell table:style-name="ce4" office:value-type="string" calcext:value-type="string">
            <text:p>NOR</text:p>
          </table:table-cell>
          <table:table-cell table:style-name="ce4" office:value-type="float" office:value="578" calcext:value-type="float">
            <text:p>578</text:p>
          </table:table-cell>
          <table:table-cell table:style-name="ce5" office:value-type="string" calcext:value-type="string">
            <text:p><text:a xlink:href="https://pl.wikipedia.org/wiki/ISO_3166-2:NO" xlink:type="simple">ISO 3166-2:NO</text:a></text:p>
          </table:table-cell>
          <table:table-cell/>
          <table:table-cell table:style-name="ce7" office:value-type="float" office:value="154" calcext:value-type="float">
            <text:p>154</text:p>
          </table:table-cell>
          <table:table-cell table:formula="of:=CONCATENATE([.H154];&quot;, &quot;;[.C154];&quot;, &quot;;[.B154])" office:value-type="string" office:string-value="154, NO, Norway" calcext:value-type="string">
            <text:p>154, NO, Norwa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owa_Kaledonia" xlink:type="simple">Nowa Kaledonia</text:a></text:p>
          </table:table-cell>
          <table:table-cell table:style-name="ce2" office:value-type="string" calcext:value-type="string">
            <text:p>New Caledonia</text:p>
          </table:table-cell>
          <table:table-cell table:style-name="ce3" office:value-type="string" calcext:value-type="string">
            <text:p><text:a xlink:href="https://pl.wikipedia.org/wiki/ISO_3166-1_alfa-2#NC" xlink:type="simple">NC</text:a></text:p>
          </table:table-cell>
          <table:table-cell table:style-name="ce4" office:value-type="string" calcext:value-type="string">
            <text:p>NCL</text:p>
          </table:table-cell>
          <table:table-cell table:style-name="ce4" office:value-type="float" office:value="540" calcext:value-type="float">
            <text:p>540</text:p>
          </table:table-cell>
          <table:table-cell table:style-name="ce5" office:value-type="string" calcext:value-type="string">
            <text:p><text:a xlink:href="https://pl.wikipedia.org/wiki/ISO_3166-2:NC" xlink:type="simple">ISO 3166-2:NC</text:a>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formula="of:=CONCATENATE([.H155];&quot;, &quot;;[.C155];&quot;, &quot;;[.B155])" office:value-type="string" office:string-value="155, NC, New Caledonia" calcext:value-type="string">
            <text:p>155, NC, New Caledo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Nowa_Zelandia" xlink:type="simple">Nowa Zelandia</text:a></text:p>
          </table:table-cell>
          <table:table-cell table:style-name="ce2" office:value-type="string" calcext:value-type="string">
            <text:p>New Zealand</text:p>
          </table:table-cell>
          <table:table-cell table:style-name="ce3" office:value-type="string" calcext:value-type="string">
            <text:p><text:a xlink:href="https://pl.wikipedia.org/wiki/ISO_3166-1_alfa-2#NZ" xlink:type="simple">NZ</text:a>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float" office:value="554" calcext:value-type="float">
            <text:p>554</text:p>
          </table:table-cell>
          <table:table-cell table:style-name="ce6" office:value-type="string" calcext:value-type="string">
            <text:p><text:a xlink:href="https://pl.wikipedia.org/w/index.php?title=ISO_3166-2:NZ&amp;action=edit&amp;redlink=1" xlink:type="simple">ISO 3166-2:NZ</text:a></text:p>
          </table:table-cell>
          <table:table-cell/>
          <table:table-cell table:style-name="ce7" office:value-type="float" office:value="156" calcext:value-type="float">
            <text:p>156</text:p>
          </table:table-cell>
          <table:table-cell table:formula="of:=CONCATENATE([.H156];&quot;, &quot;;[.C156];&quot;, &quot;;[.B156])" office:value-type="string" office:string-value="156, NZ, New Zealand" calcext:value-type="string">
            <text:p>156, NZ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Oman" xlink:type="simple">Oman</text:a></text:p>
          </table:table-cell>
          <table:table-cell table:style-name="ce2" office:value-type="string" calcext:value-type="string">
            <text:p>Oman</text:p>
          </table:table-cell>
          <table:table-cell table:style-name="ce3" office:value-type="string" calcext:value-type="string">
            <text:p><text:a xlink:href="https://pl.wikipedia.org/wiki/ISO_3166-1_alfa-2#OM" xlink:type="simple">OM</text:a></text:p>
          </table:table-cell>
          <table:table-cell table:style-name="ce4" office:value-type="string" calcext:value-type="string">
            <text:p>OMN</text:p>
          </table:table-cell>
          <table:table-cell table:style-name="ce4" office:value-type="float" office:value="512" calcext:value-type="float">
            <text:p>512</text:p>
          </table:table-cell>
          <table:table-cell table:style-name="ce6" office:value-type="string" calcext:value-type="string">
            <text:p><text:a xlink:href="https://pl.wikipedia.org/w/index.php?title=ISO_3166-2:OM&amp;action=edit&amp;redlink=1" xlink:type="simple">ISO 3166-2:OM</text:a></text:p>
          </table:table-cell>
          <table:table-cell/>
          <table:table-cell table:style-name="ce7" office:value-type="float" office:value="157" calcext:value-type="float">
            <text:p>157</text:p>
          </table:table-cell>
          <table:table-cell table:formula="of:=CONCATENATE([.H157];&quot;, &quot;;[.C157];&quot;, &quot;;[.B157])" office:value-type="string" office:string-value="157, OM, Oman" calcext:value-type="string">
            <text:p>157, OM, Om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kistan" xlink:type="simple">Pakistan</text:a></text:p>
          </table:table-cell>
          <table:table-cell table:style-name="ce2" office:value-type="string" calcext:value-type="string">
            <text:p>Pakistan</text:p>
          </table:table-cell>
          <table:table-cell table:style-name="ce3" office:value-type="string" calcext:value-type="string">
            <text:p><text:a xlink:href="https://pl.wikipedia.org/wiki/ISO_3166-1_alfa-2#PK" xlink:type="simple">PK</text:a></text:p>
          </table:table-cell>
          <table:table-cell table:style-name="ce4" office:value-type="string" calcext:value-type="string">
            <text:p>PAK</text:p>
          </table:table-cell>
          <table:table-cell table:style-name="ce4" office:value-type="float" office:value="586" calcext:value-type="float">
            <text:p>586</text:p>
          </table:table-cell>
          <table:table-cell table:style-name="ce6" office:value-type="string" calcext:value-type="string">
            <text:p><text:a xlink:href="https://pl.wikipedia.org/w/index.php?title=ISO_3166-2:PK&amp;action=edit&amp;redlink=1" xlink:type="simple">ISO 3166-2:PK</text:a></text:p>
          </table:table-cell>
          <table:table-cell/>
          <table:table-cell table:style-name="ce7" office:value-type="float" office:value="158" calcext:value-type="float">
            <text:p>158</text:p>
          </table:table-cell>
          <table:table-cell table:formula="of:=CONCATENATE([.H158];&quot;, &quot;;[.C158];&quot;, &quot;;[.B158])" office:value-type="string" office:string-value="158, PK, Pakistan" calcext:value-type="string">
            <text:p>158, PK, Paki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lau" xlink:type="simple">Palau</text:a></text:p>
          </table:table-cell>
          <table:table-cell table:style-name="ce2" office:value-type="string" calcext:value-type="string">
            <text:p>Palau</text:p>
          </table:table-cell>
          <table:table-cell table:style-name="ce3" office:value-type="string" calcext:value-type="string">
            <text:p><text:a xlink:href="https://pl.wikipedia.org/wiki/ISO_3166-1_alfa-2#PW" xlink:type="simple">PW</text:a></text:p>
          </table:table-cell>
          <table:table-cell table:style-name="ce4" office:value-type="string" calcext:value-type="string">
            <text:p>PLW</text:p>
          </table:table-cell>
          <table:table-cell table:style-name="ce4" office:value-type="float" office:value="585" calcext:value-type="float">
            <text:p>585</text:p>
          </table:table-cell>
          <table:table-cell table:style-name="ce6" office:value-type="string" calcext:value-type="string">
            <text:p><text:a xlink:href="https://pl.wikipedia.org/w/index.php?title=ISO_3166-2:PW&amp;action=edit&amp;redlink=1" xlink:type="simple">ISO 3166-2:PW</text:a></text:p>
          </table:table-cell>
          <table:table-cell/>
          <table:table-cell table:style-name="ce7" office:value-type="float" office:value="159" calcext:value-type="float">
            <text:p>159</text:p>
          </table:table-cell>
          <table:table-cell table:formula="of:=CONCATENATE([.H159];&quot;, &quot;;[.C159];&quot;, &quot;;[.B159])" office:value-type="string" office:string-value="159, PW, Palau" calcext:value-type="string">
            <text:p>159, PW, Pala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lestyna_(państwo)" xlink:type="simple">Palestyna</text:a></text:p>
          </table:table-cell>
          <table:table-cell table:style-name="ce2" office:value-type="string" calcext:value-type="string">
            <text:p>Palestinian Territory, Occupied</text:p>
          </table:table-cell>
          <table:table-cell table:style-name="ce3" office:value-type="string" calcext:value-type="string">
            <text:p><text:a xlink:href="https://pl.wikipedia.org/wiki/ISO_3166-1_alfa-2#PS" xlink:type="simple">PS</text:a></text:p>
          </table:table-cell>
          <table:table-cell table:style-name="ce4" office:value-type="string" calcext:value-type="string">
            <text:p>PSE</text:p>
          </table:table-cell>
          <table:table-cell table:style-name="ce4" office:value-type="float" office:value="275" calcext:value-type="float">
            <text:p>275</text:p>
          </table:table-cell>
          <table:table-cell table:style-name="ce6" office:value-type="string" calcext:value-type="string">
            <text:p><text:a xlink:href="https://pl.wikipedia.org/w/index.php?title=ISO_3166-2:PS&amp;action=edit&amp;redlink=1" xlink:type="simple">ISO 3166-2:PS</text:a></text:p>
          </table:table-cell>
          <table:table-cell/>
          <table:table-cell table:style-name="ce7" office:value-type="float" office:value="160" calcext:value-type="float">
            <text:p>160</text:p>
          </table:table-cell>
          <table:table-cell table:formula="of:=CONCATENATE([.H160];&quot;, &quot;;[.C160];&quot;, &quot;;[.B160])" office:value-type="string" office:string-value="160, PS, Palestinian Territory, Occupied" calcext:value-type="string">
            <text:p>160, PS, Palestinian Territory, Occupie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nama" xlink:type="simple">Panama</text:a></text:p>
          </table:table-cell>
          <table:table-cell table:style-name="ce2" office:value-type="string" calcext:value-type="string">
            <text:p>Panama</text:p>
          </table:table-cell>
          <table:table-cell table:style-name="ce3" office:value-type="string" calcext:value-type="string">
            <text:p><text:a xlink:href="https://pl.wikipedia.org/wiki/ISO_3166-1_alfa-2#PA" xlink:type="simple">PA</text:a></text:p>
          </table:table-cell>
          <table:table-cell table:style-name="ce4" office:value-type="string" calcext:value-type="string">
            <text:p>PAN</text:p>
          </table:table-cell>
          <table:table-cell table:style-name="ce4" office:value-type="float" office:value="591" calcext:value-type="float">
            <text:p>591</text:p>
          </table:table-cell>
          <table:table-cell table:style-name="ce6" office:value-type="string" calcext:value-type="string">
            <text:p><text:a xlink:href="https://pl.wikipedia.org/w/index.php?title=ISO_3166-2:PA&amp;action=edit&amp;redlink=1" xlink:type="simple">ISO 3166-2:PA</text:a></text:p>
          </table:table-cell>
          <table:table-cell/>
          <table:table-cell table:style-name="ce7" office:value-type="float" office:value="161" calcext:value-type="float">
            <text:p>161</text:p>
          </table:table-cell>
          <table:table-cell table:formula="of:=CONCATENATE([.H161];&quot;, &quot;;[.C161];&quot;, &quot;;[.B161])" office:value-type="string" office:string-value="161, PA, Panama" calcext:value-type="string">
            <text:p>161, PA, Panam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pua-Nowa_Gwinea" xlink:type="simple">Papua-Nowa Gwinea</text:a></text:p>
          </table:table-cell>
          <table:table-cell table:style-name="ce2" office:value-type="string" calcext:value-type="string">
            <text:p>Papua New Guinea</text:p>
          </table:table-cell>
          <table:table-cell table:style-name="ce3" office:value-type="string" calcext:value-type="string">
            <text:p><text:a xlink:href="https://pl.wikipedia.org/wiki/ISO_3166-1_alfa-2#PG" xlink:type="simple">PG</text:a>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598" calcext:value-type="float">
            <text:p>598</text:p>
          </table:table-cell>
          <table:table-cell table:style-name="ce5" office:value-type="string" calcext:value-type="string">
            <text:p><text:a xlink:href="https://pl.wikipedia.org/wiki/ISO_3166-2:PG" xlink:type="simple">ISO 3166-2:PG</text:a></text:p>
          </table:table-cell>
          <table:table-cell/>
          <table:table-cell table:style-name="ce7" office:value-type="float" office:value="162" calcext:value-type="float">
            <text:p>162</text:p>
          </table:table-cell>
          <table:table-cell table:formula="of:=CONCATENATE([.H162];&quot;, &quot;;[.C162];&quot;, &quot;;[.B162])" office:value-type="string" office:string-value="162, PG, Papua New Guinea" calcext:value-type="string">
            <text:p>162, PG, Papua New Guine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aragwaj" xlink:type="simple">Paragwaj</text:a></text:p>
          </table:table-cell>
          <table:table-cell table:style-name="ce2" office:value-type="string" calcext:value-type="string">
            <text:p>Paraguay</text:p>
          </table:table-cell>
          <table:table-cell table:style-name="ce3" office:value-type="string" calcext:value-type="string">
            <text:p><text:a xlink:href="https://pl.wikipedia.org/wiki/ISO_3166-1_alfa-2#PY" xlink:type="simple">PY</text:a></text:p>
          </table:table-cell>
          <table:table-cell table:style-name="ce4" office:value-type="string" calcext:value-type="string">
            <text:p>PRY</text:p>
          </table:table-cell>
          <table:table-cell table:style-name="ce4" office:value-type="float" office:value="600" calcext:value-type="float">
            <text:p>600</text:p>
          </table:table-cell>
          <table:table-cell table:style-name="ce6" office:value-type="string" calcext:value-type="string">
            <text:p><text:a xlink:href="https://pl.wikipedia.org/w/index.php?title=ISO_3166-2:PY&amp;action=edit&amp;redlink=1" xlink:type="simple">ISO 3166-2:PY</text:a></text:p>
          </table:table-cell>
          <table:table-cell/>
          <table:table-cell table:style-name="ce7" office:value-type="float" office:value="163" calcext:value-type="float">
            <text:p>163</text:p>
          </table:table-cell>
          <table:table-cell table:formula="of:=CONCATENATE([.H163];&quot;, &quot;;[.C163];&quot;, &quot;;[.B163])" office:value-type="string" office:string-value="163, PY, Paraguay" calcext:value-type="string">
            <text:p>163, PY, Paragua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eru" xlink:type="simple">Peru</text:a></text:p>
          </table:table-cell>
          <table:table-cell table:style-name="ce2" office:value-type="string" calcext:value-type="string">
            <text:p>Peru</text:p>
          </table:table-cell>
          <table:table-cell table:style-name="ce3" office:value-type="string" calcext:value-type="string">
            <text:p><text:a xlink:href="https://pl.wikipedia.org/wiki/ISO_3166-1_alfa-2#PE" xlink:type="simple">PE</text:a></text:p>
          </table:table-cell>
          <table:table-cell table:style-name="ce4" office:value-type="string" calcext:value-type="string">
            <text:p>PER</text:p>
          </table:table-cell>
          <table:table-cell table:style-name="ce4" office:value-type="float" office:value="604" calcext:value-type="float">
            <text:p>604</text:p>
          </table:table-cell>
          <table:table-cell table:style-name="ce6" office:value-type="string" calcext:value-type="string">
            <text:p><text:a xlink:href="https://pl.wikipedia.org/w/index.php?title=ISO_3166-2:PE&amp;action=edit&amp;redlink=1" xlink:type="simple">ISO 3166-2:PE</text:a>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formula="of:=CONCATENATE([.H164];&quot;, &quot;;[.C164];&quot;, &quot;;[.B164])" office:value-type="string" office:string-value="164, PE, Peru" calcext:value-type="string">
            <text:p>164, PE, Per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itcairn" xlink:type="simple">Pitcairn</text:a></text:p>
          </table:table-cell>
          <table:table-cell table:style-name="ce2" office:value-type="string" calcext:value-type="string">
            <text:p>Pitcairn</text:p>
          </table:table-cell>
          <table:table-cell table:style-name="ce3" office:value-type="string" calcext:value-type="string">
            <text:p><text:a xlink:href="https://pl.wikipedia.org/wiki/ISO_3166-1_alfa-2#PN" xlink:type="simple">PN</text:a></text:p>
          </table:table-cell>
          <table:table-cell table:style-name="ce4" office:value-type="string" calcext:value-type="string">
            <text:p>PCN</text:p>
          </table:table-cell>
          <table:table-cell table:style-name="ce4" office:value-type="float" office:value="612" calcext:value-type="float">
            <text:p>612</text:p>
          </table:table-cell>
          <table:table-cell table:style-name="ce5" office:value-type="string" calcext:value-type="string">
            <text:p><text:a xlink:href="https://pl.wikipedia.org/wiki/ISO_3166-2:PN" xlink:type="simple">ISO 3166-2:PN</text:a></text:p>
          </table:table-cell>
          <table:table-cell/>
          <table:table-cell table:style-name="ce7" office:value-type="float" office:value="165" calcext:value-type="float">
            <text:p>165</text:p>
          </table:table-cell>
          <table:table-cell table:formula="of:=CONCATENATE([.H165];&quot;, &quot;;[.C165];&quot;, &quot;;[.B165])" office:value-type="string" office:string-value="165, PN, Pitcairn" calcext:value-type="string">
            <text:p>165, PN, Pitcair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olinezja_Francuska" xlink:type="simple">Polinezja Francuska</text:a></text:p>
          </table:table-cell>
          <table:table-cell table:style-name="ce2" office:value-type="string" calcext:value-type="string">
            <text:p>French Polynesia</text:p>
          </table:table-cell>
          <table:table-cell table:style-name="ce3" office:value-type="string" calcext:value-type="string">
            <text:p><text:a xlink:href="https://pl.wikipedia.org/wiki/ISO_3166-1_alfa-2#PF" xlink:type="simple">PF</text:a></text:p>
          </table:table-cell>
          <table:table-cell table:style-name="ce4" office:value-type="string" calcext:value-type="string">
            <text:p>PYF</text:p>
          </table:table-cell>
          <table:table-cell table:style-name="ce4" office:value-type="float" office:value="258" calcext:value-type="float">
            <text:p>258</text:p>
          </table:table-cell>
          <table:table-cell table:style-name="ce5" office:value-type="string" calcext:value-type="string">
            <text:p><text:a xlink:href="https://pl.wikipedia.org/wiki/ISO_3166-2:PF" xlink:type="simple">ISO 3166-2:PF</text:a></text:p>
          </table:table-cell>
          <table:table-cell/>
          <table:table-cell table:style-name="ce7" office:value-type="float" office:value="166" calcext:value-type="float">
            <text:p>166</text:p>
          </table:table-cell>
          <table:table-cell table:formula="of:=CONCATENATE([.H166];&quot;, &quot;;[.C166];&quot;, &quot;;[.B166])" office:value-type="string" office:string-value="166, PF, French Polynesia" calcext:value-type="string">
            <text:p>166, PF, French Polynes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olska" xlink:type="simple">Polska</text:a></text:p>
          </table:table-cell>
          <table:table-cell table:style-name="ce2" office:value-type="string" calcext:value-type="string">
            <text:p>Poland</text:p>
          </table:table-cell>
          <table:table-cell table:style-name="ce3" office:value-type="string" calcext:value-type="string">
            <text:p><text:a xlink:href="https://pl.wikipedia.org/wiki/ISO_3166-1_alfa-2#PL" xlink:type="simple">PL</text:a></text:p>
          </table:table-cell>
          <table:table-cell table:style-name="ce4" office:value-type="string" calcext:value-type="string">
            <text:p>POL</text:p>
          </table:table-cell>
          <table:table-cell table:style-name="ce4" office:value-type="float" office:value="616" calcext:value-type="float">
            <text:p>616</text:p>
          </table:table-cell>
          <table:table-cell table:style-name="ce5" office:value-type="string" calcext:value-type="string">
            <text:p><text:a xlink:href="https://pl.wikipedia.org/wiki/ISO_3166-2:PL" xlink:type="simple">ISO 3166-2:PL</text:a></text:p>
          </table:table-cell>
          <table:table-cell/>
          <table:table-cell table:style-name="ce7" office:value-type="float" office:value="167" calcext:value-type="float">
            <text:p>167</text:p>
          </table:table-cell>
          <table:table-cell table:formula="of:=CONCATENATE([.H167];&quot;, &quot;;[.C167];&quot;, &quot;;[.B167])" office:value-type="string" office:string-value="167, PL, Poland" calcext:value-type="string">
            <text:p>167, PL, Po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ortoryko" xlink:type="simple">Portoryko</text:a></text:p>
          </table:table-cell>
          <table:table-cell table:style-name="ce2" office:value-type="string" calcext:value-type="string">
            <text:p>Puerto Rico</text:p>
          </table:table-cell>
          <table:table-cell table:style-name="ce3" office:value-type="string" calcext:value-type="string">
            <text:p><text:a xlink:href="https://pl.wikipedia.org/wiki/ISO_3166-1_alfa-2#PR" xlink:type="simple">PR</text:a></text:p>
          </table:table-cell>
          <table:table-cell table:style-name="ce4" office:value-type="string" calcext:value-type="string">
            <text:p>PRI</text:p>
          </table:table-cell>
          <table:table-cell table:style-name="ce4" office:value-type="float" office:value="630" calcext:value-type="float">
            <text:p>630</text:p>
          </table:table-cell>
          <table:table-cell table:style-name="ce5" office:value-type="string" calcext:value-type="string">
            <text:p><text:a xlink:href="https://pl.wikipedia.org/wiki/ISO_3166-2:PR" xlink:type="simple">ISO 3166-2:PR</text:a></text:p>
          </table:table-cell>
          <table:table-cell/>
          <table:table-cell table:style-name="ce7" office:value-type="float" office:value="168" calcext:value-type="float">
            <text:p>168</text:p>
          </table:table-cell>
          <table:table-cell table:formula="of:=CONCATENATE([.H168];&quot;, &quot;;[.C168];&quot;, &quot;;[.B168])" office:value-type="string" office:string-value="168, PR, Puerto Rico" calcext:value-type="string">
            <text:p>168, PR, Puerto Ric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ortugalia" xlink:type="simple">Portugalia</text:a></text:p>
          </table:table-cell>
          <table:table-cell table:style-name="ce2" office:value-type="string" calcext:value-type="string">
            <text:p>Portugal</text:p>
          </table:table-cell>
          <table:table-cell table:style-name="ce3" office:value-type="string" calcext:value-type="string">
            <text:p><text:a xlink:href="https://pl.wikipedia.org/wiki/ISO_3166-1_alfa-2#PT" xlink:type="simple">PT</text:a></text:p>
          </table:table-cell>
          <table:table-cell table:style-name="ce4" office:value-type="string" calcext:value-type="string">
            <text:p>PRT</text:p>
          </table:table-cell>
          <table:table-cell table:style-name="ce4" office:value-type="float" office:value="620" calcext:value-type="float">
            <text:p>620</text:p>
          </table:table-cell>
          <table:table-cell table:style-name="ce6" office:value-type="string" calcext:value-type="string">
            <text:p><text:a xlink:href="https://pl.wikipedia.org/w/index.php?title=ISO_3166-2:PT&amp;action=edit&amp;redlink=1" xlink:type="simple">ISO 3166-2:PT</text:a></text:p>
          </table:table-cell>
          <table:table-cell/>
          <table:table-cell table:style-name="ce7" office:value-type="float" office:value="169" calcext:value-type="float">
            <text:p>169</text:p>
          </table:table-cell>
          <table:table-cell table:formula="of:=CONCATENATE([.H169];&quot;, &quot;;[.C169];&quot;, &quot;;[.B169])" office:value-type="string" office:string-value="169, PT, Portugal" calcext:value-type="string">
            <text:p>169, PT, Portug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Południowa_Afryka" xlink:type="simple">Południowa Afryka</text:a></text:p>
          </table:table-cell>
          <table:table-cell table:style-name="ce2" office:value-type="string" calcext:value-type="string">
            <text:p>South Africa</text:p>
          </table:table-cell>
          <table:table-cell table:style-name="ce3" office:value-type="string" calcext:value-type="string">
            <text:p><text:a xlink:href="https://pl.wikipedia.org/wiki/ISO_3166-1_alfa-2#ZA" xlink:type="simple">ZA</text:a></text:p>
          </table:table-cell>
          <table:table-cell table:style-name="ce4" office:value-type="string" calcext:value-type="string">
            <text:p>ZAF</text:p>
          </table:table-cell>
          <table:table-cell table:style-name="ce4" office:value-type="float" office:value="710" calcext:value-type="float">
            <text:p>710</text:p>
          </table:table-cell>
          <table:table-cell table:style-name="ce5" office:value-type="string" calcext:value-type="string">
            <text:p><text:a xlink:href="https://pl.wikipedia.org/wiki/ISO_3166-2:ZA" xlink:type="simple">ISO 3166-2:ZA</text:a></text:p>
          </table:table-cell>
          <table:table-cell/>
          <table:table-cell table:style-name="ce7" office:value-type="float" office:value="170" calcext:value-type="float">
            <text:p>170</text:p>
          </table:table-cell>
          <table:table-cell table:formula="of:=CONCATENATE([.H170];&quot;, &quot;;[.C170];&quot;, &quot;;[.B170])" office:value-type="string" office:string-value="170, ZA, South Africa" calcext:value-type="string">
            <text:p>170, ZA, South Afric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epublika_Środkowoafrykańska" xlink:type="simple">Republika Środkowoafrykańska</text:a></text:p>
          </table:table-cell>
          <table:table-cell table:style-name="ce2" office:value-type="string" calcext:value-type="string">
            <text:p>Central African Republic</text:p>
          </table:table-cell>
          <table:table-cell table:style-name="ce3" office:value-type="string" calcext:value-type="string">
            <text:p><text:a xlink:href="https://pl.wikipedia.org/wiki/ISO_3166-1_alfa-2#CF" xlink:type="simple">CF</text:a></text:p>
          </table:table-cell>
          <table:table-cell table:style-name="ce4" office:value-type="string" calcext:value-type="string">
            <text:p>CAF</text:p>
          </table:table-cell>
          <table:table-cell table:style-name="ce4" office:value-type="float" office:value="140" calcext:value-type="float">
            <text:p>140</text:p>
          </table:table-cell>
          <table:table-cell table:style-name="ce6" office:value-type="string" calcext:value-type="string">
            <text:p><text:a xlink:href="https://pl.wikipedia.org/w/index.php?title=ISO_3166-2:CF&amp;action=edit&amp;redlink=1" xlink:type="simple">ISO 3166-2:CF</text:a></text:p>
          </table:table-cell>
          <table:table-cell/>
          <table:table-cell table:style-name="ce7" office:value-type="float" office:value="171" calcext:value-type="float">
            <text:p>171</text:p>
          </table:table-cell>
          <table:table-cell table:formula="of:=CONCATENATE([.H171];&quot;, &quot;;[.C171];&quot;, &quot;;[.B171])" office:value-type="string" office:string-value="171, CF, Central African Republic" calcext:value-type="string">
            <text:p>171, CF, Central African Republic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epublika_Zielonego_Przylądka" xlink:type="simple">Republika Zielonego Przylądka</text:a></text:p>
          </table:table-cell>
          <table:table-cell table:style-name="ce2" office:value-type="string" calcext:value-type="string">
            <text:p>Cape Verde</text:p>
          </table:table-cell>
          <table:table-cell table:style-name="ce3" office:value-type="string" calcext:value-type="string">
            <text:p><text:a xlink:href="https://pl.wikipedia.org/wiki/ISO_3166-1_alfa-2#CV" xlink:type="simple">CV</text:a></text:p>
          </table:table-cell>
          <table:table-cell table:style-name="ce4" office:value-type="string" calcext:value-type="string">
            <text:p>CPV</text:p>
          </table:table-cell>
          <table:table-cell table:style-name="ce4" office:value-type="float" office:value="132" calcext:value-type="float">
            <text:p>132</text:p>
          </table:table-cell>
          <table:table-cell table:style-name="ce6" office:value-type="string" calcext:value-type="string">
            <text:p><text:a xlink:href="https://pl.wikipedia.org/w/index.php?title=ISO_3166-2:CV&amp;action=edit&amp;redlink=1" xlink:type="simple">ISO 3166-2:CV</text:a></text:p>
          </table:table-cell>
          <table:table-cell/>
          <table:table-cell table:style-name="ce7" office:value-type="float" office:value="172" calcext:value-type="float">
            <text:p>172</text:p>
          </table:table-cell>
          <table:table-cell table:formula="of:=CONCATENATE([.H172];&quot;, &quot;;[.C172];&quot;, &quot;;[.B172])" office:value-type="string" office:string-value="172, CV, Cape Verde" calcext:value-type="string">
            <text:p>172, CV, Cape Verd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eunion" xlink:type="simple">Reunion</text:a></text:p>
          </table:table-cell>
          <table:table-cell table:style-name="ce2" office:value-type="string" calcext:value-type="string">
            <text:p>Réunion</text:p>
          </table:table-cell>
          <table:table-cell table:style-name="ce3" office:value-type="string" calcext:value-type="string">
            <text:p><text:a xlink:href="https://pl.wikipedia.org/wiki/ISO_3166-1_alfa-2#RE" xlink:type="simple">RE</text:a></text:p>
          </table:table-cell>
          <table:table-cell table:style-name="ce4" office:value-type="string" calcext:value-type="string">
            <text:p>REU</text:p>
          </table:table-cell>
          <table:table-cell table:style-name="ce4" office:value-type="float" office:value="638" calcext:value-type="float">
            <text:p>638</text:p>
          </table:table-cell>
          <table:table-cell table:style-name="ce5" office:value-type="string" calcext:value-type="string">
            <text:p><text:a xlink:href="https://pl.wikipedia.org/wiki/ISO_3166-2:RE" xlink:type="simple">ISO 3166-2:RE</text:a>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formula="of:=CONCATENATE([.H173];&quot;, &quot;;[.C173];&quot;, &quot;;[.B173])" office:value-type="string" office:string-value="173, RE, Réunion" calcext:value-type="string">
            <text:p>173, RE, Réun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osja" xlink:type="simple">Rosja</text:a></text:p>
          </table:table-cell>
          <table:table-cell table:style-name="ce2" office:value-type="string" calcext:value-type="string">
            <text:p>Russian Federation</text:p>
          </table:table-cell>
          <table:table-cell table:style-name="ce3" office:value-type="string" calcext:value-type="string">
            <text:p><text:a xlink:href="https://pl.wikipedia.org/wiki/ISO_3166-1_alfa-2#RU" xlink:type="simple">RU</text:a>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float" office:value="643" calcext:value-type="float">
            <text:p>643</text:p>
          </table:table-cell>
          <table:table-cell table:style-name="ce6" office:value-type="string" calcext:value-type="string">
            <text:p><text:a xlink:href="https://pl.wikipedia.org/w/index.php?title=ISO_3166-2:RU&amp;action=edit&amp;redlink=1" xlink:type="simple">ISO 3166-2:RU</text:a></text:p>
          </table:table-cell>
          <table:table-cell/>
          <table:table-cell table:style-name="ce7" office:value-type="float" office:value="174" calcext:value-type="float">
            <text:p>174</text:p>
          </table:table-cell>
          <table:table-cell table:formula="of:=CONCATENATE([.H174];&quot;, &quot;;[.C174];&quot;, &quot;;[.B174])" office:value-type="string" office:string-value="174, RU, Russian Federation" calcext:value-type="string">
            <text:p>174, RU, Russian Feder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umunia" xlink:type="simple">Rumunia</text:a></text:p>
          </table:table-cell>
          <table:table-cell table:style-name="ce2" office:value-type="string" calcext:value-type="string">
            <text:p>Romania</text:p>
          </table:table-cell>
          <table:table-cell table:style-name="ce3" office:value-type="string" calcext:value-type="string">
            <text:p><text:a xlink:href="https://pl.wikipedia.org/wiki/ISO_3166-1_alfa-2#RO" xlink:type="simple">RO</text:a></text:p>
          </table:table-cell>
          <table:table-cell table:style-name="ce4" office:value-type="string" calcext:value-type="string">
            <text:p>ROU</text:p>
          </table:table-cell>
          <table:table-cell table:style-name="ce4" office:value-type="float" office:value="642" calcext:value-type="float">
            <text:p>642</text:p>
          </table:table-cell>
          <table:table-cell table:style-name="ce6" office:value-type="string" calcext:value-type="string">
            <text:p><text:a xlink:href="https://pl.wikipedia.org/w/index.php?title=ISO_3166-2:RO&amp;action=edit&amp;redlink=1" xlink:type="simple">ISO 3166-2:RO</text:a></text:p>
          </table:table-cell>
          <table:table-cell/>
          <table:table-cell table:style-name="ce7" office:value-type="float" office:value="175" calcext:value-type="float">
            <text:p>175</text:p>
          </table:table-cell>
          <table:table-cell table:formula="of:=CONCATENATE([.H175];&quot;, &quot;;[.C175];&quot;, &quot;;[.B175])" office:value-type="string" office:string-value="175, RO, Romania" calcext:value-type="string">
            <text:p>175, RO, Roma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wanda" xlink:type="simple">Rwanda</text:a></text:p>
          </table:table-cell>
          <table:table-cell table:style-name="ce2" office:value-type="string" calcext:value-type="string">
            <text:p>Rwanda</text:p>
          </table:table-cell>
          <table:table-cell table:style-name="ce3" office:value-type="string" calcext:value-type="string">
            <text:p><text:a xlink:href="https://pl.wikipedia.org/wiki/ISO_3166-1_alfa-2#RW" xlink:type="simple">RW</text:a></text:p>
          </table:table-cell>
          <table:table-cell table:style-name="ce4" office:value-type="string" calcext:value-type="string">
            <text:p>RWA</text:p>
          </table:table-cell>
          <table:table-cell table:style-name="ce4" office:value-type="float" office:value="646" calcext:value-type="float">
            <text:p>646</text:p>
          </table:table-cell>
          <table:table-cell table:style-name="ce6" office:value-type="string" calcext:value-type="string">
            <text:p><text:a xlink:href="https://pl.wikipedia.org/w/index.php?title=ISO_3166-2:RW&amp;action=edit&amp;redlink=1" xlink:type="simple">ISO 3166-2:RW</text:a></text:p>
          </table:table-cell>
          <table:table-cell/>
          <table:table-cell table:style-name="ce7" office:value-type="float" office:value="176" calcext:value-type="float">
            <text:p>176</text:p>
          </table:table-cell>
          <table:table-cell table:formula="of:=CONCATENATE([.H176];&quot;, &quot;;[.C176];&quot;, &quot;;[.B176])" office:value-type="string" office:string-value="176, RW, Rwanda" calcext:value-type="string">
            <text:p>176, RW, Rwan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hara_Zachodnia" xlink:type="simple">Sahara Zachodnia</text:a></text:p>
          </table:table-cell>
          <table:table-cell table:style-name="ce2" office:value-type="string" calcext:value-type="string">
            <text:p>Western Sahara</text:p>
          </table:table-cell>
          <table:table-cell table:style-name="ce3" office:value-type="string" calcext:value-type="string">
            <text:p><text:a xlink:href="https://pl.wikipedia.org/wiki/ISO_3166-1_alfa-2#EH" xlink:type="simple">EH</text:a></text:p>
          </table:table-cell>
          <table:table-cell table:style-name="ce4" office:value-type="string" calcext:value-type="string">
            <text:p>ESH</text:p>
          </table:table-cell>
          <table:table-cell table:style-name="ce4" office:value-type="float" office:value="732" calcext:value-type="float">
            <text:p>732</text:p>
          </table:table-cell>
          <table:table-cell table:style-name="ce6" office:value-type="string" calcext:value-type="string">
            <text:p><text:a xlink:href="https://pl.wikipedia.org/w/index.php?title=ISO_3166-2:EH&amp;action=edit&amp;redlink=1" xlink:type="simple">ISO 3166-2:EH</text:a></text:p>
          </table:table-cell>
          <table:table-cell/>
          <table:table-cell table:style-name="ce7" office:value-type="float" office:value="177" calcext:value-type="float">
            <text:p>177</text:p>
          </table:table-cell>
          <table:table-cell table:formula="of:=CONCATENATE([.H177];&quot;, &quot;;[.C177];&quot;, &quot;;[.B177])" office:value-type="string" office:string-value="177, EH, Western Sahara" calcext:value-type="string">
            <text:p>177, EH, Western Sahar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_Kitts_i_Nevis" xlink:type="simple">Saint Kitts i Nevis</text:a></text:p>
          </table:table-cell>
          <table:table-cell table:style-name="ce2" office:value-type="string" calcext:value-type="string">
            <text:p>Saint Kitts and Nevis</text:p>
          </table:table-cell>
          <table:table-cell table:style-name="ce3" office:value-type="string" calcext:value-type="string">
            <text:p><text:a xlink:href="https://pl.wikipedia.org/wiki/ISO_3166-1_alfa-2#KN" xlink:type="simple">KN</text:a></text:p>
          </table:table-cell>
          <table:table-cell table:style-name="ce4" office:value-type="string" calcext:value-type="string">
            <text:p>KNA</text:p>
          </table:table-cell>
          <table:table-cell table:style-name="ce4" office:value-type="float" office:value="659" calcext:value-type="float">
            <text:p>659</text:p>
          </table:table-cell>
          <table:table-cell table:style-name="ce6" office:value-type="string" calcext:value-type="string">
            <text:p><text:a xlink:href="https://pl.wikipedia.org/w/index.php?title=ISO_3166-2:KN&amp;action=edit&amp;redlink=1" xlink:type="simple">ISO 3166-2:KN</text:a></text:p>
          </table:table-cell>
          <table:table-cell/>
          <table:table-cell table:style-name="ce7" office:value-type="float" office:value="178" calcext:value-type="float">
            <text:p>178</text:p>
          </table:table-cell>
          <table:table-cell table:formula="of:=CONCATENATE([.H178];&quot;, &quot;;[.C178];&quot;, &quot;;[.B178])" office:value-type="string" office:string-value="178, KN, Saint Kitts and Nevis" calcext:value-type="string">
            <text:p>178, KN, Saint Kitts and Nevi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_Lucia" xlink:type="simple">Saint Lucia</text:a></text:p>
          </table:table-cell>
          <table:table-cell table:style-name="ce2" office:value-type="string" calcext:value-type="string">
            <text:p>Saint Lucia</text:p>
          </table:table-cell>
          <table:table-cell table:style-name="ce3" office:value-type="string" calcext:value-type="string">
            <text:p><text:a xlink:href="https://pl.wikipedia.org/wiki/ISO_3166-1_alfa-2#LC" xlink:type="simple">LC</text:a></text:p>
          </table:table-cell>
          <table:table-cell table:style-name="ce4" office:value-type="string" calcext:value-type="string">
            <text:p>LCA</text:p>
          </table:table-cell>
          <table:table-cell table:style-name="ce4" office:value-type="float" office:value="662" calcext:value-type="float">
            <text:p>662</text:p>
          </table:table-cell>
          <table:table-cell table:style-name="ce5" office:value-type="string" calcext:value-type="string">
            <text:p><text:a xlink:href="https://pl.wikipedia.org/wiki/ISO_3166-2:LC" xlink:type="simple">ISO 3166-2:LC</text:a></text:p>
          </table:table-cell>
          <table:table-cell/>
          <table:table-cell table:style-name="ce7" office:value-type="float" office:value="179" calcext:value-type="float">
            <text:p>179</text:p>
          </table:table-cell>
          <table:table-cell table:formula="of:=CONCATENATE([.H179];&quot;, &quot;;[.C179];&quot;, &quot;;[.B179])" office:value-type="string" office:string-value="179, LC, Saint Lucia" calcext:value-type="string">
            <text:p>179, LC, Saint Luc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_Vincent_i_Grenadyny" xlink:type="simple">Saint Vincent i Grenadyny</text:a></text:p>
          </table:table-cell>
          <table:table-cell table:style-name="ce2" office:value-type="string" calcext:value-type="string">
            <text:p>Saint Vincent and the Grenadines</text:p>
          </table:table-cell>
          <table:table-cell table:style-name="ce3" office:value-type="string" calcext:value-type="string">
            <text:p><text:a xlink:href="https://pl.wikipedia.org/wiki/ISO_3166-1_alfa-2#VC" xlink:type="simple">VC</text:a></text:p>
          </table:table-cell>
          <table:table-cell table:style-name="ce4" office:value-type="string" calcext:value-type="string">
            <text:p>VCT</text:p>
          </table:table-cell>
          <table:table-cell table:style-name="ce4" office:value-type="float" office:value="670" calcext:value-type="float">
            <text:p>670</text:p>
          </table:table-cell>
          <table:table-cell table:style-name="ce6" office:value-type="string" calcext:value-type="string">
            <text:p><text:a xlink:href="https://pl.wikipedia.org/w/index.php?title=ISO_3166-2:VC&amp;action=edit&amp;redlink=1" xlink:type="simple">ISO 3166-2:VC</text:a>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formula="of:=CONCATENATE([.H180];&quot;, &quot;;[.C180];&quot;, &quot;;[.B180])" office:value-type="string" office:string-value="180, VC, Saint Vincent and the Grenadines" calcext:value-type="string">
            <text:p>180, VC, Saint Vincent and the Grenadin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-Barthélemy" xlink:type="simple">Saint-Barthélemy</text:a></text:p>
          </table:table-cell>
          <table:table-cell table:style-name="ce2" office:value-type="string" calcext:value-type="string">
            <text:p>Saint Barthélemy</text:p>
          </table:table-cell>
          <table:table-cell table:style-name="ce3" office:value-type="string" calcext:value-type="string">
            <text:p><text:a xlink:href="https://pl.wikipedia.org/wiki/ISO_3166-1_alfa-2#BL" xlink:type="simple">BL</text:a></text:p>
          </table:table-cell>
          <table:table-cell table:style-name="ce4" office:value-type="string" calcext:value-type="string">
            <text:p>BLM</text:p>
          </table:table-cell>
          <table:table-cell table:style-name="ce4" office:value-type="float" office:value="652" calcext:value-type="float">
            <text:p>652</text:p>
          </table:table-cell>
          <table:table-cell table:style-name="ce5" office:value-type="string" calcext:value-type="string">
            <text:p><text:a xlink:href="https://pl.wikipedia.org/wiki/ISO_3166-2:BL" xlink:type="simple">ISO 3166-2:BL</text:a></text:p>
          </table:table-cell>
          <table:table-cell/>
          <table:table-cell table:style-name="ce7" office:value-type="float" office:value="181" calcext:value-type="float">
            <text:p>181</text:p>
          </table:table-cell>
          <table:table-cell table:formula="of:=CONCATENATE([.H181];&quot;, &quot;;[.C181];&quot;, &quot;;[.B181])" office:value-type="string" office:string-value="181, BL, Saint Barthélemy" calcext:value-type="string">
            <text:p>181, BL, Saint Barthélem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-Martin" xlink:type="simple">Saint-Martin</text:a></text:p>
          </table:table-cell>
          <table:table-cell table:style-name="ce2" office:value-type="string" calcext:value-type="string">
            <text:p>Saint Martin (French part)</text:p>
          </table:table-cell>
          <table:table-cell table:style-name="ce3" office:value-type="string" calcext:value-type="string">
            <text:p><text:a xlink:href="https://pl.wikipedia.org/wiki/ISO_3166-1_alfa-2#MF" xlink:type="simple">MF</text:a></text:p>
          </table:table-cell>
          <table:table-cell table:style-name="ce4" office:value-type="string" calcext:value-type="string">
            <text:p>MAF</text:p>
          </table:table-cell>
          <table:table-cell table:style-name="ce4" office:value-type="float" office:value="663" calcext:value-type="float">
            <text:p>663</text:p>
          </table:table-cell>
          <table:table-cell table:style-name="ce5" office:value-type="string" calcext:value-type="string">
            <text:p><text:a xlink:href="https://pl.wikipedia.org/wiki/ISO_3166-2:MF" xlink:type="simple">ISO 3166-2:MF</text:a></text:p>
          </table:table-cell>
          <table:table-cell/>
          <table:table-cell table:style-name="ce7" office:value-type="float" office:value="182" calcext:value-type="float">
            <text:p>182</text:p>
          </table:table-cell>
          <table:table-cell table:formula="of:=CONCATENATE([.H182];&quot;, &quot;;[.C182];&quot;, &quot;;[.B182])" office:value-type="string" office:string-value="182, MF, Saint Martin (French part)" calcext:value-type="string">
            <text:p>182, MF, Saint Martin (French part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int-Pierre_i_Miquelon" xlink:type="simple">Saint-Pierre i Miquelon</text:a></text:p>
          </table:table-cell>
          <table:table-cell table:style-name="ce2" office:value-type="string" calcext:value-type="string">
            <text:p>Saint Pierre and Miquelon</text:p>
          </table:table-cell>
          <table:table-cell table:style-name="ce3" office:value-type="string" calcext:value-type="string">
            <text:p><text:a xlink:href="https://pl.wikipedia.org/wiki/ISO_3166-1_alfa-2#PM" xlink:type="simple">PM</text:a></text:p>
          </table:table-cell>
          <table:table-cell table:style-name="ce4" office:value-type="string" calcext:value-type="string">
            <text:p>SPM</text:p>
          </table:table-cell>
          <table:table-cell table:style-name="ce4" office:value-type="float" office:value="666" calcext:value-type="float">
            <text:p>666</text:p>
          </table:table-cell>
          <table:table-cell table:style-name="ce5" office:value-type="string" calcext:value-type="string">
            <text:p><text:a xlink:href="https://pl.wikipedia.org/wiki/ISO_3166-2:PM" xlink:type="simple">ISO 3166-2:PM</text:a></text:p>
          </table:table-cell>
          <table:table-cell/>
          <table:table-cell table:style-name="ce7" office:value-type="float" office:value="183" calcext:value-type="float">
            <text:p>183</text:p>
          </table:table-cell>
          <table:table-cell table:formula="of:=CONCATENATE([.H183];&quot;, &quot;;[.C183];&quot;, &quot;;[.B183])" office:value-type="string" office:string-value="183, PM, Saint Pierre and Miquelon" calcext:value-type="string">
            <text:p>183, PM, Saint Pierre and Miquel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lwador" xlink:type="simple">Salwador</text:a></text:p>
          </table:table-cell>
          <table:table-cell table:style-name="ce2" office:value-type="string" calcext:value-type="string">
            <text:p>El Salvador</text:p>
          </table:table-cell>
          <table:table-cell table:style-name="ce3" office:value-type="string" calcext:value-type="string">
            <text:p><text:a xlink:href="https://pl.wikipedia.org/wiki/ISO_3166-1_alfa-2#SV" xlink:type="simple">SV</text:a></text:p>
          </table:table-cell>
          <table:table-cell table:style-name="ce4" office:value-type="string" calcext:value-type="string">
            <text:p>SLV</text:p>
          </table:table-cell>
          <table:table-cell table:style-name="ce4" office:value-type="float" office:value="222" calcext:value-type="float">
            <text:p>222</text:p>
          </table:table-cell>
          <table:table-cell table:style-name="ce6" office:value-type="string" calcext:value-type="string">
            <text:p><text:a xlink:href="https://pl.wikipedia.org/w/index.php?title=ISO_3166-2:SV&amp;action=edit&amp;redlink=1" xlink:type="simple">ISO 3166-2:SV</text:a></text:p>
          </table:table-cell>
          <table:table-cell/>
          <table:table-cell table:style-name="ce7" office:value-type="float" office:value="184" calcext:value-type="float">
            <text:p>184</text:p>
          </table:table-cell>
          <table:table-cell table:formula="of:=CONCATENATE([.H184];&quot;, &quot;;[.C184];&quot;, &quot;;[.B184])" office:value-type="string" office:string-value="184, SV, El Salvador" calcext:value-type="string">
            <text:p>184, SV, El Salvador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moa_Amerykańskie" xlink:type="simple">Samoa Amerykańskie</text:a></text:p>
          </table:table-cell>
          <table:table-cell table:style-name="ce2" office:value-type="string" calcext:value-type="string">
            <text:p>American Samoa</text:p>
          </table:table-cell>
          <table:table-cell table:style-name="ce3" office:value-type="string" calcext:value-type="string">
            <text:p><text:a xlink:href="https://pl.wikipedia.org/wiki/ISO_3166-1_alfa-2#AS" xlink:type="simple">AS</text:a></text:p>
          </table:table-cell>
          <table:table-cell table:style-name="ce4" office:value-type="string" calcext:value-type="string">
            <text:p>ASM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<text:a xlink:href="https://pl.wikipedia.org/wiki/ISO_3166-2:AS" xlink:type="simple">ISO 3166-2:AS</text:a></text:p>
          </table:table-cell>
          <table:table-cell/>
          <table:table-cell table:style-name="ce7" office:value-type="float" office:value="185" calcext:value-type="float">
            <text:p>185</text:p>
          </table:table-cell>
          <table:table-cell table:formula="of:=CONCATENATE([.H185];&quot;, &quot;;[.C185];&quot;, &quot;;[.B185])" office:value-type="string" office:string-value="185, AS, American Samoa" calcext:value-type="string">
            <text:p>185, AS, American Samo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moa" xlink:type="simple">Samoa</text:a></text:p>
          </table:table-cell>
          <table:table-cell table:style-name="ce2" office:value-type="string" calcext:value-type="string">
            <text:p>Samoa</text:p>
          </table:table-cell>
          <table:table-cell table:style-name="ce3" office:value-type="string" calcext:value-type="string">
            <text:p><text:a xlink:href="https://pl.wikipedia.org/wiki/ISO_3166-1_alfa-2#WS" xlink:type="simple">WS</text:a></text:p>
          </table:table-cell>
          <table:table-cell table:style-name="ce4" office:value-type="string" calcext:value-type="string">
            <text:p>WSM</text:p>
          </table:table-cell>
          <table:table-cell table:style-name="ce4" office:value-type="float" office:value="882" calcext:value-type="float">
            <text:p>882</text:p>
          </table:table-cell>
          <table:table-cell table:style-name="ce6" office:value-type="string" calcext:value-type="string">
            <text:p><text:a xlink:href="https://pl.wikipedia.org/w/index.php?title=ISO_3166-2:WS&amp;action=edit&amp;redlink=1" xlink:type="simple">ISO 3166-2:WS</text:a></text:p>
          </table:table-cell>
          <table:table-cell/>
          <table:table-cell table:style-name="ce7" office:value-type="float" office:value="186" calcext:value-type="float">
            <text:p>186</text:p>
          </table:table-cell>
          <table:table-cell table:formula="of:=CONCATENATE([.H186];&quot;, &quot;;[.C186];&quot;, &quot;;[.B186])" office:value-type="string" office:string-value="186, WS, Samoa" calcext:value-type="string">
            <text:p>186, WS, Samo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an_Marino" xlink:type="simple">San Marino</text:a></text:p>
          </table:table-cell>
          <table:table-cell table:style-name="ce2" office:value-type="string" calcext:value-type="string">
            <text:p>San Marino</text:p>
          </table:table-cell>
          <table:table-cell table:style-name="ce3" office:value-type="string" calcext:value-type="string">
            <text:p><text:a xlink:href="https://pl.wikipedia.org/wiki/ISO_3166-1_alfa-2#SM" xlink:type="simple">SM</text:a></text:p>
          </table:table-cell>
          <table:table-cell table:style-name="ce4" office:value-type="string" calcext:value-type="string">
            <text:p>SMR</text:p>
          </table:table-cell>
          <table:table-cell table:style-name="ce4" office:value-type="float" office:value="674" calcext:value-type="float">
            <text:p>674</text:p>
          </table:table-cell>
          <table:table-cell table:style-name="ce6" office:value-type="string" calcext:value-type="string">
            <text:p><text:a xlink:href="https://pl.wikipedia.org/w/index.php?title=ISO_3166-2:SM&amp;action=edit&amp;redlink=1" xlink:type="simple">ISO 3166-2:SM</text:a></text:p>
          </table:table-cell>
          <table:table-cell/>
          <table:table-cell table:style-name="ce7" office:value-type="float" office:value="187" calcext:value-type="float">
            <text:p>187</text:p>
          </table:table-cell>
          <table:table-cell table:formula="of:=CONCATENATE([.H187];&quot;, &quot;;[.C187];&quot;, &quot;;[.B187])" office:value-type="string" office:string-value="187, SM, San Marino" calcext:value-type="string">
            <text:p>187, SM, San Mari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enegal" xlink:type="simple">Senegal</text:a></text:p>
          </table:table-cell>
          <table:table-cell table:style-name="ce2" office:value-type="string" calcext:value-type="string">
            <text:p>Senegal</text:p>
          </table:table-cell>
          <table:table-cell table:style-name="ce3" office:value-type="string" calcext:value-type="string">
            <text:p><text:a xlink:href="https://pl.wikipedia.org/wiki/ISO_3166-1_alfa-2#SN" xlink:type="simple">SN</text:a></text:p>
          </table:table-cell>
          <table:table-cell table:style-name="ce4" office:value-type="string" calcext:value-type="string">
            <text:p>SEN</text:p>
          </table:table-cell>
          <table:table-cell table:style-name="ce4" office:value-type="float" office:value="686" calcext:value-type="float">
            <text:p>686</text:p>
          </table:table-cell>
          <table:table-cell table:style-name="ce6" office:value-type="string" calcext:value-type="string">
            <text:p><text:a xlink:href="https://pl.wikipedia.org/w/index.php?title=ISO_3166-2:SN&amp;action=edit&amp;redlink=1" xlink:type="simple">ISO 3166-2:SN</text:a></text:p>
          </table:table-cell>
          <table:table-cell/>
          <table:table-cell table:style-name="ce7" office:value-type="float" office:value="188" calcext:value-type="float">
            <text:p>188</text:p>
          </table:table-cell>
          <table:table-cell table:formula="of:=CONCATENATE([.H188];&quot;, &quot;;[.C188];&quot;, &quot;;[.B188])" office:value-type="string" office:string-value="188, SN, Senegal" calcext:value-type="string">
            <text:p>188, SN, Seneg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erbia" xlink:type="simple">Serbia</text:a></text:p>
          </table:table-cell>
          <table:table-cell table:style-name="ce2" office:value-type="string" calcext:value-type="string">
            <text:p>Serbia</text:p>
          </table:table-cell>
          <table:table-cell table:style-name="ce3" office:value-type="string" calcext:value-type="string">
            <text:p><text:a xlink:href="https://pl.wikipedia.org/wiki/ISO_3166-1_alfa-2#RS" xlink:type="simple">RS</text:a></text:p>
          </table:table-cell>
          <table:table-cell table:style-name="ce4" office:value-type="string" calcext:value-type="string">
            <text:p>SRB</text:p>
          </table:table-cell>
          <table:table-cell table:style-name="ce4" office:value-type="float" office:value="688" calcext:value-type="float">
            <text:p>688</text:p>
          </table:table-cell>
          <table:table-cell table:style-name="ce6" office:value-type="string" calcext:value-type="string">
            <text:p><text:a xlink:href="https://pl.wikipedia.org/w/index.php?title=ISO_3166-2:RS&amp;action=edit&amp;redlink=1" xlink:type="simple">ISO 3166-2:RS</text:a></text:p>
          </table:table-cell>
          <table:table-cell/>
          <table:table-cell table:style-name="ce7" office:value-type="float" office:value="189" calcext:value-type="float">
            <text:p>189</text:p>
          </table:table-cell>
          <table:table-cell table:formula="of:=CONCATENATE([.H189];&quot;, &quot;;[.C189];&quot;, &quot;;[.B189])" office:value-type="string" office:string-value="189, RS, Serbia" calcext:value-type="string">
            <text:p>189, RS, Ser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eszele" xlink:type="simple">Seszele</text:a></text:p>
          </table:table-cell>
          <table:table-cell table:style-name="ce2" office:value-type="string" calcext:value-type="string">
            <text:p>Seychelles</text:p>
          </table:table-cell>
          <table:table-cell table:style-name="ce3" office:value-type="string" calcext:value-type="string">
            <text:p><text:a xlink:href="https://pl.wikipedia.org/wiki/ISO_3166-1_alfa-2#SC" xlink:type="simple">SC</text:a></text:p>
          </table:table-cell>
          <table:table-cell table:style-name="ce4" office:value-type="string" calcext:value-type="string">
            <text:p>SYC</text:p>
          </table:table-cell>
          <table:table-cell table:style-name="ce4" office:value-type="float" office:value="690" calcext:value-type="float">
            <text:p>690</text:p>
          </table:table-cell>
          <table:table-cell table:style-name="ce6" office:value-type="string" calcext:value-type="string">
            <text:p><text:a xlink:href="https://pl.wikipedia.org/w/index.php?title=ISO_3166-2:SC&amp;action=edit&amp;redlink=1" xlink:type="simple">ISO 3166-2:SC</text:a></text:p>
          </table:table-cell>
          <table:table-cell/>
          <table:table-cell table:style-name="ce7" office:value-type="float" office:value="190" calcext:value-type="float">
            <text:p>190</text:p>
          </table:table-cell>
          <table:table-cell table:formula="of:=CONCATENATE([.H190];&quot;, &quot;;[.C190];&quot;, &quot;;[.B190])" office:value-type="string" office:string-value="190, SC, Seychelles" calcext:value-type="string">
            <text:p>190, SC, Seychell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ierra_Leone" xlink:type="simple">Sierra Leone</text:a></text:p>
          </table:table-cell>
          <table:table-cell table:style-name="ce2" office:value-type="string" calcext:value-type="string">
            <text:p>Sierra Leone</text:p>
          </table:table-cell>
          <table:table-cell table:style-name="ce3" office:value-type="string" calcext:value-type="string">
            <text:p><text:a xlink:href="https://pl.wikipedia.org/wiki/ISO_3166-1_alfa-2#SL" xlink:type="simple">SL</text:a></text:p>
          </table:table-cell>
          <table:table-cell table:style-name="ce4" office:value-type="string" calcext:value-type="string">
            <text:p>SLE</text:p>
          </table:table-cell>
          <table:table-cell table:style-name="ce4" office:value-type="float" office:value="694" calcext:value-type="float">
            <text:p>694</text:p>
          </table:table-cell>
          <table:table-cell table:style-name="ce5" office:value-type="string" calcext:value-type="string">
            <text:p><text:a xlink:href="https://pl.wikipedia.org/wiki/ISO_3166-2:SL" xlink:type="simple">ISO 3166-2:SL</text:a></text:p>
          </table:table-cell>
          <table:table-cell/>
          <table:table-cell table:style-name="ce7" office:value-type="float" office:value="191" calcext:value-type="float">
            <text:p>191</text:p>
          </table:table-cell>
          <table:table-cell table:formula="of:=CONCATENATE([.H191];&quot;, &quot;;[.C191];&quot;, &quot;;[.B191])" office:value-type="string" office:string-value="191, SL, Sierra Leone" calcext:value-type="string">
            <text:p>191, SL, Sierra Leo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ingapur" xlink:type="simple">Singapur</text:a></text:p>
          </table:table-cell>
          <table:table-cell table:style-name="ce2" office:value-type="string" calcext:value-type="string">
            <text:p>Singapore</text:p>
          </table:table-cell>
          <table:table-cell table:style-name="ce3" office:value-type="string" calcext:value-type="string">
            <text:p><text:a xlink:href="https://pl.wikipedia.org/wiki/ISO_3166-1_alfa-2#SG" xlink:type="simple">SG</text:a></text:p>
          </table:table-cell>
          <table:table-cell table:style-name="ce4" office:value-type="string" calcext:value-type="string">
            <text:p>SGP</text:p>
          </table:table-cell>
          <table:table-cell table:style-name="ce4" office:value-type="float" office:value="702" calcext:value-type="float">
            <text:p>702</text:p>
          </table:table-cell>
          <table:table-cell table:style-name="ce5" office:value-type="string" calcext:value-type="string">
            <text:p><text:a xlink:href="https://pl.wikipedia.org/wiki/ISO_3166-2:SG" xlink:type="simple">ISO 3166-2:SG</text:a></text:p>
          </table:table-cell>
          <table:table-cell/>
          <table:table-cell table:style-name="ce7" office:value-type="float" office:value="192" calcext:value-type="float">
            <text:p>192</text:p>
          </table:table-cell>
          <table:table-cell table:formula="of:=CONCATENATE([.H192];&quot;, &quot;;[.C192];&quot;, &quot;;[.B192])" office:value-type="string" office:string-value="192, SG, Singapore" calcext:value-type="string">
            <text:p>192, SG, Singapor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int_Maarten_(terytorium)" xlink:type="simple">Sint Maarten</text:a></text:p>
          </table:table-cell>
          <table:table-cell table:style-name="ce2" office:value-type="string" calcext:value-type="string">
            <text:p>Sint Maarten (Dutch part)</text:p>
          </table:table-cell>
          <table:table-cell table:style-name="ce3" office:value-type="string" calcext:value-type="string">
            <text:p><text:a xlink:href="https://pl.wikipedia.org/wiki/ISO_3166-1_alfa-2#SX" xlink:type="simple">SX</text:a></text:p>
          </table:table-cell>
          <table:table-cell table:style-name="ce4" office:value-type="string" calcext:value-type="string">
            <text:p>SXM</text:p>
          </table:table-cell>
          <table:table-cell table:style-name="ce4" office:value-type="float" office:value="534" calcext:value-type="float">
            <text:p>534</text:p>
          </table:table-cell>
          <table:table-cell table:style-name="ce5" office:value-type="string" calcext:value-type="string">
            <text:p><text:a xlink:href="https://pl.wikipedia.org/wiki/ISO_3166-2:SX" xlink:type="simple">ISO 3166-2:SX</text:a></text:p>
          </table:table-cell>
          <table:table-cell/>
          <table:table-cell table:style-name="ce7" office:value-type="float" office:value="193" calcext:value-type="float">
            <text:p>193</text:p>
          </table:table-cell>
          <table:table-cell table:formula="of:=CONCATENATE([.H193];&quot;, &quot;;[.C193];&quot;, &quot;;[.B193])" office:value-type="string" office:string-value="193, SX, Sint Maarten (Dutch part)" calcext:value-type="string">
            <text:p>193, SX, Sint Maarten (Dutch part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łowacja" xlink:type="simple">Słowacja</text:a></text:p>
          </table:table-cell>
          <table:table-cell table:style-name="ce2" office:value-type="string" calcext:value-type="string">
            <text:p>Slovakia</text:p>
          </table:table-cell>
          <table:table-cell table:style-name="ce3" office:value-type="string" calcext:value-type="string">
            <text:p><text:a xlink:href="https://pl.wikipedia.org/wiki/ISO_3166-1_alfa-2#SK" xlink:type="simple">SK</text:a>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float" office:value="703" calcext:value-type="float">
            <text:p>703</text:p>
          </table:table-cell>
          <table:table-cell table:style-name="ce5" office:value-type="string" calcext:value-type="string">
            <text:p><text:a xlink:href="https://pl.wikipedia.org/wiki/ISO_3166-2:SK" xlink:type="simple">ISO 3166-2:SK</text:a></text:p>
          </table:table-cell>
          <table:table-cell/>
          <table:table-cell table:style-name="ce7" office:value-type="float" office:value="194" calcext:value-type="float">
            <text:p>194</text:p>
          </table:table-cell>
          <table:table-cell table:formula="of:=CONCATENATE([.H194];&quot;, &quot;;[.C194];&quot;, &quot;;[.B194])" office:value-type="string" office:string-value="194, SK, Slovakia" calcext:value-type="string">
            <text:p>194, SK, Slovak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łowenia" xlink:type="simple">Słowenia</text:a></text:p>
          </table:table-cell>
          <table:table-cell table:style-name="ce2" office:value-type="string" calcext:value-type="string">
            <text:p>Slovenia</text:p>
          </table:table-cell>
          <table:table-cell table:style-name="ce3" office:value-type="string" calcext:value-type="string">
            <text:p><text:a xlink:href="https://pl.wikipedia.org/wiki/ISO_3166-1_alfa-2#SI" xlink:type="simple">SI</text:a>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float" office:value="705" calcext:value-type="float">
            <text:p>705</text:p>
          </table:table-cell>
          <table:table-cell table:style-name="ce6" office:value-type="string" calcext:value-type="string">
            <text:p><text:a xlink:href="https://pl.wikipedia.org/w/index.php?title=ISO_3166-2:SI&amp;action=edit&amp;redlink=1" xlink:type="simple">ISO 3166-2:SI</text:a></text:p>
          </table:table-cell>
          <table:table-cell/>
          <table:table-cell table:style-name="ce7" office:value-type="float" office:value="195" calcext:value-type="float">
            <text:p>195</text:p>
          </table:table-cell>
          <table:table-cell table:formula="of:=CONCATENATE([.H195];&quot;, &quot;;[.C195];&quot;, &quot;;[.B195])" office:value-type="string" office:string-value="195, SI, Slovenia" calcext:value-type="string">
            <text:p>195, SI, Sloven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omalia" xlink:type="simple">Somalia</text:a></text:p>
          </table:table-cell>
          <table:table-cell table:style-name="ce2" office:value-type="string" calcext:value-type="string">
            <text:p>Somalia</text:p>
          </table:table-cell>
          <table:table-cell table:style-name="ce3" office:value-type="string" calcext:value-type="string">
            <text:p><text:a xlink:href="https://pl.wikipedia.org/wiki/ISO_3166-1_alfa-2#SO" xlink:type="simple">SO</text:a></text:p>
          </table:table-cell>
          <table:table-cell table:style-name="ce4" office:value-type="string" calcext:value-type="string">
            <text:p>SOM</text:p>
          </table:table-cell>
          <table:table-cell table:style-name="ce4" office:value-type="float" office:value="706" calcext:value-type="float">
            <text:p>706</text:p>
          </table:table-cell>
          <table:table-cell table:style-name="ce6" office:value-type="string" calcext:value-type="string">
            <text:p><text:a xlink:href="https://pl.wikipedia.org/w/index.php?title=ISO_3166-2:SO&amp;action=edit&amp;redlink=1" xlink:type="simple">ISO 3166-2:SO</text:a></text:p>
          </table:table-cell>
          <table:table-cell/>
          <table:table-cell table:style-name="ce7" office:value-type="float" office:value="196" calcext:value-type="float">
            <text:p>196</text:p>
          </table:table-cell>
          <table:table-cell table:formula="of:=CONCATENATE([.H196];&quot;, &quot;;[.C196];&quot;, &quot;;[.B196])" office:value-type="string" office:string-value="196, SO, Somalia" calcext:value-type="string">
            <text:p>196, SO, Soma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ri_Lanka" xlink:type="simple">Sri Lanka</text:a></text:p>
          </table:table-cell>
          <table:table-cell table:style-name="ce2" office:value-type="string" calcext:value-type="string">
            <text:p>Sri Lanka</text:p>
          </table:table-cell>
          <table:table-cell table:style-name="ce3" office:value-type="string" calcext:value-type="string">
            <text:p><text:a xlink:href="https://pl.wikipedia.org/wiki/ISO_3166-1_alfa-2#LK" xlink:type="simple">LK</text:a></text:p>
          </table:table-cell>
          <table:table-cell table:style-name="ce4" office:value-type="string" calcext:value-type="string">
            <text:p>LKA</text:p>
          </table:table-cell>
          <table:table-cell table:style-name="ce4" office:value-type="float" office:value="144" calcext:value-type="float">
            <text:p>144</text:p>
          </table:table-cell>
          <table:table-cell table:style-name="ce6" office:value-type="string" calcext:value-type="string">
            <text:p><text:a xlink:href="https://pl.wikipedia.org/w/index.php?title=ISO_3166-2:LK&amp;action=edit&amp;redlink=1" xlink:type="simple">ISO 3166-2:LK</text:a></text:p>
          </table:table-cell>
          <table:table-cell/>
          <table:table-cell table:style-name="ce7" office:value-type="float" office:value="197" calcext:value-type="float">
            <text:p>197</text:p>
          </table:table-cell>
          <table:table-cell table:formula="of:=CONCATENATE([.H197];&quot;, &quot;;[.C197];&quot;, &quot;;[.B197])" office:value-type="string" office:string-value="197, LK, Sri Lanka" calcext:value-type="string">
            <text:p>197, LK, Sri Lan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tany_Zjednoczone" xlink:type="simple">Stany Zjednoczone</text:a></text:p>
          </table:table-cell>
          <table:table-cell table:style-name="ce2" office:value-type="string" calcext:value-type="string">
            <text:p>United States</text:p>
          </table:table-cell>
          <table:table-cell table:style-name="ce3" office:value-type="string" calcext:value-type="string">
            <text:p><text:a xlink:href="https://pl.wikipedia.org/wiki/ISO_3166-1_alfa-2#US" xlink:type="simple">US</text:a>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float" office:value="840" calcext:value-type="float">
            <text:p>840</text:p>
          </table:table-cell>
          <table:table-cell table:style-name="ce5" office:value-type="string" calcext:value-type="string">
            <text:p><text:a xlink:href="https://pl.wikipedia.org/wiki/ISO_3166-2:US" xlink:type="simple">ISO 3166-2:US</text:a></text:p>
          </table:table-cell>
          <table:table-cell/>
          <table:table-cell table:style-name="ce7" office:value-type="float" office:value="198" calcext:value-type="float">
            <text:p>198</text:p>
          </table:table-cell>
          <table:table-cell table:formula="of:=CONCATENATE([.H198];&quot;, &quot;;[.C198];&quot;, &quot;;[.B198])" office:value-type="string" office:string-value="198, US, United States" calcext:value-type="string">
            <text:p>198, US, United Stat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uazi" xlink:type="simple">Suazi</text:a></text:p>
          </table:table-cell>
          <table:table-cell table:style-name="ce2" office:value-type="string" calcext:value-type="string">
            <text:p>Swaziland</text:p>
          </table:table-cell>
          <table:table-cell table:style-name="ce3" office:value-type="string" calcext:value-type="string">
            <text:p><text:a xlink:href="https://pl.wikipedia.org/wiki/ISO_3166-1_alfa-2#SZ" xlink:type="simple">SZ</text:a></text:p>
          </table:table-cell>
          <table:table-cell table:style-name="ce4" office:value-type="string" calcext:value-type="string">
            <text:p>SWZ</text:p>
          </table:table-cell>
          <table:table-cell table:style-name="ce4" office:value-type="float" office:value="748" calcext:value-type="float">
            <text:p>748</text:p>
          </table:table-cell>
          <table:table-cell table:style-name="ce5" office:value-type="string" calcext:value-type="string">
            <text:p><text:a xlink:href="https://pl.wikipedia.org/wiki/ISO_3166-2:SZ" xlink:type="simple">ISO 3166-2:SZ</text:a></text:p>
          </table:table-cell>
          <table:table-cell/>
          <table:table-cell table:style-name="ce7" office:value-type="float" office:value="199" calcext:value-type="float">
            <text:p>199</text:p>
          </table:table-cell>
          <table:table-cell table:formula="of:=CONCATENATE([.H199];&quot;, &quot;;[.C199];&quot;, &quot;;[.B199])" office:value-type="string" office:string-value="199, SZ, Swaziland" calcext:value-type="string">
            <text:p>199, SZ, Swazi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udan" xlink:type="simple">Sudan</text:a></text:p>
          </table:table-cell>
          <table:table-cell table:style-name="ce2" office:value-type="string" calcext:value-type="string">
            <text:p>Sudan</text:p>
          </table:table-cell>
          <table:table-cell table:style-name="ce3" office:value-type="string" calcext:value-type="string">
            <text:p><text:a xlink:href="https://pl.wikipedia.org/wiki/ISO_3166-1_alfa-2#SD" xlink:type="simple">SD</text:a></text:p>
          </table:table-cell>
          <table:table-cell table:style-name="ce4" office:value-type="string" calcext:value-type="string">
            <text:p>SDN</text:p>
          </table:table-cell>
          <table:table-cell table:style-name="ce4" office:value-type="float" office:value="729" calcext:value-type="float">
            <text:p>729</text:p>
          </table:table-cell>
          <table:table-cell table:style-name="ce6" office:value-type="string" calcext:value-type="string">
            <text:p><text:a xlink:href="https://pl.wikipedia.org/w/index.php?title=ISO_3166-2:SD&amp;action=edit&amp;redlink=1" xlink:type="simple">ISO 3166-2:SD</text:a>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formula="of:=CONCATENATE([.H200];&quot;, &quot;;[.C200];&quot;, &quot;;[.B200])" office:value-type="string" office:string-value="200, SD, Sudan" calcext:value-type="string">
            <text:p>200, SD, Sud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udan_Południowy" xlink:type="simple">Sudan Południowy</text:a></text:p>
          </table:table-cell>
          <table:table-cell table:style-name="ce2" office:value-type="string" calcext:value-type="string">
            <text:p>South Sudan</text:p>
          </table:table-cell>
          <table:table-cell table:style-name="ce3" office:value-type="string" calcext:value-type="string">
            <text:p><text:a xlink:href="https://pl.wikipedia.org/wiki/ISO_3166-1_alfa-2#SS" xlink:type="simple">SS</text:a></text:p>
          </table:table-cell>
          <table:table-cell table:style-name="ce4" office:value-type="string" calcext:value-type="string">
            <text:p>SSD</text:p>
          </table:table-cell>
          <table:table-cell table:style-name="ce4" office:value-type="float" office:value="728" calcext:value-type="float">
            <text:p>728</text:p>
          </table:table-cell>
          <table:table-cell table:style-name="ce6" office:value-type="string" calcext:value-type="string">
            <text:p><text:a xlink:href="https://pl.wikipedia.org/w/index.php?title=ISO_3166-2:SS&amp;action=edit&amp;redlink=1" xlink:type="simple">ISO 3166-2:SS</text:a></text:p>
          </table:table-cell>
          <table:table-cell/>
          <table:table-cell table:style-name="ce7" office:value-type="float" office:value="201" calcext:value-type="float">
            <text:p>201</text:p>
          </table:table-cell>
          <table:table-cell table:formula="of:=CONCATENATE([.H201];&quot;, &quot;;[.C201];&quot;, &quot;;[.B201])" office:value-type="string" office:string-value="201, SS, South Sudan" calcext:value-type="string">
            <text:p>201, SS, South Sud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urinam" xlink:type="simple">Surinam</text:a></text:p>
          </table:table-cell>
          <table:table-cell table:style-name="ce2" office:value-type="string" calcext:value-type="string">
            <text:p>Suriname</text:p>
          </table:table-cell>
          <table:table-cell table:style-name="ce3" office:value-type="string" calcext:value-type="string">
            <text:p><text:a xlink:href="https://pl.wikipedia.org/wiki/ISO_3166-1_alfa-2#SR" xlink:type="simple">SR</text:a>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float" office:value="740" calcext:value-type="float">
            <text:p>740</text:p>
          </table:table-cell>
          <table:table-cell table:style-name="ce6" office:value-type="string" calcext:value-type="string">
            <text:p><text:a xlink:href="https://pl.wikipedia.org/w/index.php?title=ISO_3166-2:SR&amp;action=edit&amp;redlink=1" xlink:type="simple">ISO 3166-2:SR</text:a></text:p>
          </table:table-cell>
          <table:table-cell/>
          <table:table-cell table:style-name="ce7" office:value-type="float" office:value="202" calcext:value-type="float">
            <text:p>202</text:p>
          </table:table-cell>
          <table:table-cell table:formula="of:=CONCATENATE([.H202];&quot;, &quot;;[.C202];&quot;, &quot;;[.B202])" office:value-type="string" office:string-value="202, SR, Suriname" calcext:value-type="string">
            <text:p>202, SR, Surina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valbard_i_Jan_Mayen" xlink:type="simple">Svalbard i Jan Mayen</text:a></text:p>
          </table:table-cell>
          <table:table-cell table:style-name="ce2" office:value-type="string" calcext:value-type="string">
            <text:p>Svalbard and Jan Mayen</text:p>
          </table:table-cell>
          <table:table-cell table:style-name="ce3" office:value-type="string" calcext:value-type="string">
            <text:p><text:a xlink:href="https://pl.wikipedia.org/wiki/ISO_3166-1_alfa-2#SJ" xlink:type="simple">SJ</text:a></text:p>
          </table:table-cell>
          <table:table-cell table:style-name="ce4" office:value-type="string" calcext:value-type="string">
            <text:p>SJM</text:p>
          </table:table-cell>
          <table:table-cell table:style-name="ce4" office:value-type="float" office:value="744" calcext:value-type="float">
            <text:p>744</text:p>
          </table:table-cell>
          <table:table-cell table:style-name="ce5" office:value-type="string" calcext:value-type="string">
            <text:p><text:a xlink:href="https://pl.wikipedia.org/wiki/ISO_3166-2:SJ" xlink:type="simple">ISO 3166-2:SJ</text:a></text:p>
          </table:table-cell>
          <table:table-cell/>
          <table:table-cell table:style-name="ce7" office:value-type="float" office:value="203" calcext:value-type="float">
            <text:p>203</text:p>
          </table:table-cell>
          <table:table-cell table:formula="of:=CONCATENATE([.H203];&quot;, &quot;;[.C203];&quot;, &quot;;[.B203])" office:value-type="string" office:string-value="203, SJ, Svalbard and Jan Mayen" calcext:value-type="string">
            <text:p>203, SJ, Svalbard and Jan Maye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yria" xlink:type="simple">Syria</text:a></text:p>
          </table:table-cell>
          <table:table-cell table:style-name="ce2" office:value-type="string" calcext:value-type="string">
            <text:p>Syrian Arab Republic</text:p>
          </table:table-cell>
          <table:table-cell table:style-name="ce3" office:value-type="string" calcext:value-type="string">
            <text:p><text:a xlink:href="https://pl.wikipedia.org/wiki/ISO_3166-1_alfa-2#SY" xlink:type="simple">SY</text:a></text:p>
          </table:table-cell>
          <table:table-cell table:style-name="ce4" office:value-type="string" calcext:value-type="string">
            <text:p>SYR</text:p>
          </table:table-cell>
          <table:table-cell table:style-name="ce4" office:value-type="float" office:value="760" calcext:value-type="float">
            <text:p>760</text:p>
          </table:table-cell>
          <table:table-cell table:style-name="ce6" office:value-type="string" calcext:value-type="string">
            <text:p><text:a xlink:href="https://pl.wikipedia.org/w/index.php?title=ISO_3166-2:SY&amp;action=edit&amp;redlink=1" xlink:type="simple">ISO 3166-2:SY</text:a>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formula="of:=CONCATENATE([.H204];&quot;, &quot;;[.C204];&quot;, &quot;;[.B204])" office:value-type="string" office:string-value="204, SY, Syrian Arab Republic" calcext:value-type="string">
            <text:p>204, SY, Syrian Arab Republic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zwajcaria" xlink:type="simple">Szwajcaria</text:a></text:p>
          </table:table-cell>
          <table:table-cell table:style-name="ce2" office:value-type="string" calcext:value-type="string">
            <text:p>Switzerland</text:p>
          </table:table-cell>
          <table:table-cell table:style-name="ce3" office:value-type="string" calcext:value-type="string">
            <text:p><text:a xlink:href="https://pl.wikipedia.org/wiki/ISO_3166-1_alfa-2#CH" xlink:type="simple">CH</text:a>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float" office:value="756" calcext:value-type="float">
            <text:p>756</text:p>
          </table:table-cell>
          <table:table-cell table:style-name="ce5" office:value-type="string" calcext:value-type="string">
            <text:p><text:a xlink:href="https://pl.wikipedia.org/wiki/ISO_3166-2:CH" xlink:type="simple">ISO 3166-2:CH</text:a></text:p>
          </table:table-cell>
          <table:table-cell/>
          <table:table-cell table:style-name="ce7" office:value-type="float" office:value="205" calcext:value-type="float">
            <text:p>205</text:p>
          </table:table-cell>
          <table:table-cell table:formula="of:=CONCATENATE([.H205];&quot;, &quot;;[.C205];&quot;, &quot;;[.B205])" office:value-type="string" office:string-value="205, CH, Switzerland" calcext:value-type="string">
            <text:p>205, CH, Switzer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Szwecja" xlink:type="simple">Szwecja</text:a></text:p>
          </table:table-cell>
          <table:table-cell table:style-name="ce2" office:value-type="string" calcext:value-type="string">
            <text:p>Sweden</text:p>
          </table:table-cell>
          <table:table-cell table:style-name="ce3" office:value-type="string" calcext:value-type="string">
            <text:p><text:a xlink:href="https://pl.wikipedia.org/wiki/ISO_3166-1_alfa-2#SE" xlink:type="simple">SE</text:a>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float" office:value="752" calcext:value-type="float">
            <text:p>752</text:p>
          </table:table-cell>
          <table:table-cell table:style-name="ce5" office:value-type="string" calcext:value-type="string">
            <text:p><text:a xlink:href="https://pl.wikipedia.org/wiki/ISO_3166-2:SE" xlink:type="simple">ISO 3166-2:SE</text:a>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formula="of:=CONCATENATE([.H206];&quot;, &quot;;[.C206];&quot;, &quot;;[.B206])" office:value-type="string" office:string-value="206, SE, Sweden" calcext:value-type="string">
            <text:p>206, SE, Swede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adżykistan" xlink:type="simple">Tadżykistan</text:a></text:p>
          </table:table-cell>
          <table:table-cell table:style-name="ce2" office:value-type="string" calcext:value-type="string">
            <text:p>Tajikistan</text:p>
          </table:table-cell>
          <table:table-cell table:style-name="ce3" office:value-type="string" calcext:value-type="string">
            <text:p><text:a xlink:href="https://pl.wikipedia.org/wiki/ISO_3166-1_alfa-2#TJ" xlink:type="simple">TJ</text:a></text:p>
          </table:table-cell>
          <table:table-cell table:style-name="ce4" office:value-type="string" calcext:value-type="string">
            <text:p>TJK</text:p>
          </table:table-cell>
          <table:table-cell table:style-name="ce4" office:value-type="float" office:value="762" calcext:value-type="float">
            <text:p>762</text:p>
          </table:table-cell>
          <table:table-cell table:style-name="ce5" office:value-type="string" calcext:value-type="string">
            <text:p><text:a xlink:href="https://pl.wikipedia.org/wiki/ISO_3166-2:TJ" xlink:type="simple">ISO 3166-2:TJ</text:a></text:p>
          </table:table-cell>
          <table:table-cell/>
          <table:table-cell table:style-name="ce7" office:value-type="float" office:value="207" calcext:value-type="float">
            <text:p>207</text:p>
          </table:table-cell>
          <table:table-cell table:formula="of:=CONCATENATE([.H207];&quot;, &quot;;[.C207];&quot;, &quot;;[.B207])" office:value-type="string" office:string-value="207, TJ, Tajikistan" calcext:value-type="string">
            <text:p>207, TJ, Tajiki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ajlandia" xlink:type="simple">Tajlandia</text:a></text:p>
          </table:table-cell>
          <table:table-cell table:style-name="ce2" office:value-type="string" calcext:value-type="string">
            <text:p>Thailand</text:p>
          </table:table-cell>
          <table:table-cell table:style-name="ce3" office:value-type="string" calcext:value-type="string">
            <text:p><text:a xlink:href="https://pl.wikipedia.org/wiki/ISO_3166-1_alfa-2#TH" xlink:type="simple">TH</text:a></text:p>
          </table:table-cell>
          <table:table-cell table:style-name="ce4" office:value-type="string" calcext:value-type="string">
            <text:p>THA</text:p>
          </table:table-cell>
          <table:table-cell table:style-name="ce4" office:value-type="float" office:value="764" calcext:value-type="float">
            <text:p>764</text:p>
          </table:table-cell>
          <table:table-cell table:style-name="ce6" office:value-type="string" calcext:value-type="string">
            <text:p><text:a xlink:href="https://pl.wikipedia.org/w/index.php?title=ISO_3166-2:TH&amp;action=edit&amp;redlink=1" xlink:type="simple">ISO 3166-2:TH</text:a>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formula="of:=CONCATENATE([.H208];&quot;, &quot;;[.C208];&quot;, &quot;;[.B208])" office:value-type="string" office:string-value="208, TH, Thailand" calcext:value-type="string">
            <text:p>208, TH, Thai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Republika_Chińska" xlink:type="simple">Tajwan</text:a></text:p>
          </table:table-cell>
          <table:table-cell table:style-name="ce2" office:value-type="string" calcext:value-type="string">
            <text:p>Taiwan, Province of China</text:p>
          </table:table-cell>
          <table:table-cell table:style-name="ce3" office:value-type="string" calcext:value-type="string">
            <text:p><text:a xlink:href="https://pl.wikipedia.org/wiki/ISO_3166-1_alfa-2#TW" xlink:type="simple">TW</text:a></text:p>
          </table:table-cell>
          <table:table-cell table:style-name="ce4" office:value-type="string" calcext:value-type="string">
            <text:p>TWN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string" calcext:value-type="string">
            <text:p><text:a xlink:href="https://pl.wikipedia.org/wiki/ISO_3166-2:TW" xlink:type="simple">ISO 3166-2:TW</text:a></text:p>
          </table:table-cell>
          <table:table-cell/>
          <table:table-cell table:style-name="ce7" office:value-type="float" office:value="209" calcext:value-type="float">
            <text:p>209</text:p>
          </table:table-cell>
          <table:table-cell table:formula="of:=CONCATENATE([.H209];&quot;, &quot;;[.C209];&quot;, &quot;;[.B209])" office:value-type="string" office:string-value="209, TW, Taiwan, Province of China" calcext:value-type="string">
            <text:p>209, TW, Taiwan, Province of Chi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anzania" xlink:type="simple">Tanzania</text:a></text:p>
          </table:table-cell>
          <table:table-cell table:style-name="ce2" office:value-type="string" calcext:value-type="string">
            <text:p>Tanzania, United Republic of</text:p>
          </table:table-cell>
          <table:table-cell table:style-name="ce3" office:value-type="string" calcext:value-type="string">
            <text:p><text:a xlink:href="https://pl.wikipedia.org/wiki/ISO_3166-1_alfa-2#TZ" xlink:type="simple">TZ</text:a></text:p>
          </table:table-cell>
          <table:table-cell table:style-name="ce4" office:value-type="string" calcext:value-type="string">
            <text:p>TZA</text:p>
          </table:table-cell>
          <table:table-cell table:style-name="ce4" office:value-type="float" office:value="834" calcext:value-type="float">
            <text:p>834</text:p>
          </table:table-cell>
          <table:table-cell table:style-name="ce6" office:value-type="string" calcext:value-type="string">
            <text:p><text:a xlink:href="https://pl.wikipedia.org/w/index.php?title=ISO_3166-2:TZ&amp;action=edit&amp;redlink=1" xlink:type="simple">ISO 3166-2:TZ</text:a></text:p>
          </table:table-cell>
          <table:table-cell/>
          <table:table-cell table:style-name="ce7" office:value-type="float" office:value="210" calcext:value-type="float">
            <text:p>210</text:p>
          </table:table-cell>
          <table:table-cell table:formula="of:=CONCATENATE([.H210];&quot;, &quot;;[.C210];&quot;, &quot;;[.B210])" office:value-type="string" office:string-value="210, TZ, Tanzania, United Republic of" calcext:value-type="string">
            <text:p>210, TZ, Tanzania, United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imor_Wschodni" xlink:type="simple">Timor Wschodni</text:a></text:p>
          </table:table-cell>
          <table:table-cell table:style-name="ce2" office:value-type="string" calcext:value-type="string">
            <text:p>Timor-Leste</text:p>
          </table:table-cell>
          <table:table-cell table:style-name="ce3" office:value-type="string" calcext:value-type="string">
            <text:p><text:a xlink:href="https://pl.wikipedia.org/wiki/ISO_3166-1_alfa-2#TL" xlink:type="simple">TL</text:a></text:p>
          </table:table-cell>
          <table:table-cell table:style-name="ce4" office:value-type="string" calcext:value-type="string">
            <text:p>TLS</text:p>
          </table:table-cell>
          <table:table-cell table:style-name="ce4" office:value-type="float" office:value="626" calcext:value-type="float">
            <text:p>626</text:p>
          </table:table-cell>
          <table:table-cell table:style-name="ce6" office:value-type="string" calcext:value-type="string">
            <text:p><text:a xlink:href="https://pl.wikipedia.org/w/index.php?title=ISO_3166-2:TL&amp;action=edit&amp;redlink=1" xlink:type="simple">ISO 3166-2:TL</text:a></text:p>
          </table:table-cell>
          <table:table-cell/>
          <table:table-cell table:style-name="ce7" office:value-type="float" office:value="211" calcext:value-type="float">
            <text:p>211</text:p>
          </table:table-cell>
          <table:table-cell table:formula="of:=CONCATENATE([.H211];&quot;, &quot;;[.C211];&quot;, &quot;;[.B211])" office:value-type="string" office:string-value="211, TL, Timor-Leste" calcext:value-type="string">
            <text:p>211, TL, Timor-Les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ogo" xlink:type="simple">Togo</text:a></text:p>
          </table:table-cell>
          <table:table-cell table:style-name="ce2" office:value-type="string" calcext:value-type="string">
            <text:p>Togo</text:p>
          </table:table-cell>
          <table:table-cell table:style-name="ce3" office:value-type="string" calcext:value-type="string">
            <text:p><text:a xlink:href="https://pl.wikipedia.org/wiki/ISO_3166-1_alfa-2#TG" xlink:type="simple">TG</text:a></text:p>
          </table:table-cell>
          <table:table-cell table:style-name="ce4" office:value-type="string" calcext:value-type="string">
            <text:p>TGO</text:p>
          </table:table-cell>
          <table:table-cell table:style-name="ce4" office:value-type="float" office:value="768" calcext:value-type="float">
            <text:p>768</text:p>
          </table:table-cell>
          <table:table-cell table:style-name="ce5" office:value-type="string" calcext:value-type="string">
            <text:p><text:a xlink:href="https://pl.wikipedia.org/wiki/ISO_3166-2:TG" xlink:type="simple">ISO 3166-2:TG</text:a></text:p>
          </table:table-cell>
          <table:table-cell/>
          <table:table-cell table:style-name="ce7" office:value-type="float" office:value="212" calcext:value-type="float">
            <text:p>212</text:p>
          </table:table-cell>
          <table:table-cell table:formula="of:=CONCATENATE([.H212];&quot;, &quot;;[.C212];&quot;, &quot;;[.B212])" office:value-type="string" office:string-value="212, TG, Togo" calcext:value-type="string">
            <text:p>212, TG, Tog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okelau" xlink:type="simple">Tokelau</text:a></text:p>
          </table:table-cell>
          <table:table-cell table:style-name="ce2" office:value-type="string" calcext:value-type="string">
            <text:p>Tokelau</text:p>
          </table:table-cell>
          <table:table-cell table:style-name="ce3" office:value-type="string" calcext:value-type="string">
            <text:p><text:a xlink:href="https://pl.wikipedia.org/wiki/ISO_3166-1_alfa-2#TK" xlink:type="simple">TK</text:a></text:p>
          </table:table-cell>
          <table:table-cell table:style-name="ce4" office:value-type="string" calcext:value-type="string">
            <text:p>TKL</text:p>
          </table:table-cell>
          <table:table-cell table:style-name="ce4" office:value-type="float" office:value="772" calcext:value-type="float">
            <text:p>772</text:p>
          </table:table-cell>
          <table:table-cell table:style-name="ce5" office:value-type="string" calcext:value-type="string">
            <text:p><text:a xlink:href="https://pl.wikipedia.org/wiki/ISO_3166-2:TK" xlink:type="simple">ISO 3166-2:TK</text:a></text:p>
          </table:table-cell>
          <table:table-cell/>
          <table:table-cell table:style-name="ce7" office:value-type="float" office:value="213" calcext:value-type="float">
            <text:p>213</text:p>
          </table:table-cell>
          <table:table-cell table:formula="of:=CONCATENATE([.H213];&quot;, &quot;;[.C213];&quot;, &quot;;[.B213])" office:value-type="string" office:string-value="213, TK, Tokelau" calcext:value-type="string">
            <text:p>213, TK, Tokela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onga" xlink:type="simple">Tonga</text:a></text:p>
          </table:table-cell>
          <table:table-cell table:style-name="ce2" office:value-type="string" calcext:value-type="string">
            <text:p>Tonga</text:p>
          </table:table-cell>
          <table:table-cell table:style-name="ce3" office:value-type="string" calcext:value-type="string">
            <text:p><text:a xlink:href="https://pl.wikipedia.org/wiki/ISO_3166-1_alfa-2#TO" xlink:type="simple">TO</text:a></text:p>
          </table:table-cell>
          <table:table-cell table:style-name="ce4" office:value-type="string" calcext:value-type="string">
            <text:p>TON</text:p>
          </table:table-cell>
          <table:table-cell table:style-name="ce4" office:value-type="float" office:value="776" calcext:value-type="float">
            <text:p>776</text:p>
          </table:table-cell>
          <table:table-cell table:style-name="ce5" office:value-type="string" calcext:value-type="string">
            <text:p><text:a xlink:href="https://pl.wikipedia.org/wiki/ISO_3166-2:TO" xlink:type="simple">ISO 3166-2:TO</text:a></text:p>
          </table:table-cell>
          <table:table-cell/>
          <table:table-cell table:style-name="ce7" office:value-type="float" office:value="214" calcext:value-type="float">
            <text:p>214</text:p>
          </table:table-cell>
          <table:table-cell table:formula="of:=CONCATENATE([.H214];&quot;, &quot;;[.C214];&quot;, &quot;;[.B214])" office:value-type="string" office:string-value="214, TO, Tonga" calcext:value-type="string">
            <text:p>214, TO, Ton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rynidad_i_Tobago" xlink:type="simple">Trynidad i Tobago</text:a></text:p>
          </table:table-cell>
          <table:table-cell table:style-name="ce2" office:value-type="string" calcext:value-type="string">
            <text:p>Trinidad and Tobago</text:p>
          </table:table-cell>
          <table:table-cell table:style-name="ce3" office:value-type="string" calcext:value-type="string">
            <text:p><text:a xlink:href="https://pl.wikipedia.org/wiki/ISO_3166-1_alfa-2#TT" xlink:type="simple">TT</text:a></text:p>
          </table:table-cell>
          <table:table-cell table:style-name="ce4" office:value-type="string" calcext:value-type="string">
            <text:p>TTO</text:p>
          </table:table-cell>
          <table:table-cell table:style-name="ce4" office:value-type="float" office:value="780" calcext:value-type="float">
            <text:p>780</text:p>
          </table:table-cell>
          <table:table-cell table:style-name="ce6" office:value-type="string" calcext:value-type="string">
            <text:p><text:a xlink:href="https://pl.wikipedia.org/w/index.php?title=ISO_3166-2:TT&amp;action=edit&amp;redlink=1" xlink:type="simple">ISO 3166-2:TT</text:a></text:p>
          </table:table-cell>
          <table:table-cell/>
          <table:table-cell table:style-name="ce7" office:value-type="float" office:value="215" calcext:value-type="float">
            <text:p>215</text:p>
          </table:table-cell>
          <table:table-cell table:formula="of:=CONCATENATE([.H215];&quot;, &quot;;[.C215];&quot;, &quot;;[.B215])" office:value-type="string" office:string-value="215, TT, Trinidad and Tobago" calcext:value-type="string">
            <text:p>215, TT, Trinidad and Tobag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unezja" xlink:type="simple">Tunezja</text:a></text:p>
          </table:table-cell>
          <table:table-cell table:style-name="ce2" office:value-type="string" calcext:value-type="string">
            <text:p>Tunisia</text:p>
          </table:table-cell>
          <table:table-cell table:style-name="ce3" office:value-type="string" calcext:value-type="string">
            <text:p><text:a xlink:href="https://pl.wikipedia.org/wiki/ISO_3166-1_alfa-2#TN" xlink:type="simple">TN</text:a>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float" office:value="788" calcext:value-type="float">
            <text:p>788</text:p>
          </table:table-cell>
          <table:table-cell table:style-name="ce6" office:value-type="string" calcext:value-type="string">
            <text:p><text:a xlink:href="https://pl.wikipedia.org/w/index.php?title=ISO_3166-2:TN&amp;action=edit&amp;redlink=1" xlink:type="simple">ISO 3166-2:TN</text:a></text:p>
          </table:table-cell>
          <table:table-cell/>
          <table:table-cell table:style-name="ce7" office:value-type="float" office:value="216" calcext:value-type="float">
            <text:p>216</text:p>
          </table:table-cell>
          <table:table-cell table:formula="of:=CONCATENATE([.H216];&quot;, &quot;;[.C216];&quot;, &quot;;[.B216])" office:value-type="string" office:string-value="216, TN, Tunisia" calcext:value-type="string">
            <text:p>216, TN, Tunis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urcja" xlink:type="simple">Turcja</text:a></text:p>
          </table:table-cell>
          <table:table-cell table:style-name="ce2" office:value-type="string" calcext:value-type="string">
            <text:p>Turkey</text:p>
          </table:table-cell>
          <table:table-cell table:style-name="ce3" office:value-type="string" calcext:value-type="string">
            <text:p><text:a xlink:href="https://pl.wikipedia.org/wiki/ISO_3166-1_alfa-2#TR" xlink:type="simple">TR</text:a>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float" office:value="792" calcext:value-type="float">
            <text:p>792</text:p>
          </table:table-cell>
          <table:table-cell table:style-name="ce6" office:value-type="string" calcext:value-type="string">
            <text:p><text:a xlink:href="https://pl.wikipedia.org/w/index.php?title=ISO_3166-2:TR&amp;action=edit&amp;redlink=1" xlink:type="simple">ISO 3166-2:TR</text:a></text:p>
          </table:table-cell>
          <table:table-cell/>
          <table:table-cell table:style-name="ce7" office:value-type="float" office:value="217" calcext:value-type="float">
            <text:p>217</text:p>
          </table:table-cell>
          <table:table-cell table:formula="of:=CONCATENATE([.H217];&quot;, &quot;;[.C217];&quot;, &quot;;[.B217])" office:value-type="string" office:string-value="217, TR, Turkey" calcext:value-type="string">
            <text:p>217, TR, Turke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urkmenistan" xlink:type="simple">Turkmenistan</text:a></text:p>
          </table:table-cell>
          <table:table-cell table:style-name="ce2" office:value-type="string" calcext:value-type="string">
            <text:p>Turkmenistan</text:p>
          </table:table-cell>
          <table:table-cell table:style-name="ce3" office:value-type="string" calcext:value-type="string">
            <text:p><text:a xlink:href="https://pl.wikipedia.org/wiki/ISO_3166-1_alfa-2#TM" xlink:type="simple">TM</text:a></text:p>
          </table:table-cell>
          <table:table-cell table:style-name="ce4" office:value-type="string" calcext:value-type="string">
            <text:p>TKM</text:p>
          </table:table-cell>
          <table:table-cell table:style-name="ce4" office:value-type="float" office:value="795" calcext:value-type="float">
            <text:p>795</text:p>
          </table:table-cell>
          <table:table-cell table:style-name="ce5" office:value-type="string" calcext:value-type="string">
            <text:p><text:a xlink:href="https://pl.wikipedia.org/wiki/ISO_3166-2:TM" xlink:type="simple">ISO 3166-2:TM</text:a></text:p>
          </table:table-cell>
          <table:table-cell/>
          <table:table-cell table:style-name="ce7" office:value-type="float" office:value="218" calcext:value-type="float">
            <text:p>218</text:p>
          </table:table-cell>
          <table:table-cell table:formula="of:=CONCATENATE([.H218];&quot;, &quot;;[.C218];&quot;, &quot;;[.B218])" office:value-type="string" office:string-value="218, TM, Turkmenistan" calcext:value-type="string">
            <text:p>218, TM, Turkmeni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urks_i_Caicos" xlink:type="simple">Turks i Caicos</text:a></text:p>
          </table:table-cell>
          <table:table-cell table:style-name="ce2" office:value-type="string" calcext:value-type="string">
            <text:p>Turks and Caicos Islands</text:p>
          </table:table-cell>
          <table:table-cell table:style-name="ce3" office:value-type="string" calcext:value-type="string">
            <text:p><text:a xlink:href="https://pl.wikipedia.org/wiki/ISO_3166-1_alfa-2#TC" xlink:type="simple">TC</text:a></text:p>
          </table:table-cell>
          <table:table-cell table:style-name="ce4" office:value-type="string" calcext:value-type="string">
            <text:p>TCA</text:p>
          </table:table-cell>
          <table:table-cell table:style-name="ce4" office:value-type="float" office:value="796" calcext:value-type="float">
            <text:p>796</text:p>
          </table:table-cell>
          <table:table-cell table:style-name="ce5" office:value-type="string" calcext:value-type="string">
            <text:p><text:a xlink:href="https://pl.wikipedia.org/wiki/ISO_3166-2:TC" xlink:type="simple">ISO 3166-2:TC</text:a></text:p>
          </table:table-cell>
          <table:table-cell/>
          <table:table-cell table:style-name="ce7" office:value-type="float" office:value="219" calcext:value-type="float">
            <text:p>219</text:p>
          </table:table-cell>
          <table:table-cell table:formula="of:=CONCATENATE([.H219];&quot;, &quot;;[.C219];&quot;, &quot;;[.B219])" office:value-type="string" office:string-value="219, TC, Turks and Caicos Islands" calcext:value-type="string">
            <text:p>219, TC, Turks and Caicos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Tuvalu" xlink:type="simple">Tuvalu</text:a></text:p>
          </table:table-cell>
          <table:table-cell table:style-name="ce2" office:value-type="string" calcext:value-type="string">
            <text:p>Tuvalu</text:p>
          </table:table-cell>
          <table:table-cell table:style-name="ce3" office:value-type="string" calcext:value-type="string">
            <text:p><text:a xlink:href="https://pl.wikipedia.org/wiki/ISO_3166-1_alfa-2#TV" xlink:type="simple">TV</text:a></text:p>
          </table:table-cell>
          <table:table-cell table:style-name="ce4" office:value-type="string" calcext:value-type="string">
            <text:p>TUV</text:p>
          </table:table-cell>
          <table:table-cell table:style-name="ce4" office:value-type="float" office:value="798" calcext:value-type="float">
            <text:p>798</text:p>
          </table:table-cell>
          <table:table-cell table:style-name="ce5" office:value-type="string" calcext:value-type="string">
            <text:p><text:a xlink:href="https://pl.wikipedia.org/wiki/ISO_3166-2:TV" xlink:type="simple">ISO 3166-2:TV</text:a></text:p>
          </table:table-cell>
          <table:table-cell/>
          <table:table-cell table:style-name="ce7" office:value-type="float" office:value="220" calcext:value-type="float">
            <text:p>220</text:p>
          </table:table-cell>
          <table:table-cell table:formula="of:=CONCATENATE([.H220];&quot;, &quot;;[.C220];&quot;, &quot;;[.B220])" office:value-type="string" office:string-value="220, TV, Tuvalu" calcext:value-type="string">
            <text:p>220, TV, Tuval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Uganda" xlink:type="simple">Uganda</text:a></text:p>
          </table:table-cell>
          <table:table-cell table:style-name="ce2" office:value-type="string" calcext:value-type="string">
            <text:p>Uganda</text:p>
          </table:table-cell>
          <table:table-cell table:style-name="ce3" office:value-type="string" calcext:value-type="string">
            <text:p><text:a xlink:href="https://pl.wikipedia.org/wiki/ISO_3166-1_alfa-2#UG" xlink:type="simple">UG</text:a></text:p>
          </table:table-cell>
          <table:table-cell table:style-name="ce4" office:value-type="string" calcext:value-type="string">
            <text:p>UGA</text:p>
          </table:table-cell>
          <table:table-cell table:style-name="ce4" office:value-type="float" office:value="800" calcext:value-type="float">
            <text:p>800</text:p>
          </table:table-cell>
          <table:table-cell table:style-name="ce6" office:value-type="string" calcext:value-type="string">
            <text:p><text:a xlink:href="https://pl.wikipedia.org/w/index.php?title=ISO_3166-2:UG&amp;action=edit&amp;redlink=1" xlink:type="simple">ISO 3166-2:UG</text:a></text:p>
          </table:table-cell>
          <table:table-cell/>
          <table:table-cell table:style-name="ce7" office:value-type="float" office:value="221" calcext:value-type="float">
            <text:p>221</text:p>
          </table:table-cell>
          <table:table-cell table:formula="of:=CONCATENATE([.H221];&quot;, &quot;;[.C221];&quot;, &quot;;[.B221])" office:value-type="string" office:string-value="221, UG, Uganda" calcext:value-type="string">
            <text:p>221, UG, Ugand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Ukraina" xlink:type="simple">Ukraina</text:a></text:p>
          </table:table-cell>
          <table:table-cell table:style-name="ce2" office:value-type="string" calcext:value-type="string">
            <text:p>Ukraine</text:p>
          </table:table-cell>
          <table:table-cell table:style-name="ce3" office:value-type="string" calcext:value-type="string">
            <text:p><text:a xlink:href="https://pl.wikipedia.org/wiki/ISO_3166-1_alfa-2#UA" xlink:type="simple">UA</text:a></text:p>
          </table:table-cell>
          <table:table-cell table:style-name="ce4" office:value-type="string" calcext:value-type="string">
            <text:p>UKR</text:p>
          </table:table-cell>
          <table:table-cell table:style-name="ce4" office:value-type="float" office:value="804" calcext:value-type="float">
            <text:p>804</text:p>
          </table:table-cell>
          <table:table-cell table:style-name="ce5" office:value-type="string" calcext:value-type="string">
            <text:p><text:a xlink:href="https://pl.wikipedia.org/wiki/ISO_3166-2:UA" xlink:type="simple">ISO 3166-2:UA</text:a></text:p>
          </table:table-cell>
          <table:table-cell/>
          <table:table-cell table:style-name="ce7" office:value-type="float" office:value="222" calcext:value-type="float">
            <text:p>222</text:p>
          </table:table-cell>
          <table:table-cell table:formula="of:=CONCATENATE([.H222];&quot;, &quot;;[.C222];&quot;, &quot;;[.B222])" office:value-type="string" office:string-value="222, UA, Ukraine" calcext:value-type="string">
            <text:p>222, UA, Ukrain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Urugwaj" xlink:type="simple">Urugwaj</text:a></text:p>
          </table:table-cell>
          <table:table-cell table:style-name="ce2" office:value-type="string" calcext:value-type="string">
            <text:p>Uruguay</text:p>
          </table:table-cell>
          <table:table-cell table:style-name="ce3" office:value-type="string" calcext:value-type="string">
            <text:p><text:a xlink:href="https://pl.wikipedia.org/wiki/ISO_3166-1_alfa-2#UY" xlink:type="simple">UY</text:a></text:p>
          </table:table-cell>
          <table:table-cell table:style-name="ce4" office:value-type="string" calcext:value-type="string">
            <text:p>URY</text:p>
          </table:table-cell>
          <table:table-cell table:style-name="ce4" office:value-type="float" office:value="858" calcext:value-type="float">
            <text:p>858</text:p>
          </table:table-cell>
          <table:table-cell table:style-name="ce6" office:value-type="string" calcext:value-type="string">
            <text:p><text:a xlink:href="https://pl.wikipedia.org/w/index.php?title=ISO_3166-2:UY&amp;action=edit&amp;redlink=1" xlink:type="simple">ISO 3166-2:UY</text:a></text:p>
          </table:table-cell>
          <table:table-cell/>
          <table:table-cell table:style-name="ce7" office:value-type="float" office:value="223" calcext:value-type="float">
            <text:p>223</text:p>
          </table:table-cell>
          <table:table-cell table:formula="of:=CONCATENATE([.H223];&quot;, &quot;;[.C223];&quot;, &quot;;[.B223])" office:value-type="string" office:string-value="223, UY, Uruguay" calcext:value-type="string">
            <text:p>223, UY, Urugua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Uzbekistan" xlink:type="simple">Uzbekistan</text:a></text:p>
          </table:table-cell>
          <table:table-cell table:style-name="ce2" office:value-type="string" calcext:value-type="string">
            <text:p>Uzbekistan</text:p>
          </table:table-cell>
          <table:table-cell table:style-name="ce3" office:value-type="string" calcext:value-type="string">
            <text:p><text:a xlink:href="https://pl.wikipedia.org/wiki/ISO_3166-1_alfa-2#UZ" xlink:type="simple">UZ</text:a></text:p>
          </table:table-cell>
          <table:table-cell table:style-name="ce4" office:value-type="string" calcext:value-type="string">
            <text:p>UZB</text:p>
          </table:table-cell>
          <table:table-cell table:style-name="ce4" office:value-type="float" office:value="860" calcext:value-type="float">
            <text:p>860</text:p>
          </table:table-cell>
          <table:table-cell table:style-name="ce6" office:value-type="string" calcext:value-type="string">
            <text:p><text:a xlink:href="https://pl.wikipedia.org/w/index.php?title=ISO_3166-2:UZ&amp;action=edit&amp;redlink=1" xlink:type="simple">ISO 3166-2:UZ</text:a></text:p>
          </table:table-cell>
          <table:table-cell/>
          <table:table-cell table:style-name="ce7" office:value-type="float" office:value="224" calcext:value-type="float">
            <text:p>224</text:p>
          </table:table-cell>
          <table:table-cell table:formula="of:=CONCATENATE([.H224];&quot;, &quot;;[.C224];&quot;, &quot;;[.B224])" office:value-type="string" office:string-value="224, UZ, Uzbekistan" calcext:value-type="string">
            <text:p>224, UZ, Uzbekist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Vanuatu" xlink:type="simple">Vanuatu</text:a></text:p>
          </table:table-cell>
          <table:table-cell table:style-name="ce2" office:value-type="string" calcext:value-type="string">
            <text:p>Vanuatu</text:p>
          </table:table-cell>
          <table:table-cell table:style-name="ce3" office:value-type="string" calcext:value-type="string">
            <text:p><text:a xlink:href="https://pl.wikipedia.org/wiki/ISO_3166-1_alfa-2#VU" xlink:type="simple">VU</text:a></text:p>
          </table:table-cell>
          <table:table-cell table:style-name="ce4" office:value-type="string" calcext:value-type="string">
            <text:p>VUT</text:p>
          </table:table-cell>
          <table:table-cell table:style-name="ce4" office:value-type="float" office:value="548" calcext:value-type="float">
            <text:p>548</text:p>
          </table:table-cell>
          <table:table-cell table:style-name="ce5" office:value-type="string" calcext:value-type="string">
            <text:p><text:a xlink:href="https://pl.wikipedia.org/wiki/ISO_3166-2:VU" xlink:type="simple">ISO 3166-2:VU</text:a>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formula="of:=CONCATENATE([.H225];&quot;, &quot;;[.C225];&quot;, &quot;;[.B225])" office:value-type="string" office:string-value="225, VU, Vanuatu" calcext:value-type="string">
            <text:p>225, VU, Vanuat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allis_i_Futuna" xlink:type="simple">Wallis i Futuna</text:a></text:p>
          </table:table-cell>
          <table:table-cell table:style-name="ce2" office:value-type="string" calcext:value-type="string">
            <text:p>Wallis and Futuna</text:p>
          </table:table-cell>
          <table:table-cell table:style-name="ce3" office:value-type="string" calcext:value-type="string">
            <text:p><text:a xlink:href="https://pl.wikipedia.org/wiki/ISO_3166-1_alfa-2#WF" xlink:type="simple">WF</text:a></text:p>
          </table:table-cell>
          <table:table-cell table:style-name="ce4" office:value-type="string" calcext:value-type="string">
            <text:p>WLF</text:p>
          </table:table-cell>
          <table:table-cell table:style-name="ce4" office:value-type="float" office:value="876" calcext:value-type="float">
            <text:p>876</text:p>
          </table:table-cell>
          <table:table-cell table:style-name="ce5" office:value-type="string" calcext:value-type="string">
            <text:p><text:a xlink:href="https://pl.wikipedia.org/wiki/ISO_3166-2:WF" xlink:type="simple">ISO 3166-2:WF</text:a></text:p>
          </table:table-cell>
          <table:table-cell/>
          <table:table-cell table:style-name="ce7" office:value-type="float" office:value="226" calcext:value-type="float">
            <text:p>226</text:p>
          </table:table-cell>
          <table:table-cell table:formula="of:=CONCATENATE([.H226];&quot;, &quot;;[.C226];&quot;, &quot;;[.B226])" office:value-type="string" office:string-value="226, WF, Wallis and Futuna" calcext:value-type="string">
            <text:p>226, WF, Wallis and Futu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atykan" xlink:type="simple">Watykan</text:a></text:p>
          </table:table-cell>
          <table:table-cell table:style-name="ce2" office:value-type="string" calcext:value-type="string">
            <text:p>Holy See (Vatican City State)</text:p>
          </table:table-cell>
          <table:table-cell table:style-name="ce3" office:value-type="string" calcext:value-type="string">
            <text:p><text:a xlink:href="https://pl.wikipedia.org/wiki/ISO_3166-1_alfa-2#VA" xlink:type="simple">VA</text:a></text:p>
          </table:table-cell>
          <table:table-cell table:style-name="ce4" office:value-type="string" calcext:value-type="string">
            <text:p>VAT</text:p>
          </table:table-cell>
          <table:table-cell table:style-name="ce4" office:value-type="float" office:value="336" calcext:value-type="float">
            <text:p>336</text:p>
          </table:table-cell>
          <table:table-cell table:style-name="ce6" office:value-type="string" calcext:value-type="string">
            <text:p><text:a xlink:href="https://pl.wikipedia.org/w/index.php?title=ISO_3166-2:VA&amp;action=edit&amp;redlink=1" xlink:type="simple">ISO 3166-2:VA</text:a></text:p>
          </table:table-cell>
          <table:table-cell/>
          <table:table-cell table:style-name="ce7" office:value-type="float" office:value="227" calcext:value-type="float">
            <text:p>227</text:p>
          </table:table-cell>
          <table:table-cell table:formula="of:=CONCATENATE([.H227];&quot;, &quot;;[.C227];&quot;, &quot;;[.B227])" office:value-type="string" office:string-value="227, VA, Holy See (Vatican City State)" calcext:value-type="string">
            <text:p>227, VA, Holy See (Vatican City Stat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enezuela" xlink:type="simple">Wenezuela</text:a></text:p>
          </table:table-cell>
          <table:table-cell table:style-name="ce2" office:value-type="string" calcext:value-type="string">
            <text:p>Venezuela, Bolivarian Republic of</text:p>
          </table:table-cell>
          <table:table-cell table:style-name="ce3" office:value-type="string" calcext:value-type="string">
            <text:p><text:a xlink:href="https://pl.wikipedia.org/wiki/ISO_3166-1_alfa-2#VE" xlink:type="simple">VE</text:a></text:p>
          </table:table-cell>
          <table:table-cell table:style-name="ce4" office:value-type="string" calcext:value-type="string">
            <text:p>VEN</text:p>
          </table:table-cell>
          <table:table-cell table:style-name="ce4" office:value-type="float" office:value="862" calcext:value-type="float">
            <text:p>862</text:p>
          </table:table-cell>
          <table:table-cell table:style-name="ce6" office:value-type="string" calcext:value-type="string">
            <text:p><text:a xlink:href="https://pl.wikipedia.org/w/index.php?title=ISO_3166-2:VE&amp;action=edit&amp;redlink=1" xlink:type="simple">ISO 3166-2:VE</text:a></text:p>
          </table:table-cell>
          <table:table-cell/>
          <table:table-cell table:style-name="ce7" office:value-type="float" office:value="228" calcext:value-type="float">
            <text:p>228</text:p>
          </table:table-cell>
          <table:table-cell table:formula="of:=CONCATENATE([.H228];&quot;, &quot;;[.C228];&quot;, &quot;;[.B228])" office:value-type="string" office:string-value="228, VE, Venezuela, Bolivarian Republic of" calcext:value-type="string">
            <text:p>228, VE, Venezuela, Bolivarian Republic of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ęgry" xlink:type="simple">Węgry</text:a></text:p>
          </table:table-cell>
          <table:table-cell table:style-name="ce2" office:value-type="string" calcext:value-type="string">
            <text:p>Hungary</text:p>
          </table:table-cell>
          <table:table-cell table:style-name="ce3" office:value-type="string" calcext:value-type="string">
            <text:p><text:a xlink:href="https://pl.wikipedia.org/wiki/ISO_3166-1_alfa-2#HU" xlink:type="simple">HU</text:a></text:p>
          </table:table-cell>
          <table:table-cell table:style-name="ce4" office:value-type="string" calcext:value-type="string">
            <text:p>HUN</text:p>
          </table:table-cell>
          <table:table-cell table:style-name="ce4" office:value-type="float" office:value="348" calcext:value-type="float">
            <text:p>348</text:p>
          </table:table-cell>
          <table:table-cell table:style-name="ce5" office:value-type="string" calcext:value-type="string">
            <text:p><text:a xlink:href="https://pl.wikipedia.org/wiki/ISO_3166-2:HU" xlink:type="simple">ISO 3166-2:HU</text:a></text:p>
          </table:table-cell>
          <table:table-cell/>
          <table:table-cell table:style-name="ce7" office:value-type="float" office:value="229" calcext:value-type="float">
            <text:p>229</text:p>
          </table:table-cell>
          <table:table-cell table:formula="of:=CONCATENATE([.H229];&quot;, &quot;;[.C229];&quot;, &quot;;[.B229])" office:value-type="string" office:string-value="229, HU, Hungary" calcext:value-type="string">
            <text:p>229, HU, Hungar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ielka_Brytania" xlink:type="simple">Wielka Brytania</text:a></text:p>
          </table:table-cell>
          <table:table-cell table:style-name="ce2" office:value-type="string" calcext:value-type="string">
            <text:p>United Kingdom</text:p>
          </table:table-cell>
          <table:table-cell table:style-name="ce3" office:value-type="string" calcext:value-type="string">
            <text:p><text:a xlink:href="https://pl.wikipedia.org/wiki/ISO_3166-1_alfa-2#GB" xlink:type="simple">GB</text:a></text:p>
          </table:table-cell>
          <table:table-cell table:style-name="ce4" office:value-type="string" calcext:value-type="string">
            <text:p>GBR</text:p>
          </table:table-cell>
          <table:table-cell table:style-name="ce4" office:value-type="float" office:value="826" calcext:value-type="float">
            <text:p>826</text:p>
          </table:table-cell>
          <table:table-cell table:style-name="ce6" office:value-type="string" calcext:value-type="string">
            <text:p><text:a xlink:href="https://pl.wikipedia.org/w/index.php?title=ISO_3166-2:GB&amp;action=edit&amp;redlink=1" xlink:type="simple">ISO 3166-2:GB</text:a></text:p>
          </table:table-cell>
          <table:table-cell/>
          <table:table-cell table:style-name="ce7" office:value-type="float" office:value="230" calcext:value-type="float">
            <text:p>230</text:p>
          </table:table-cell>
          <table:table-cell table:formula="of:=CONCATENATE([.H230];&quot;, &quot;;[.C230];&quot;, &quot;;[.B230])" office:value-type="string" office:string-value="230, GB, United Kingdom" calcext:value-type="string">
            <text:p>230, GB, United Kingdo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ietnam" xlink:type="simple">Wietnam</text:a></text:p>
          </table:table-cell>
          <table:table-cell table:style-name="ce2" office:value-type="string" calcext:value-type="string">
            <text:p>Viet Nam</text:p>
          </table:table-cell>
          <table:table-cell table:style-name="ce3" office:value-type="string" calcext:value-type="string">
            <text:p><text:a xlink:href="https://pl.wikipedia.org/wiki/ISO_3166-1_alfa-2#VN" xlink:type="simple">VN</text:a></text:p>
          </table:table-cell>
          <table:table-cell table:style-name="ce4" office:value-type="string" calcext:value-type="string">
            <text:p>VNM</text:p>
          </table:table-cell>
          <table:table-cell table:style-name="ce4" office:value-type="float" office:value="704" calcext:value-type="float">
            <text:p>704</text:p>
          </table:table-cell>
          <table:table-cell table:style-name="ce6" office:value-type="string" calcext:value-type="string">
            <text:p><text:a xlink:href="https://pl.wikipedia.org/w/index.php?title=ISO_3166-2:VN&amp;action=edit&amp;redlink=1" xlink:type="simple">ISO 3166-2:VN</text:a></text:p>
          </table:table-cell>
          <table:table-cell/>
          <table:table-cell table:style-name="ce7" office:value-type="float" office:value="231" calcext:value-type="float">
            <text:p>231</text:p>
          </table:table-cell>
          <table:table-cell table:formula="of:=CONCATENATE([.H231];&quot;, &quot;;[.C231];&quot;, &quot;;[.B231])" office:value-type="string" office:string-value="231, VN, Viet Nam" calcext:value-type="string">
            <text:p>231, VN, Viet Na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łochy" xlink:type="simple">Włochy</text:a></text:p>
          </table:table-cell>
          <table:table-cell table:style-name="ce2" office:value-type="string" calcext:value-type="string">
            <text:p>Italy</text:p>
          </table:table-cell>
          <table:table-cell table:style-name="ce3" office:value-type="string" calcext:value-type="string">
            <text:p><text:a xlink:href="https://pl.wikipedia.org/wiki/ISO_3166-1_alfa-2#IT" xlink:type="simple">IT</text:a></text:p>
          </table:table-cell>
          <table:table-cell table:style-name="ce4" office:value-type="string" calcext:value-type="string">
            <text:p>ITA</text:p>
          </table:table-cell>
          <table:table-cell table:style-name="ce4" office:value-type="float" office:value="380" calcext:value-type="float">
            <text:p>380</text:p>
          </table:table-cell>
          <table:table-cell table:style-name="ce6" office:value-type="string" calcext:value-type="string">
            <text:p><text:a xlink:href="https://pl.wikipedia.org/w/index.php?title=ISO_3166-2:IT&amp;action=edit&amp;redlink=1" xlink:type="simple">ISO 3166-2:IT</text:a></text:p>
          </table:table-cell>
          <table:table-cell/>
          <table:table-cell table:style-name="ce7" office:value-type="float" office:value="232" calcext:value-type="float">
            <text:p>232</text:p>
          </table:table-cell>
          <table:table-cell table:formula="of:=CONCATENATE([.H232];&quot;, &quot;;[.C232];&quot;, &quot;;[.B232])" office:value-type="string" office:string-value="232, IT, Italy" calcext:value-type="string">
            <text:p>232, IT, Ital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brzeże_Kości_Słoniowej" xlink:type="simple">Wybrzeże Kości Słoniowej</text:a></text:p>
          </table:table-cell>
          <table:table-cell table:style-name="ce2" office:value-type="string" calcext:value-type="string">
            <text:p>Côte d'Ivoire</text:p>
          </table:table-cell>
          <table:table-cell table:style-name="ce3" office:value-type="string" calcext:value-type="string">
            <text:p><text:a xlink:href="https://pl.wikipedia.org/wiki/ISO_3166-1_alfa-2#CI" xlink:type="simple">CI</text:a></text:p>
          </table:table-cell>
          <table:table-cell table:style-name="ce4" office:value-type="string" calcext:value-type="string">
            <text:p>CIV</text:p>
          </table:table-cell>
          <table:table-cell table:style-name="ce4" office:value-type="float" office:value="384" calcext:value-type="float">
            <text:p>384</text:p>
          </table:table-cell>
          <table:table-cell table:style-name="ce5" office:value-type="string" calcext:value-type="string">
            <text:p><text:a xlink:href="https://pl.wikipedia.org/wiki/ISO_3166-2:CI" xlink:type="simple">ISO 3166-2:CI</text:a>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formula="of:=CONCATENATE([.H233];&quot;, &quot;;[.C233];&quot;, &quot;;[.B233])" office:value-type="string" office:string-value="233, CI, Côte d'Ivoire" calcext:value-type="string">
            <text:p>233, CI, Côte d'Ivoir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a_Bouveta" xlink:type="simple">Wyspa Bouveta</text:a></text:p>
          </table:table-cell>
          <table:table-cell table:style-name="ce2" office:value-type="string" calcext:value-type="string">
            <text:p>Bouvet Island</text:p>
          </table:table-cell>
          <table:table-cell table:style-name="ce3" office:value-type="string" calcext:value-type="string">
            <text:p><text:a xlink:href="https://pl.wikipedia.org/wiki/ISO_3166-1_alfa-2#BV" xlink:type="simple">BV</text:a></text:p>
          </table:table-cell>
          <table:table-cell table:style-name="ce4" office:value-type="string" calcext:value-type="string">
            <text:p>BVT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string" calcext:value-type="string">
            <text:p><text:a xlink:href="https://pl.wikipedia.org/wiki/ISO_3166-2:BV" xlink:type="simple">ISO 3166-2:BV</text:a></text:p>
          </table:table-cell>
          <table:table-cell/>
          <table:table-cell table:style-name="ce7" office:value-type="float" office:value="234" calcext:value-type="float">
            <text:p>234</text:p>
          </table:table-cell>
          <table:table-cell table:formula="of:=CONCATENATE([.H234];&quot;, &quot;;[.C234];&quot;, &quot;;[.B234])" office:value-type="string" office:string-value="234, BV, Bouvet Island" calcext:value-type="string">
            <text:p>234, BV, Bouvet Is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a_Bożego_Narodzenia" xlink:type="simple">Wyspa Bożego Narodzenia</text:a></text:p>
          </table:table-cell>
          <table:table-cell table:style-name="ce2" office:value-type="string" calcext:value-type="string">
            <text:p>Christmas Island</text:p>
          </table:table-cell>
          <table:table-cell table:style-name="ce3" office:value-type="string" calcext:value-type="string">
            <text:p><text:a xlink:href="https://pl.wikipedia.org/wiki/ISO_3166-1_alfa-2#CX" xlink:type="simple">CX</text:a></text:p>
          </table:table-cell>
          <table:table-cell table:style-name="ce4" office:value-type="string" calcext:value-type="string">
            <text:p>CXR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string" calcext:value-type="string">
            <text:p><text:a xlink:href="https://pl.wikipedia.org/wiki/ISO_3166-2:CX" xlink:type="simple">ISO 3166-2:CX</text:a>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formula="of:=CONCATENATE([.H235];&quot;, &quot;;[.C235];&quot;, &quot;;[.B235])" office:value-type="string" office:string-value="235, CX, Christmas Island" calcext:value-type="string">
            <text:p>235, CX, Christmas Is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a_Man" xlink:type="simple">Wyspa Man</text:a></text:p>
          </table:table-cell>
          <table:table-cell table:style-name="ce2" office:value-type="string" calcext:value-type="string">
            <text:p>Isle of Man</text:p>
          </table:table-cell>
          <table:table-cell table:style-name="ce3" office:value-type="string" calcext:value-type="string">
            <text:p><text:a xlink:href="https://pl.wikipedia.org/wiki/ISO_3166-1_alfa-2#IM" xlink:type="simple">IM</text:a></text:p>
          </table:table-cell>
          <table:table-cell table:style-name="ce4" office:value-type="string" calcext:value-type="string">
            <text:p>IMN</text:p>
          </table:table-cell>
          <table:table-cell table:style-name="ce4" office:value-type="float" office:value="833" calcext:value-type="float">
            <text:p>833</text:p>
          </table:table-cell>
          <table:table-cell table:style-name="ce5" office:value-type="string" calcext:value-type="string">
            <text:p><text:a xlink:href="https://pl.wikipedia.org/wiki/ISO_3166-2:IM" xlink:type="simple">ISO 3166-2:IM</text:a></text:p>
          </table:table-cell>
          <table:table-cell/>
          <table:table-cell table:style-name="ce7" office:value-type="float" office:value="236" calcext:value-type="float">
            <text:p>236</text:p>
          </table:table-cell>
          <table:table-cell table:formula="of:=CONCATENATE([.H236];&quot;, &quot;;[.C236];&quot;, &quot;;[.B236])" office:value-type="string" office:string-value="236, IM, Isle of Man" calcext:value-type="string">
            <text:p>236, IM, Isle of Ma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a_Świętej_Heleny,_Wyspa_Wniebowstąpienia_i_Tristan_da_Cunha" xlink:type="simple">Wyspa Świętej Heleny, Wyspa Wniebowstąpienia i Tristan da Cunha</text:a></text:p>
          </table:table-cell>
          <table:table-cell table:style-name="ce2" office:value-type="string" calcext:value-type="string">
            <text:p>Saint Helena, Ascension and Tristan da Cunha</text:p>
          </table:table-cell>
          <table:table-cell table:style-name="ce3" office:value-type="string" calcext:value-type="string">
            <text:p><text:a xlink:href="https://pl.wikipedia.org/wiki/ISO_3166-1_alfa-2#SH" xlink:type="simple">SH</text:a></text:p>
          </table:table-cell>
          <table:table-cell table:style-name="ce4" office:value-type="string" calcext:value-type="string">
            <text:p>SHN</text:p>
          </table:table-cell>
          <table:table-cell table:style-name="ce4" office:value-type="float" office:value="654" calcext:value-type="float">
            <text:p>654</text:p>
          </table:table-cell>
          <table:table-cell table:style-name="ce5" office:value-type="string" calcext:value-type="string">
            <text:p><text:a xlink:href="https://pl.wikipedia.org/wiki/ISO_3166-2:SH" xlink:type="simple">ISO 3166-2:SH</text:a></text:p>
          </table:table-cell>
          <table:table-cell/>
          <table:table-cell table:style-name="ce7" office:value-type="float" office:value="237" calcext:value-type="float">
            <text:p>237</text:p>
          </table:table-cell>
          <table:table-cell table:formula="of:=CONCATENATE([.H237];&quot;, &quot;;[.C237];&quot;, &quot;;[.B237])" office:value-type="string" office:string-value="237, SH, Saint Helena, Ascension and Tristan da Cunha" calcext:value-type="string">
            <text:p>237, SH, Saint Helena, Ascension and Tristan da Cunh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Alandzkie" xlink:type="simple">Wyspy Alandzkie</text:a></text:p>
          </table:table-cell>
          <table:table-cell table:style-name="ce2" office:value-type="string" calcext:value-type="string">
            <text:p>Åland Islands</text:p>
          </table:table-cell>
          <table:table-cell table:style-name="ce3" office:value-type="string" calcext:value-type="string">
            <text:p><text:a xlink:href="https://pl.wikipedia.org/wiki/ISO_3166-1_alfa-2#AX" xlink:type="simple">AX</text:a></text:p>
          </table:table-cell>
          <table:table-cell table:style-name="ce4" office:value-type="string" calcext:value-type="string">
            <text:p>ALA</text:p>
          </table:table-cell>
          <table:table-cell table:style-name="ce4" office:value-type="float" office:value="248" calcext:value-type="float">
            <text:p>248</text:p>
          </table:table-cell>
          <table:table-cell table:style-name="ce5" office:value-type="string" calcext:value-type="string">
            <text:p><text:a xlink:href="https://pl.wikipedia.org/wiki/ISO_3166-2:AX" xlink:type="simple">ISO 3166-2:AX</text:a></text:p>
          </table:table-cell>
          <table:table-cell/>
          <table:table-cell table:style-name="ce7" office:value-type="float" office:value="238" calcext:value-type="float">
            <text:p>238</text:p>
          </table:table-cell>
          <table:table-cell table:formula="of:=CONCATENATE([.H238];&quot;, &quot;;[.C238];&quot;, &quot;;[.B238])" office:value-type="string" office:string-value="238, AX, Åland Islands" calcext:value-type="string">
            <text:p>238, AX, Åland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Cooka" xlink:type="simple">Wyspy Cooka</text:a></text:p>
          </table:table-cell>
          <table:table-cell table:style-name="ce2" office:value-type="string" calcext:value-type="string">
            <text:p>Cook Islands</text:p>
          </table:table-cell>
          <table:table-cell table:style-name="ce3" office:value-type="string" calcext:value-type="string">
            <text:p><text:a xlink:href="https://pl.wikipedia.org/wiki/ISO_3166-1_alfa-2#CK" xlink:type="simple">CK</text:a></text:p>
          </table:table-cell>
          <table:table-cell table:style-name="ce4" office:value-type="string" calcext:value-type="string">
            <text:p>COK</text:p>
          </table:table-cell>
          <table:table-cell table:style-name="ce4" office:value-type="float" office:value="184" calcext:value-type="float">
            <text:p>184</text:p>
          </table:table-cell>
          <table:table-cell table:style-name="ce5" office:value-type="string" calcext:value-type="string">
            <text:p><text:a xlink:href="https://pl.wikipedia.org/wiki/ISO_3166-2:CK" xlink:type="simple">ISO 3166-2:CK</text:a></text:p>
          </table:table-cell>
          <table:table-cell/>
          <table:table-cell table:style-name="ce7" office:value-type="float" office:value="239" calcext:value-type="float">
            <text:p>239</text:p>
          </table:table-cell>
          <table:table-cell table:formula="of:=CONCATENATE([.H239];&quot;, &quot;;[.C239];&quot;, &quot;;[.B239])" office:value-type="string" office:string-value="239, CK, Cook Islands" calcext:value-type="string">
            <text:p>239, CK, Cook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Dziewicze_Stanów_Zjednoczonych" xlink:type="simple">Wyspy Dziewicze Stanów Zjednoczonych</text:a></text:p>
          </table:table-cell>
          <table:table-cell table:style-name="ce2" office:value-type="string" calcext:value-type="string">
            <text:p>Virgin Islands, U.S.</text:p>
          </table:table-cell>
          <table:table-cell table:style-name="ce3" office:value-type="string" calcext:value-type="string">
            <text:p><text:a xlink:href="https://pl.wikipedia.org/wiki/ISO_3166-1_alfa-2#VI" xlink:type="simple">VI</text:a></text:p>
          </table:table-cell>
          <table:table-cell table:style-name="ce4" office:value-type="string" calcext:value-type="string">
            <text:p>VIR</text:p>
          </table:table-cell>
          <table:table-cell table:style-name="ce4" office:value-type="float" office:value="850" calcext:value-type="float">
            <text:p>850</text:p>
          </table:table-cell>
          <table:table-cell table:style-name="ce6" office:value-type="string" calcext:value-type="string">
            <text:p><text:a xlink:href="https://pl.wikipedia.org/w/index.php?title=ISO_3166-2:VI&amp;action=edit&amp;redlink=1" xlink:type="simple">ISO 3166-2:VI</text:a></text:p>
          </table:table-cell>
          <table:table-cell/>
          <table:table-cell table:style-name="ce7" office:value-type="float" office:value="240" calcext:value-type="float">
            <text:p>240</text:p>
          </table:table-cell>
          <table:table-cell table:formula="of:=CONCATENATE([.H240];&quot;, &quot;;[.C240];&quot;, &quot;;[.B240])" office:value-type="string" office:string-value="240, VI, Virgin Islands, U.S." calcext:value-type="string">
            <text:p>240, VI, Virgin Islands, U.S.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Heard_i_McDonalda" xlink:type="simple">Wyspy Heard i McDonalda</text:a></text:p>
          </table:table-cell>
          <table:table-cell table:style-name="ce2" office:value-type="string" calcext:value-type="string">
            <text:p>Heard Island and McDonald Islands</text:p>
          </table:table-cell>
          <table:table-cell table:style-name="ce3" office:value-type="string" calcext:value-type="string">
            <text:p><text:a xlink:href="https://pl.wikipedia.org/wiki/ISO_3166-1_alfa-2#HM" xlink:type="simple">HM</text:a></text:p>
          </table:table-cell>
          <table:table-cell table:style-name="ce4" office:value-type="string" calcext:value-type="string">
            <text:p>HMD</text:p>
          </table:table-cell>
          <table:table-cell table:style-name="ce4" office:value-type="float" office:value="334" calcext:value-type="float">
            <text:p>334</text:p>
          </table:table-cell>
          <table:table-cell table:style-name="ce5" office:value-type="string" calcext:value-type="string">
            <text:p><text:a xlink:href="https://pl.wikipedia.org/wiki/ISO_3166-2:HM" xlink:type="simple">ISO 3166-2:HM</text:a></text:p>
          </table:table-cell>
          <table:table-cell/>
          <table:table-cell table:style-name="ce7" office:value-type="float" office:value="241" calcext:value-type="float">
            <text:p>241</text:p>
          </table:table-cell>
          <table:table-cell table:formula="of:=CONCATENATE([.H241];&quot;, &quot;;[.C241];&quot;, &quot;;[.B241])" office:value-type="string" office:string-value="241, HM, Heard Island and McDonald Islands" calcext:value-type="string">
            <text:p>241, HM, Heard Island and McDonald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Kokosowe" xlink:type="simple">Wyspy Kokosowe</text:a></text:p>
          </table:table-cell>
          <table:table-cell table:style-name="ce2" office:value-type="string" calcext:value-type="string">
            <text:p>Cocos (Keeling) Islands</text:p>
          </table:table-cell>
          <table:table-cell table:style-name="ce3" office:value-type="string" calcext:value-type="string">
            <text:p><text:a xlink:href="https://pl.wikipedia.org/wiki/ISO_3166-1_alfa-2#CC" xlink:type="simple">CC</text:a></text:p>
          </table:table-cell>
          <table:table-cell table:style-name="ce4" office:value-type="string" calcext:value-type="string">
            <text:p>CCK</text:p>
          </table:table-cell>
          <table:table-cell table:style-name="ce4" office:value-type="float" office:value="166" calcext:value-type="float">
            <text:p>166</text:p>
          </table:table-cell>
          <table:table-cell table:style-name="ce5" office:value-type="string" calcext:value-type="string">
            <text:p><text:a xlink:href="https://pl.wikipedia.org/wiki/ISO_3166-2:CC" xlink:type="simple">ISO 3166-2:CC</text:a></text:p>
          </table:table-cell>
          <table:table-cell/>
          <table:table-cell table:style-name="ce7" office:value-type="float" office:value="242" calcext:value-type="float">
            <text:p>242</text:p>
          </table:table-cell>
          <table:table-cell table:formula="of:=CONCATENATE([.H242];&quot;, &quot;;[.C242];&quot;, &quot;;[.B242])" office:value-type="string" office:string-value="242, CC, Cocos (Keeling) Islands" calcext:value-type="string">
            <text:p>242, CC, Cocos (Keeling)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Marshalla" xlink:type="simple">Wyspy Marshalla</text:a></text:p>
          </table:table-cell>
          <table:table-cell table:style-name="ce2" office:value-type="string" calcext:value-type="string">
            <text:p>Marshall Islands</text:p>
          </table:table-cell>
          <table:table-cell table:style-name="ce3" office:value-type="string" calcext:value-type="string">
            <text:p><text:a xlink:href="https://pl.wikipedia.org/wiki/ISO_3166-1_alfa-2#MH" xlink:type="simple">MH</text:a></text:p>
          </table:table-cell>
          <table:table-cell table:style-name="ce4" office:value-type="string" calcext:value-type="string">
            <text:p>MHL</text:p>
          </table:table-cell>
          <table:table-cell table:style-name="ce4" office:value-type="float" office:value="584" calcext:value-type="float">
            <text:p>584</text:p>
          </table:table-cell>
          <table:table-cell table:style-name="ce6" office:value-type="string" calcext:value-type="string">
            <text:p><text:a xlink:href="https://pl.wikipedia.org/w/index.php?title=ISO_3166-2:MH&amp;action=edit&amp;redlink=1" xlink:type="simple">ISO 3166-2:MH</text:a></text:p>
          </table:table-cell>
          <table:table-cell/>
          <table:table-cell table:style-name="ce7" office:value-type="float" office:value="243" calcext:value-type="float">
            <text:p>243</text:p>
          </table:table-cell>
          <table:table-cell table:formula="of:=CONCATENATE([.H243];&quot;, &quot;;[.C243];&quot;, &quot;;[.B243])" office:value-type="string" office:string-value="243, MH, Marshall Islands" calcext:value-type="string">
            <text:p>243, MH, Marshall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Owcze" xlink:type="simple">Wyspy Owcze</text:a></text:p>
          </table:table-cell>
          <table:table-cell table:style-name="ce2" office:value-type="string" calcext:value-type="string">
            <text:p>Faroe Islands</text:p>
          </table:table-cell>
          <table:table-cell table:style-name="ce3" office:value-type="string" calcext:value-type="string">
            <text:p><text:a xlink:href="https://pl.wikipedia.org/wiki/ISO_3166-1_alfa-2#FO" xlink:type="simple">FO</text:a></text:p>
          </table:table-cell>
          <table:table-cell table:style-name="ce4" office:value-type="string" calcext:value-type="string">
            <text:p>FRO</text:p>
          </table:table-cell>
          <table:table-cell table:style-name="ce4" office:value-type="float" office:value="234" calcext:value-type="float">
            <text:p>234</text:p>
          </table:table-cell>
          <table:table-cell table:style-name="ce5" office:value-type="string" calcext:value-type="string">
            <text:p><text:a xlink:href="https://pl.wikipedia.org/wiki/ISO_3166-2:FO" xlink:type="simple">ISO 3166-2:FO</text:a></text:p>
          </table:table-cell>
          <table:table-cell/>
          <table:table-cell table:style-name="ce7" office:value-type="float" office:value="244" calcext:value-type="float">
            <text:p>244</text:p>
          </table:table-cell>
          <table:table-cell table:formula="of:=CONCATENATE([.H244];&quot;, &quot;;[.C244];&quot;, &quot;;[.B244])" office:value-type="string" office:string-value="244, FO, Faroe Islands" calcext:value-type="string">
            <text:p>244, FO, Faroe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Salomona" xlink:type="simple">Wyspy Salomona</text:a></text:p>
          </table:table-cell>
          <table:table-cell table:style-name="ce2" office:value-type="string" calcext:value-type="string">
            <text:p>Solomon Islands</text:p>
          </table:table-cell>
          <table:table-cell table:style-name="ce3" office:value-type="string" calcext:value-type="string">
            <text:p><text:a xlink:href="https://pl.wikipedia.org/wiki/ISO_3166-1_alfa-2#SB" xlink:type="simple">SB</text:a></text:p>
          </table:table-cell>
          <table:table-cell table:style-name="ce4" office:value-type="string" calcext:value-type="string">
            <text:p>SLB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<text:a xlink:href="https://pl.wikipedia.org/w/index.php?title=ISO_3166-2:SB&amp;action=edit&amp;redlink=1" xlink:type="simple">ISO 3166-2:SB</text:a></text:p>
          </table:table-cell>
          <table:table-cell/>
          <table:table-cell table:style-name="ce7" office:value-type="float" office:value="245" calcext:value-type="float">
            <text:p>245</text:p>
          </table:table-cell>
          <table:table-cell table:formula="of:=CONCATENATE([.H245];&quot;, &quot;;[.C245];&quot;, &quot;;[.B245])" office:value-type="string" office:string-value="245, SB, Solomon Islands" calcext:value-type="string">
            <text:p>245, SB, Solomon Island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Wyspy_Świętego_Tomasza_i_Książęca" xlink:type="simple">Wyspy Świętego Tomasza i Książęca</text:a></text:p>
          </table:table-cell>
          <table:table-cell table:style-name="ce2" office:value-type="string" calcext:value-type="string">
            <text:p>Sao Tome and Principe</text:p>
          </table:table-cell>
          <table:table-cell table:style-name="ce3" office:value-type="string" calcext:value-type="string">
            <text:p><text:a xlink:href="https://pl.wikipedia.org/wiki/ISO_3166-1_alfa-2#ST" xlink:type="simple">ST</text:a></text:p>
          </table:table-cell>
          <table:table-cell table:style-name="ce4" office:value-type="string" calcext:value-type="string">
            <text:p>STP</text:p>
          </table:table-cell>
          <table:table-cell table:style-name="ce4" office:value-type="float" office:value="678" calcext:value-type="float">
            <text:p>678</text:p>
          </table:table-cell>
          <table:table-cell table:style-name="ce5" office:value-type="string" calcext:value-type="string">
            <text:p><text:a xlink:href="https://pl.wikipedia.org/wiki/ISO_3166-2:ST" xlink:type="simple">ISO 3166-2:ST</text:a></text:p>
          </table:table-cell>
          <table:table-cell/>
          <table:table-cell table:style-name="ce7" office:value-type="float" office:value="246" calcext:value-type="float">
            <text:p>246</text:p>
          </table:table-cell>
          <table:table-cell table:formula="of:=CONCATENATE([.H246];&quot;, &quot;;[.C246];&quot;, &quot;;[.B246])" office:value-type="string" office:string-value="246, ST, Sao Tome and Principe" calcext:value-type="string">
            <text:p>246, ST, Sao Tome and Princip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Zambia" xlink:type="simple">Zambia</text:a></text:p>
          </table:table-cell>
          <table:table-cell table:style-name="ce2" office:value-type="string" calcext:value-type="string">
            <text:p>Zambia</text:p>
          </table:table-cell>
          <table:table-cell table:style-name="ce3" office:value-type="string" calcext:value-type="string">
            <text:p><text:a xlink:href="https://pl.wikipedia.org/wiki/ISO_3166-1_alfa-2#ZM" xlink:type="simple">ZM</text:a></text:p>
          </table:table-cell>
          <table:table-cell table:style-name="ce4" office:value-type="string" calcext:value-type="string">
            <text:p>ZMB</text:p>
          </table:table-cell>
          <table:table-cell table:style-name="ce4" office:value-type="float" office:value="894" calcext:value-type="float">
            <text:p>894</text:p>
          </table:table-cell>
          <table:table-cell table:style-name="ce6" office:value-type="string" calcext:value-type="string">
            <text:p><text:a xlink:href="https://pl.wikipedia.org/w/index.php?title=ISO_3166-2:ZM&amp;action=edit&amp;redlink=1" xlink:type="simple">ISO 3166-2:ZM</text:a></text:p>
          </table:table-cell>
          <table:table-cell/>
          <table:table-cell table:style-name="ce7" office:value-type="float" office:value="247" calcext:value-type="float">
            <text:p>247</text:p>
          </table:table-cell>
          <table:table-cell table:formula="of:=CONCATENATE([.H247];&quot;, &quot;;[.C247];&quot;, &quot;;[.B247])" office:value-type="string" office:string-value="247, ZM, Zambia" calcext:value-type="string">
            <text:p>247, ZM, Zamb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Zimbabwe" xlink:type="simple">Zimbabwe</text:a></text:p>
          </table:table-cell>
          <table:table-cell table:style-name="ce2" office:value-type="string" calcext:value-type="string">
            <text:p>Zimbabwe</text:p>
          </table:table-cell>
          <table:table-cell table:style-name="ce3" office:value-type="string" calcext:value-type="string">
            <text:p><text:a xlink:href="https://pl.wikipedia.org/wiki/ISO_3166-1_alfa-2#ZW" xlink:type="simple">ZW</text:a></text:p>
          </table:table-cell>
          <table:table-cell table:style-name="ce4" office:value-type="string" calcext:value-type="string">
            <text:p>ZWE</text:p>
          </table:table-cell>
          <table:table-cell table:style-name="ce4" office:value-type="float" office:value="716" calcext:value-type="float">
            <text:p>716</text:p>
          </table:table-cell>
          <table:table-cell table:style-name="ce6" office:value-type="string" calcext:value-type="string">
            <text:p><text:a xlink:href="https://pl.wikipedia.org/w/index.php?title=ISO_3166-2:ZW&amp;action=edit&amp;redlink=1" xlink:type="simple">ISO 3166-2:ZW</text:a></text:p>
          </table:table-cell>
          <table:table-cell/>
          <table:table-cell table:style-name="ce7" office:value-type="float" office:value="248" calcext:value-type="float">
            <text:p>248</text:p>
          </table:table-cell>
          <table:table-cell table:formula="of:=CONCATENATE([.H248];&quot;, &quot;;[.C248];&quot;, &quot;;[.B248])" office:value-type="string" office:string-value="248, ZW, Zimbabwe" calcext:value-type="string">
            <text:p>248, ZW, Zimbabw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pl.wikipedia.org/wiki/Zjednoczone_Emiraty_Arabskie" xlink:type="simple">Zjednoczone Emiraty Arabskie</text:a></text:p>
          </table:table-cell>
          <table:table-cell table:style-name="ce2" office:value-type="string" calcext:value-type="string">
            <text:p>United Arab Emirates</text:p>
          </table:table-cell>
          <table:table-cell table:style-name="ce3" office:value-type="string" calcext:value-type="string">
            <text:p><text:a xlink:href="https://pl.wikipedia.org/wiki/ISO_3166-1_alfa-2#AE" xlink:type="simple">AE</text:a></text:p>
          </table:table-cell>
          <table:table-cell table:style-name="ce4" office:value-type="string" calcext:value-type="string">
            <text:p>ARE</text:p>
          </table:table-cell>
          <table:table-cell table:style-name="ce4" office:value-type="float" office:value="784" calcext:value-type="float">
            <text:p>784</text:p>
          </table:table-cell>
          <table:table-cell table:style-name="ce5" office:value-type="string" calcext:value-type="string">
            <text:p><text:a xlink:href="https://pl.wikipedia.org/wiki/ISO_3166-2:AE" xlink:type="simple">ISO 3166-2:AE</text:a></text:p>
          </table:table-cell>
          <table:table-cell/>
          <table:table-cell table:style-name="ce7" office:value-type="float" office:value="249" calcext:value-type="float">
            <text:p>249</text:p>
          </table:table-cell>
          <table:table-cell table:formula="of:=CONCATENATE([.H249];&quot;, &quot;;[.C249];&quot;, &quot;;[.B249])" office:value-type="string" office:string-value="249, AE, United Arab Emirates" calcext:value-type="string">
            <text:p>249, AE, United Arab Emirates</text:p>
          </table:table-cell>
          <table:table-cell table:number-columns-repeated="1015"/>
        </table:table-row>
        <table:table-row table:style-name="ro2" table:number-rows-repeated="10483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Sans-serif" svg:font-family="Sans-serif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.00.0000</text:date>, <text:time style:data-style-name="N2" text:time-value="11:19:29.017734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4-21T11:22:45.540792382</dc:date>
    <meta:editing-duration>PT3M16S</meta:editing-duration>
    <meta:editing-cycles>1</meta:editing-cycles>
    <meta:document-statistic meta:table-count="1" meta:cell-count="1992" meta:object-count="0"/>
  </office:meta>
</office:document-meta>
</file>